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7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15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4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3.46604166666667cm" style:use-optimal-column-width="true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5.87375cm" style:use-optimal-column-width="true"/>
    </style:style>
    <style:style style:name="co6" style:family="table-column">
      <style:table-column-properties fo:break-before="auto" style:column-width="4.445cm" style:use-optimal-column-width="true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2.54cm" style:use-optimal-column-width="true"/>
    </style:style>
    <style:style style:name="co10" style:family="table-column">
      <style:table-column-properties fo:break-before="auto" style:column-width="3.307291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1"/>
        <table:table-column table:style-name="co2" table:number-columns-repeated="7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3" table:default-cell-style-name="ce9"/>
        <table:table-column table:style-name="co8" table:number-columns-repeated="2" table:default-cell-style-name="ce9"/>
        <table:table-column table:style-name="co2" table:number-columns-repeated="3" table:default-cell-style-name="ce9"/>
        <table:table-column table:style-name="co9" table:default-cell-style-name="ce9"/>
        <table:table-column table:style-name="co2" table:number-columns-repeated="1011" table:default-cell-style-name="ce9"/>
        <table:table-column table:style-name="co1" table:number-columns-repeated="15352" table:default-cell-style-name="ce11"/>
        <table:table-row table:style-name="ro1">
          <table:table-cell table:number-columns-repeated="16384"/>
        </table:table-row>
        <table:table-row table:style-name="ro2">
          <table:table-cell/>
          <table:table-cell table:style-name="ce17"/>
          <table:table-cell office:value-type="string" table:style-name="ce18">
            <text:p>simulacao</text:p>
          </table:table-cell>
          <table:table-cell office:value-type="string" table:style-name="ce18">
            <text:p>particula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rhop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wc experimental</text:p>
          </table:table-cell>
          <table:table-cell office:value-type="string" table:style-name="ce18">
            <text:p>Fr</text:p>
          </table:table-cell>
          <table:table-cell office:value-type="string" table:style-name="ce18">
            <text:p>wc estimado Rose e Sullivan</text:p>
          </table:table-cell>
          <table:table-cell office:value-type="string" table:style-name="ce18">
            <text:p>wc estimado Brandao</text:p>
          </table:table-cell>
          <table:table-cell office:value-type="string" table:style-name="ce18">
            <text:p>wc numerico</text:p>
          </table:table-cell>
          <table:table-cell office:value-type="string" table:style-name="ce18">
            <text:p>erro Rose</text:p>
          </table:table-cell>
          <table:table-cell office:value-type="string" table:style-name="ce18">
            <text:p>erro Brandao</text:p>
          </table:table-cell>
          <table:table-cell office:value-type="string" table:style-name="ce18">
            <text:p>vp (m/s)</text:p>
          </table:table-cell>
          <table:table-cell office:value-type="string" table:style-name="ce18">
            <text:p>Frp</text:p>
          </table:table-cell>
          <table:table-cell office:value-type="string" table:style-name="ce18">
            <text:p>dados</text:p>
          </table:table-cell>
          <table:table-cell office:value-type="string" table:style-name="ce18">
            <text:p>analise</text:p>
          </table:table-cell>
          <table:table-cell table:style-name="ce9"/>
          <table:table-cell office:value-type="string" table:style-name="ce10">
            <text:p>wcexp/wcnum</text:p>
          </table:table-cell>
          <table:table-cell table:number-columns-repeated="4" table:style-name="ce9"/>
          <table:table-cell office:value-type="string" table:style-name="ce9">
            <text:p>media</text:p>
          </table:table-cell>
          <table:table-cell office:value-type="string" table:style-name="ce9">
            <text:p>desvio</text:p>
          </table:table-cell>
          <table:table-cell table:number-columns-repeated="16357"/>
        </table:table-row>
        <table:table-row table:style-name="ro1">
          <table:table-cell/>
          <table:table-cell office:value-type="string" table:number-columns-spanned="1" table:number-rows-spanned="9" table:style-name="ce22">
            <text:p>n011</text:p>
          </table:table-cell>
          <table:table-cell office:value-type="float" office:value="1" table:style-name="ce9">
            <text:p>1</text:p>
          </table:table-cell>
          <table:table-cell office:value-type="string" table:number-columns-spanned="1" table:number-rows-spanned="9" table:style-name="ce22">
            <text:p>Soja</text:p>
          </table:table-cell>
          <table:table-cell office:value-type="float" office:value="21.666666666666668" table:formula="of:=AVERAGE([.I3:.I11])" table:style-name="ce8">
            <text:p>21.7</text:p>
          </table:table-cell>
          <table:table-cell office:value-type="float" office:value="3.905124837953327" table:formula="of:=STDEV([.I3:.I11])" table:style-name="ce8">
            <text:p>3.9</text:p>
          </table:table-cell>
          <table:table-cell office:value-type="float" office:value="0.2" table:style-name="ce9">
            <text:p>0.2</text:p>
          </table:table-cell>
          <table:table-cell office:value-type="float" office:value="0.5" table:style-name="ce9">
            <text:p>0.5</text:p>
          </table:table-cell>
          <table:table-cell office:value-type="float" office:value="20" table:style-name="ce8">
            <text:p>20.0</text:p>
          </table:table-cell>
          <table:table-cell office:value-type="float" office:value="4.077471967380224" table:formula="of:=[.I3]^2*([.G3]/2)/9.81" table:style-name="ce8">
            <text:p>4.1</text:p>
          </table:table-cell>
          <table:table-cell office:value-type="float" office:value="9.9049887707674245" table:formula="of:=0.705/([.G3])^0.5*2*PI()" table:style-name="ce8">
            <text:p>9.9</text:p>
          </table:table-cell>
          <table:table-cell office:value-type="float" office:value="19.319627325598184" table:formula="of:=8.64/([.G3])^0.5" table:style-name="ce8">
            <text:p>19.3</text:p>
          </table:table-cell>
          <table:table-cell office:value-type="float" office:value="15.48" table:style-name="ce8">
            <text:p>15.5</text:p>
          </table:table-cell>
          <table:table-cell office:value-type="float" office:value="50.475056146162878" table:formula="of:=ABS(([.$I3]-[.K3])/[.$I3]*100)" table:style-name="ce8">
            <text:p>50.5</text:p>
          </table:table-cell>
          <table:table-cell office:value-type="float" office:value="3.4018633720090818" table:formula="of:=ABS(([.$I3]-[.L3])/[.$I3]*100)" table:style-name="ce8">
            <text:p>3.4</text:p>
          </table:table-cell>
          <table:table-cell office:value-type="float" office:value="0.59" table:style-name="ce9">
            <text:p>0.59</text:p>
          </table:table-cell>
          <table:table-cell office:value-type="float" office:value="0.35484199796126392" table:formula="of:=[.P3]^2/([.G3]/2*9.81)" table:style-name="ce13">
            <text:p>0.35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2919896640826873" table:formula="of:=[.I3]/[.M3]" table:style-name="ce13">
            <text:p>1.29</text:p>
          </table:table-cell>
          <table:table-cell table:style-name="ce8"/>
          <table:table-cell table:style-name="ce9"/>
          <table:table-cell office:value-type="float" office:value="200" table:style-name="ce9">
            <text:p>200</text:p>
          </table:table-cell>
          <table:table-cell office:value-type="float" office:value="500" table:style-name="ce9">
            <text:p>500</text:p>
          </table:table-cell>
          <table:table-cell office:value-type="float" office:value="16.696000000000002" table:formula="of:=AVERAGE([.M3];[.M12];[.M21];[.M30];[.M39])" table:style-name="ce8">
            <text:p>16.7</text:p>
          </table:table-cell>
          <table:table-cell office:value-type="float" office:value="1.608440238243249" table:formula="of:=STDEV([.M3];[.M12];[.M21];[.M30];[.M39])" table:style-name="ce8">
            <text:p>1.6</text:p>
          </table:table-cell>
          <table:table-cell table:number-columns-repeated="16357"/>
        </table:table-row>
        <table:table-row table:style-name="ro1">
          <table:table-cell/>
          <table:covered-table-cell/>
          <table:table-cell office:value-type="float" office:value="2" table:style-name="ce9">
            <text:p>2</text:p>
          </table:table-cell>
          <table:covered-table-cell/>
          <table:table-cell table:number-columns-repeated="2" table:style-name="ce8"/>
          <table:table-cell office:value-type="float" office:value="0.15" table:style-name="ce9">
            <text:p>0.15</text:p>
          </table:table-cell>
          <table:table-cell office:value-type="float" office:value="0.5" table:style-name="ce9">
            <text:p>0.5</text:p>
          </table:table-cell>
          <table:table-cell office:value-type="float" office:value="19" table:style-name="ce8">
            <text:p>19.0</text:p>
          </table:table-cell>
          <table:table-cell office:value-type="float" office:value="2.759938837920489" table:formula="of:=[.I4]^2*([.G4]/2)/9.81" table:style-name="ce8">
            <text:p>2.8</text:p>
          </table:table-cell>
          <table:table-cell office:value-type="float" office:value="11.437295866245584" table:formula="of:=0.705/([.G4])^0.5*2*PI()" table:style-name="ce8">
            <text:p>11.4</text:p>
          </table:table-cell>
          <table:table-cell office:value-type="float" office:value="22.308384074154723" table:formula="of:=8.64/([.G4])^0.5" table:style-name="ce8">
            <text:p>22.3</text:p>
          </table:table-cell>
          <table:table-cell office:value-type="float" office:value="18.03" table:style-name="ce8">
            <text:p>18.0</text:p>
          </table:table-cell>
          <table:table-cell office:value-type="float" office:value="39.803705967128508" table:formula="of:=ABS(([.$I4]-[.K4])/[.$I4]*100)" table:style-name="ce8">
            <text:p>39.8</text:p>
          </table:table-cell>
          <table:table-cell office:value-type="float" office:value="17.412547758709071" table:formula="of:=ABS(([.$I4]-[.L4])/[.$I4]*100)" table:style-name="ce8">
            <text:p>17.4</text:p>
          </table:table-cell>
          <table:table-cell office:value-type="float" office:value="0.47" table:style-name="ce9">
            <text:p>0.47</text:p>
          </table:table-cell>
          <table:table-cell office:value-type="float" office:value="0.30023785253143048" table:formula="of:=[.P4]^2/([.G4]/2*9.81)" table:style-name="ce13">
            <text:p>0.30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0537992235163616" table:formula="of:=[.I4]/[.M4]" table:style-name="ce13">
            <text:p>1.05</text:p>
          </table:table-cell>
          <table:table-cell table:number-columns-repeated="2" table:style-name="ce8"/>
          <table:table-cell office:value-type="float" office:value="150" table:style-name="ce9">
            <text:p>150</text:p>
          </table:table-cell>
          <table:table-cell office:value-type="float" office:value="500" table:style-name="ce9">
            <text:p>500</text:p>
          </table:table-cell>
          <table:table-cell office:value-type="float" office:value="19.206" table:formula="of:=AVERAGE([.M4];[.M13];[.M22];[.M31];[.M40])" table:style-name="ce8">
            <text:p>19.2</text:p>
          </table:table-cell>
          <table:table-cell office:value-type="float" office:value="1.6754641148052081" table:formula="of:=STDEV([.M4];[.M13];[.M22];[.M31];[.M40])" table:style-name="ce8">
            <text:p>1.7</text:p>
          </table:table-cell>
          <table:table-cell table:number-columns-repeated="16357"/>
        </table:table-row>
        <table:table-row table:style-name="ro1">
          <table:table-cell/>
          <table:covered-table-cell/>
          <table:table-cell office:value-type="float" office:value="3" table:style-name="ce9">
            <text:p>3</text:p>
          </table:table-cell>
          <table:covered-table-cell/>
          <table:table-cell table:number-columns-repeated="2" table:style-name="ce8"/>
          <table:table-cell office:value-type="float" office:value="0.1" table:style-name="ce9">
            <text:p>0.1</text:p>
          </table:table-cell>
          <table:table-cell office:value-type="float" office:value="0.5" table:style-name="ce9">
            <text:p>0.5</text:p>
          </table:table-cell>
          <table:table-cell office:value-type="float" office:value="28" table:style-name="ce8">
            <text:p>28.0</text:p>
          </table:table-cell>
          <table:table-cell office:value-type="float" office:value="3.99592252803262" table:formula="of:=[.I5]^2*([.G5]/2)/9.81" table:style-name="ce8">
            <text:p>4.0</text:p>
          </table:table-cell>
          <table:table-cell office:value-type="float" office:value="14.0077694547725" table:formula="of:=0.705/([.G5])^0.5*2*PI()" table:style-name="ce8">
            <text:p>14.0</text:p>
          </table:table-cell>
          <table:table-cell office:value-type="float" office:value="27.322078983854798" table:formula="of:=8.64/([.G5])^0.5" table:style-name="ce8">
            <text:p>27.3</text:p>
          </table:table-cell>
          <table:table-cell office:value-type="float" office:value="21.52" table:style-name="ce8">
            <text:p>21.5</text:p>
          </table:table-cell>
          <table:table-cell office:value-type="float" office:value="49.97225194724107" table:formula="of:=ABS(([.$I5]-[.K5])/[.$I5]*100)" table:style-name="ce8">
            <text:p>50.0</text:p>
          </table:table-cell>
          <table:table-cell office:value-type="float" office:value="2.4211464862328644" table:formula="of:=ABS(([.$I5]-[.L5])/[.$I5]*100)" table:style-name="ce8">
            <text:p>2.4</text:p>
          </table:table-cell>
          <table:table-cell office:value-type="float" office:value="0.39" table:style-name="ce9">
            <text:p>0.39</text:p>
          </table:table-cell>
          <table:table-cell office:value-type="float" office:value="0.31009174311926607" table:formula="of:=[.P5]^2/([.G5]/2*9.81)" table:style-name="ce13">
            <text:p>0.31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3011152416356877" table:formula="of:=[.I5]/[.M5]" table:style-name="ce13">
            <text:p>1.30</text:p>
          </table:table-cell>
          <table:table-cell table:number-columns-repeated="2" table:style-name="ce8"/>
          <table:table-cell office:value-type="float" office:value="100" table:style-name="ce9">
            <text:p>100</text:p>
          </table:table-cell>
          <table:table-cell office:value-type="float" office:value="500" table:style-name="ce9">
            <text:p>500</text:p>
          </table:table-cell>
          <table:table-cell office:value-type="float" office:value="22.003999999999998" table:formula="of:=AVERAGE([.M5];[.M14];[.M23];[.M32];[.M41])" table:style-name="ce8">
            <text:p>22.0</text:p>
          </table:table-cell>
          <table:table-cell office:value-type="float" office:value="0.49505555243830984" table:formula="of:=STDEV([.M5];[.M14];[.M23];[.M32];[.M41])" table:style-name="ce8">
            <text:p>0.5</text:p>
          </table:table-cell>
          <table:table-cell table:number-columns-repeated="16357"/>
        </table:table-row>
        <table:table-row table:style-name="ro1">
          <table:table-cell/>
          <table:covered-table-cell/>
          <table:table-cell office:value-type="float" office:value="4" table:style-name="ce9">
            <text:p>4</text:p>
          </table:table-cell>
          <table:covered-table-cell/>
          <table:table-cell table:number-columns-repeated="2" table:style-name="ce8"/>
          <table:table-cell office:value-type="float" office:value="0.2" table:style-name="ce9">
            <text:p>0.2</text:p>
          </table:table-cell>
          <table:table-cell office:value-type="float" office:value="0.3" table:style-name="ce9">
            <text:p>0.3</text:p>
          </table:table-cell>
          <table:table-cell office:value-type="float" office:value="19" table:style-name="ce8">
            <text:p>19.0</text:p>
          </table:table-cell>
          <table:table-cell office:value-type="float" office:value="3.6799184505606521" table:formula="of:=[.I6]^2*([.G6]/2)/9.81" table:style-name="ce8">
            <text:p>3.7</text:p>
          </table:table-cell>
          <table:table-cell office:value-type="float" office:value="9.9049887707674245" table:formula="of:=0.705/([.G6])^0.5*2*PI()" table:style-name="ce8">
            <text:p>9.9</text:p>
          </table:table-cell>
          <table:table-cell office:value-type="float" office:value="19.319627325598184" table:formula="of:=8.64/([.G6])^0.5" table:style-name="ce8">
            <text:p>19.3</text:p>
          </table:table-cell>
          <table:table-cell office:value-type="float" office:value="15.46" table:style-name="ce8">
            <text:p>15.5</text:p>
          </table:table-cell>
          <table:table-cell office:value-type="float" office:value="47.868480153855657" table:formula="of:=ABS(([.$I6]-[.K6])/[.$I6]*100)" table:style-name="ce8">
            <text:p>47.9</text:p>
          </table:table-cell>
          <table:table-cell office:value-type="float" office:value="1.6822490820957035" table:formula="of:=ABS(([.$I6]-[.L6])/[.$I6]*100)" table:style-name="ce8">
            <text:p>1.7</text:p>
          </table:table-cell>
          <table:table-cell office:value-type="float" office:value="0.54" table:style-name="ce9">
            <text:p>0.54</text:p>
          </table:table-cell>
          <table:table-cell office:value-type="float" office:value="0.29724770642201837" table:formula="of:=[.P6]^2/([.G6]/2*9.81)" table:style-name="ce13">
            <text:p>0.30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2289780077619663" table:formula="of:=[.I6]/[.M6]" table:style-name="ce13">
            <text:p>1.23</text:p>
          </table:table-cell>
          <table:table-cell table:number-columns-repeated="2" table:style-name="ce8"/>
          <table:table-cell office:value-type="float" office:value="200" table:style-name="ce9">
            <text:p>200</text:p>
          </table:table-cell>
          <table:table-cell office:value-type="float" office:value="300" table:style-name="ce9">
            <text:p>300</text:p>
          </table:table-cell>
          <table:table-cell office:value-type="float" office:value="16.792000000000002" table:formula="of:=AVERAGE([.M6];[.M15];[.M24];[.M33];[.M42])" table:style-name="ce8">
            <text:p>16.8</text:p>
          </table:table-cell>
          <table:table-cell office:value-type="float" office:value="1.8977144147631724" table:formula="of:=STDEV([.M6];[.M15];[.M24];[.M33];[.M42])" table:style-name="ce8">
            <text:p>1.9</text:p>
          </table:table-cell>
          <table:table-cell table:number-columns-repeated="16357"/>
        </table:table-row>
        <table:table-row table:style-name="ro1">
          <table:table-cell/>
          <table:covered-table-cell/>
          <table:table-cell office:value-type="float" office:value="5" table:style-name="ce9">
            <text:p>5</text:p>
          </table:table-cell>
          <table:covered-table-cell/>
          <table:table-cell table:number-columns-repeated="2" table:style-name="ce8"/>
          <table:table-cell office:value-type="float" office:value="0.15" table:style-name="ce9">
            <text:p>0.15</text:p>
          </table:table-cell>
          <table:table-cell office:value-type="float" office:value="0.3" table:style-name="ce9">
            <text:p>0.3</text:p>
          </table:table-cell>
          <table:table-cell office:value-type="float" office:value="22" table:style-name="ce8">
            <text:p>22.0</text:p>
          </table:table-cell>
          <table:table-cell office:value-type="float" office:value="3.7003058103975532" table:formula="of:=[.I7]^2*([.G7]/2)/9.81" table:style-name="ce8">
            <text:p>3.7</text:p>
          </table:table-cell>
          <table:table-cell office:value-type="float" office:value="11.437295866245584" table:formula="of:=0.705/([.G7])^0.5*2*PI()" table:style-name="ce8">
            <text:p>11.4</text:p>
          </table:table-cell>
          <table:table-cell office:value-type="float" office:value="22.308384074154723" table:formula="of:=8.64/([.G7])^0.5" table:style-name="ce8">
            <text:p>22.3</text:p>
          </table:table-cell>
          <table:table-cell office:value-type="float" office:value="18" table:style-name="ce8">
            <text:p>18.0</text:p>
          </table:table-cell>
          <table:table-cell office:value-type="float" office:value="48.012291517065528" table:formula="of:=ABS(([.$I7]-[.K7])/[.$I7]*100)" table:style-name="ce8">
            <text:p>48.0</text:p>
          </table:table-cell>
          <table:table-cell office:value-type="float" office:value="1.4017457916123794" table:formula="of:=ABS(([.$I7]-[.L7])/[.$I7]*100)" table:style-name="ce8">
            <text:p>1.4</text:p>
          </table:table-cell>
          <table:table-cell office:value-type="float" office:value="0.51" table:style-name="ce9">
            <text:p>0.51</text:p>
          </table:table-cell>
          <table:table-cell office:value-type="float" office:value="0.35351681957186543" table:formula="of:=[.P7]^2/([.G7]/2*9.81)" table:style-name="ce13">
            <text:p>0.35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2222222222222223" table:formula="of:=[.I7]/[.M7]" table:style-name="ce13">
            <text:p>1.22</text:p>
          </table:table-cell>
          <table:table-cell table:number-columns-repeated="2" table:style-name="ce8"/>
          <table:table-cell office:value-type="float" office:value="150" table:style-name="ce9">
            <text:p>150</text:p>
          </table:table-cell>
          <table:table-cell office:value-type="float" office:value="300" table:style-name="ce9">
            <text:p>300</text:p>
          </table:table-cell>
          <table:table-cell office:value-type="float" office:value="19" table:formula="of:=AVERAGE([.M7];[.M16];[.M25];[.M34];[.M43])" table:style-name="ce8">
            <text:p>19.0</text:p>
          </table:table-cell>
          <table:table-cell office:value-type="float" office:value="1.7677669529663689" table:formula="of:=STDEV([.M7];[.M16];[.M25];[.M34];[.M43])" table:style-name="ce8">
            <text:p>1.8</text:p>
          </table:table-cell>
          <table:table-cell table:number-columns-repeated="16357"/>
        </table:table-row>
        <table:table-row table:style-name="ro1">
          <table:table-cell/>
          <table:covered-table-cell/>
          <table:table-cell office:value-type="float" office:value="6" table:style-name="ce9">
            <text:p>6</text:p>
          </table:table-cell>
          <table:covered-table-cell/>
          <table:table-cell table:number-columns-repeated="2" table:style-name="ce8"/>
          <table:table-cell office:value-type="float" office:value="0.1" table:style-name="ce9">
            <text:p>0.1</text:p>
          </table:table-cell>
          <table:table-cell office:value-type="float" office:value="0.3" table:style-name="ce9">
            <text:p>0.3</text:p>
          </table:table-cell>
          <table:table-cell office:value-type="float" office:value="26" table:style-name="ce8">
            <text:p>26.0</text:p>
          </table:table-cell>
          <table:table-cell office:value-type="float" office:value="3.44546381243629" table:formula="of:=[.I8]^2*([.G8]/2)/9.81" table:style-name="ce8">
            <text:p>3.4</text:p>
          </table:table-cell>
          <table:table-cell office:value-type="float" office:value="14.0077694547725" table:formula="of:=0.705/([.G8])^0.5*2*PI()" table:style-name="ce8">
            <text:p>14.0</text:p>
          </table:table-cell>
          <table:table-cell office:value-type="float" office:value="27.322078983854798" table:formula="of:=8.64/([.G8])^0.5" table:style-name="ce8">
            <text:p>27.3</text:p>
          </table:table-cell>
          <table:table-cell office:value-type="float" office:value="21.5" table:style-name="ce8">
            <text:p>21.5</text:p>
          </table:table-cell>
          <table:table-cell office:value-type="float" office:value="46.123963635490384" table:formula="of:=ABS(([.$I8]-[.K8])/[.$I8]*100)" table:style-name="ce8">
            <text:p>46.1</text:p>
          </table:table-cell>
          <table:table-cell office:value-type="float" office:value="5.0849191686723003" table:formula="of:=ABS(([.$I8]-[.L8])/[.$I8]*100)" table:style-name="ce8">
            <text:p>5.1</text:p>
          </table:table-cell>
          <table:table-cell office:value-type="float" office:value="0.42" table:style-name="ce9">
            <text:p>0.42</text:p>
          </table:table-cell>
          <table:table-cell office:value-type="float" office:value="0.35963302752293569" table:formula="of:=[.P8]^2/([.G8]/2*9.81)" table:style-name="ce13">
            <text:p>0.36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2093023255813953" table:formula="of:=[.I8]/[.M8]" table:style-name="ce13">
            <text:p>1.21</text:p>
          </table:table-cell>
          <table:table-cell table:number-columns-repeated="2" table:style-name="ce8"/>
          <table:table-cell office:value-type="float" office:value="100" table:style-name="ce9">
            <text:p>100</text:p>
          </table:table-cell>
          <table:table-cell office:value-type="float" office:value="300" table:style-name="ce9">
            <text:p>300</text:p>
          </table:table-cell>
          <table:table-cell office:value-type="float" office:value="22.5" table:formula="of:=AVERAGE([.M8];[.M17];[.M26];[.M35];[.M44])" table:style-name="ce8">
            <text:p>22.5</text:p>
          </table:table-cell>
          <table:table-cell office:value-type="float" office:value="1.695582495781317" table:formula="of:=STDEV([.M8];[.M17];[.M26];[.M35];[.M44])" table:style-name="ce8">
            <text:p>1.7</text:p>
          </table:table-cell>
          <table:table-cell table:number-columns-repeated="16357"/>
        </table:table-row>
        <table:table-row table:style-name="ro1">
          <table:table-cell/>
          <table:covered-table-cell/>
          <table:table-cell office:value-type="float" office:value="7" table:style-name="ce9">
            <text:p>7</text:p>
          </table:table-cell>
          <table:covered-table-cell/>
          <table:table-cell table:number-columns-repeated="2" table:style-name="ce8"/>
          <table:table-cell office:value-type="float" office:value="0.2" table:style-name="ce9">
            <text:p>0.2</text:p>
          </table:table-cell>
          <table:table-cell office:value-type="float" office:value="0.1" table:style-name="ce9">
            <text:p>0.1</text:p>
          </table:table-cell>
          <table:table-cell office:value-type="float" office:value="16" table:style-name="ce8">
            <text:p>16.0</text:p>
          </table:table-cell>
          <table:table-cell office:value-type="float" office:value="2.6095820591233436" table:formula="of:=[.I9]^2*([.G9]/2)/9.81" table:style-name="ce8">
            <text:p>2.6</text:p>
          </table:table-cell>
          <table:table-cell office:value-type="float" office:value="9.9049887707674245" table:formula="of:=0.705/([.G9])^0.5*2*PI()" table:style-name="ce8">
            <text:p>9.9</text:p>
          </table:table-cell>
          <table:table-cell office:value-type="float" office:value="19.319627325598184" table:formula="of:=8.64/([.G9])^0.5" table:style-name="ce8">
            <text:p>19.3</text:p>
          </table:table-cell>
          <table:table-cell office:value-type="float" office:value="14.5" table:style-name="ce8">
            <text:p>14.5</text:p>
          </table:table-cell>
          <table:table-cell office:value-type="float" office:value="38.093820182703595" table:formula="of:=ABS(([.$I9]-[.K9])/[.$I9]*100)" table:style-name="ce8">
            <text:p>38.1</text:p>
          </table:table-cell>
          <table:table-cell office:value-type="float" office:value="20.747670784988649" table:formula="of:=ABS(([.$I9]-[.L9])/[.$I9]*100)" table:style-name="ce8">
            <text:p>20.7</text:p>
          </table:table-cell>
          <table:table-cell office:value-type="float" office:value="0.61" table:style-name="ce9">
            <text:p>0.61</text:p>
          </table:table-cell>
          <table:table-cell office:value-type="float" office:value="0.37930682976554531" table:formula="of:=[.P9]^2/([.G9]/2*9.81)" table:style-name="ce13">
            <text:p>0.38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103448275862069" table:formula="of:=[.I9]/[.M9]" table:style-name="ce13">
            <text:p>1.10</text:p>
          </table:table-cell>
          <table:table-cell table:number-columns-repeated="2" table:style-name="ce8"/>
          <table:table-cell office:value-type="float" office:value="200" table:style-name="ce9">
            <text:p>200</text:p>
          </table:table-cell>
          <table:table-cell office:value-type="float" office:value="100" table:style-name="ce9">
            <text:p>100</text:p>
          </table:table-cell>
          <table:table-cell office:value-type="float" office:value="15.4" table:formula="of:=AVERAGE([.M9];[.M18];[.M27];[.M36];[.M45])" table:style-name="ce8">
            <text:p>15.4</text:p>
          </table:table-cell>
          <table:table-cell office:value-type="float" office:value="1.2449899597988732" table:formula="of:=STDEV([.M9];[.M18];[.M27];[.M36];[.M45])" table:style-name="ce8">
            <text:p>1.2</text:p>
          </table:table-cell>
          <table:table-cell table:number-columns-repeated="16357"/>
        </table:table-row>
        <table:table-row table:style-name="ro1">
          <table:table-cell/>
          <table:covered-table-cell/>
          <table:table-cell office:value-type="float" office:value="8" table:style-name="ce9">
            <text:p>8</text:p>
          </table:table-cell>
          <table:covered-table-cell/>
          <table:table-cell table:number-columns-repeated="2" table:style-name="ce8"/>
          <table:table-cell office:value-type="float" office:value="0.15" table:style-name="ce9">
            <text:p>0.15</text:p>
          </table:table-cell>
          <table:table-cell office:value-type="float" office:value="0.1" table:style-name="ce9">
            <text:p>0.1</text:p>
          </table:table-cell>
          <table:table-cell office:value-type="float" office:value="20" table:style-name="ce8">
            <text:p>20.0</text:p>
          </table:table-cell>
          <table:table-cell office:value-type="float" office:value="3.0581039755351682" table:formula="of:=[.I10]^2*([.G10]/2)/9.81" table:style-name="ce8">
            <text:p>3.1</text:p>
          </table:table-cell>
          <table:table-cell office:value-type="float" office:value="11.437295866245584" table:formula="of:=0.705/([.G10])^0.5*2*PI()" table:style-name="ce8">
            <text:p>11.4</text:p>
          </table:table-cell>
          <table:table-cell office:value-type="float" office:value="22.308384074154723" table:formula="of:=8.64/([.G10])^0.5" table:style-name="ce8">
            <text:p>22.3</text:p>
          </table:table-cell>
          <table:table-cell office:value-type="float" office:value="15" table:style-name="ce8">
            <text:p>15.0</text:p>
          </table:table-cell>
          <table:table-cell office:value-type="float" office:value="42.813520668772078" table:formula="of:=ABS(([.$I10]-[.K10])/[.$I10]*100)" table:style-name="ce8">
            <text:p>42.8</text:p>
          </table:table-cell>
          <table:table-cell office:value-type="float" office:value="11.541920370773617" table:formula="of:=ABS(([.$I10]-[.L10])/[.$I10]*100)" table:style-name="ce8">
            <text:p>11.5</text:p>
          </table:table-cell>
          <table:table-cell office:value-type="float" office:value="0.53" table:style-name="ce9">
            <text:p>0.53</text:p>
          </table:table-cell>
          <table:table-cell office:value-type="float" office:value="0.38178729187903504" table:formula="of:=[.P10]^2/([.G10]/2*9.81)" table:style-name="ce13">
            <text:p>0.38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3333333333333333" table:formula="of:=[.I10]/[.M10]" table:style-name="ce13">
            <text:p>1.33</text:p>
          </table:table-cell>
          <table:table-cell table:number-columns-repeated="2" table:style-name="ce8"/>
          <table:table-cell office:value-type="float" office:value="150" table:style-name="ce9">
            <text:p>150</text:p>
          </table:table-cell>
          <table:table-cell office:value-type="float" office:value="100" table:style-name="ce9">
            <text:p>100</text:p>
          </table:table-cell>
          <table:table-cell office:value-type="float" office:value="17.5" table:formula="of:=AVERAGE([.M10];[.M19];[.M28];[.M37];[.M46])" table:style-name="ce8">
            <text:p>17.5</text:p>
          </table:table-cell>
          <table:table-cell office:value-type="float" office:value="2" table:formula="of:=STDEV([.M10];[.M19];[.M28];[.M37];[.M46])" table:style-name="ce8">
            <text:p>2.0</text:p>
          </table:table-cell>
          <table:table-cell table:number-columns-repeated="16357"/>
        </table:table-row>
        <table:table-row table:style-name="ro1">
          <table:table-cell/>
          <table:covered-table-cell/>
          <table:table-cell office:value-type="float" office:value="9" table:style-name="ce9">
            <text:p>9</text:p>
          </table:table-cell>
          <table:covered-table-cell/>
          <table:table-cell table:number-columns-repeated="2" table:style-name="ce8"/>
          <table:table-cell office:value-type="float" office:value="0.1" table:style-name="ce9">
            <text:p>0.1</text:p>
          </table:table-cell>
          <table:table-cell office:value-type="float" office:value="0.1" table:style-name="ce9">
            <text:p>0.1</text:p>
          </table:table-cell>
          <table:table-cell office:value-type="float" office:value="25" table:style-name="ce8">
            <text:p>25.0</text:p>
          </table:table-cell>
          <table:table-cell office:value-type="float" office:value="3.1855249745158001" table:formula="of:=[.I11]^2*([.G11]/2)/9.81" table:style-name="ce8">
            <text:p>3.2</text:p>
          </table:table-cell>
          <table:table-cell office:value-type="float" office:value="14.0077694547725" table:formula="of:=0.705/([.G11])^0.5*2*PI()" table:style-name="ce8">
            <text:p>14.0</text:p>
          </table:table-cell>
          <table:table-cell office:value-type="float" office:value="27.322078983854798" table:formula="of:=8.64/([.G11])^0.5" table:style-name="ce8">
            <text:p>27.3</text:p>
          </table:table-cell>
          <table:table-cell office:value-type="float" office:value="18.5" table:style-name="ce8">
            <text:p>18.5</text:p>
          </table:table-cell>
          <table:table-cell office:value-type="float" office:value="43.968922180909999" table:formula="of:=ABS(([.$I11]-[.K11])/[.$I11]*100)" table:style-name="ce8">
            <text:p>44.0</text:p>
          </table:table-cell>
          <table:table-cell office:value-type="float" office:value="9.2883159354191918" table:formula="of:=ABS(([.$I11]-[.L11])/[.$I11]*100)" table:style-name="ce8">
            <text:p>9.3</text:p>
          </table:table-cell>
          <table:table-cell office:value-type="float" office:value="0.39" table:style-name="ce9">
            <text:p>0.39</text:p>
          </table:table-cell>
          <table:table-cell office:value-type="float" office:value="0.31009174311926607" table:formula="of:=[.P11]^2/([.G11]/2*9.81)" table:style-name="ce13">
            <text:p>0.31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3513513513513513" table:formula="of:=[.I11]/[.M11]" table:style-name="ce13">
            <text:p>1.35</text:p>
          </table:table-cell>
          <table:table-cell table:number-columns-repeated="2" table:style-name="ce8"/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21.7" table:formula="of:=AVERAGE([.M11];[.M20];[.M29];[.M38];[.M47])" table:style-name="ce8">
            <text:p>21.7</text:p>
          </table:table-cell>
          <table:table-cell office:value-type="float" office:value="2.3345235059857501" table:formula="of:=STDEV([.M11];[.M20];[.M29];[.M38];[.M47])" table:style-name="ce8">
            <text:p>2.3</text:p>
          </table:table-cell>
          <table:table-cell table:number-columns-repeated="16357"/>
        </table:table-row>
        <table:table-row table:style-name="ro1">
          <table:table-cell/>
          <table:table-cell office:value-type="string" table:number-columns-spanned="1" table:number-rows-spanned="9" table:style-name="ce12">
            <text:p>n013</text:p>
          </table:table-cell>
          <table:table-cell office:value-type="float" office:value="10" table:style-name="ce9">
            <text:p>10</text:p>
          </table:table-cell>
          <table:table-cell office:value-type="string" table:number-columns-spanned="1" table:number-rows-spanned="9" table:style-name="ce12">
            <text:p>Vidro</text:p>
          </table:table-cell>
          <table:table-cell office:value-type="float" office:value="25.888888888888889" table:formula="of:=AVERAGE([.I12:.I20])" table:style-name="ce8">
            <text:p>25.9</text:p>
          </table:table-cell>
          <table:table-cell office:value-type="float" office:value="3.7230513172814428" table:formula="of:=STDEV([.I12:.I20])" table:style-name="ce8">
            <text:p>3.7</text:p>
          </table:table-cell>
          <table:table-cell office:value-type="float" office:value="0.2" table:style-name="ce9">
            <text:p>0.2</text:p>
          </table:table-cell>
          <table:table-cell office:value-type="float" office:value="0.5" table:style-name="ce9">
            <text:p>0.5</text:p>
          </table:table-cell>
          <table:table-cell office:value-type="float" office:value="21" table:style-name="ce8">
            <text:p>21.0</text:p>
          </table:table-cell>
          <table:table-cell office:value-type="float" office:value="4.4954128440366974" table:formula="of:=[.I12]^2*([.G12]/2)/9.81" table:style-name="ce8">
            <text:p>4.5</text:p>
          </table:table-cell>
          <table:table-cell office:value-type="float" office:value="9.9049887707674245" table:formula="of:=0.705/([.G12])^0.5*2*PI()" table:style-name="ce8">
            <text:p>9.9</text:p>
          </table:table-cell>
          <table:table-cell office:value-type="float" office:value="19.319627325598184" table:formula="of:=8.64/([.G12])^0.5" table:style-name="ce8">
            <text:p>19.3</text:p>
          </table:table-cell>
          <table:table-cell office:value-type="float" office:value="16" table:style-name="ce8">
            <text:p>16.0</text:p>
          </table:table-cell>
          <table:table-cell office:value-type="float" office:value="52.833386805869409" table:formula="of:=ABS(([.$I12]-[.K12])/[.$I12]*100)" table:style-name="ce8">
            <text:p>52.8</text:p>
          </table:table-cell>
          <table:table-cell office:value-type="float" office:value="8.0017746400086498" table:formula="of:=ABS(([.$I12]-[.L12])/[.$I12]*100)" table:style-name="ce8">
            <text:p>8.0</text:p>
          </table:table-cell>
          <table:table-cell office:value-type="float" office:value="0.61" table:style-name="ce9">
            <text:p>0.61</text:p>
          </table:table-cell>
          <table:table-cell office:value-type="float" office:value="0.37930682976554531" table:formula="of:=[.P12]^2/([.G12]/2*9.81)" table:style-name="ce13">
            <text:p>0.38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3125" table:formula="of:=[.I12]/[.M12]" table:style-name="ce13">
            <text:p>1.31</text:p>
          </table:table-cell>
          <table:table-cell table:number-columns-repeated="2" table:style-name="ce8"/>
          <table:table-cell table:number-columns-repeated="1009" table:style-name="ce9"/>
          <table:table-cell table:number-columns-repeated="15352"/>
        </table:table-row>
        <table:table-row table:style-name="ro1">
          <table:table-cell/>
          <table:covered-table-cell/>
          <table:table-cell office:value-type="float" office:value="11" table:style-name="ce9">
            <text:p>11</text:p>
          </table:table-cell>
          <table:covered-table-cell/>
          <table:table-cell table:number-columns-repeated="2" table:style-name="ce8"/>
          <table:table-cell office:value-type="float" office:value="0.15" table:style-name="ce9">
            <text:p>0.15</text:p>
          </table:table-cell>
          <table:table-cell office:value-type="float" office:value="0.5" table:style-name="ce9">
            <text:p>0.5</text:p>
          </table:table-cell>
          <table:table-cell office:value-type="float" office:value="26" table:style-name="ce8">
            <text:p>26.0</text:p>
          </table:table-cell>
          <table:table-cell office:value-type="float" office:value="5.1681957186544336" table:formula="of:=[.I13]^2*([.G13]/2)/9.81" table:style-name="ce8">
            <text:p>5.2</text:p>
          </table:table-cell>
          <table:table-cell office:value-type="float" office:value="11.437295866245584" table:formula="of:=0.705/([.G13])^0.5*2*PI()" table:style-name="ce8">
            <text:p>11.4</text:p>
          </table:table-cell>
          <table:table-cell office:value-type="float" office:value="22.308384074154723" table:formula="of:=8.64/([.G13])^0.5" table:style-name="ce8">
            <text:p>22.3</text:p>
          </table:table-cell>
          <table:table-cell office:value-type="float" office:value="18.5" table:style-name="ce8">
            <text:p>18.5</text:p>
          </table:table-cell>
          <table:table-cell office:value-type="float" office:value="56.010400514440065" table:formula="of:=ABS(([.$I13]-[.K13])/[.$I13]*100)" table:style-name="ce8">
            <text:p>56.0</text:p>
          </table:table-cell>
          <table:table-cell office:value-type="float" office:value="14.198522791712604" table:formula="of:=ABS(([.$I13]-[.L13])/[.$I13]*100)" table:style-name="ce8">
            <text:p>14.2</text:p>
          </table:table-cell>
          <table:table-cell office:value-type="float" office:value="0.49" table:style-name="ce9">
            <text:p>0.49</text:p>
          </table:table-cell>
          <table:table-cell office:value-type="float" office:value="0.32633367312266393" table:formula="of:=[.P13]^2/([.G13]/2*9.81)" table:style-name="ce13">
            <text:p>0.33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4054054054054055" table:formula="of:=[.I13]/[.M13]" table:style-name="ce13">
            <text:p>1.41</text:p>
          </table:table-cell>
          <table:table-cell table:number-columns-repeated="2" table:style-name="ce8"/>
          <table:table-cell table:number-columns-repeated="1009" table:style-name="ce9"/>
          <table:table-cell table:number-columns-repeated="15352"/>
        </table:table-row>
        <table:table-row table:style-name="ro1">
          <table:table-cell/>
          <table:covered-table-cell/>
          <table:table-cell office:value-type="float" office:value="12" table:style-name="ce9">
            <text:p>12</text:p>
          </table:table-cell>
          <table:covered-table-cell/>
          <table:table-cell table:number-columns-repeated="2" table:style-name="ce8"/>
          <table:table-cell office:value-type="float" office:value="0.1" table:style-name="ce9">
            <text:p>0.1</text:p>
          </table:table-cell>
          <table:table-cell office:value-type="float" office:value="0.5" table:style-name="ce9">
            <text:p>0.5</text:p>
          </table:table-cell>
          <table:table-cell office:value-type="float" office:value="30" table:style-name="ce8">
            <text:p>30.0</text:p>
          </table:table-cell>
          <table:table-cell office:value-type="float" office:value="4.5871559633027523" table:formula="of:=[.I14]^2*([.G14]/2)/9.81" table:style-name="ce8">
            <text:p>4.6</text:p>
          </table:table-cell>
          <table:table-cell office:value-type="float" office:value="14.0077694547725" table:formula="of:=0.705/([.G14])^0.5*2*PI()" table:style-name="ce8">
            <text:p>14.0</text:p>
          </table:table-cell>
          <table:table-cell office:value-type="float" office:value="27.322078983854798" table:formula="of:=8.64/([.G14])^0.5" table:style-name="ce8">
            <text:p>27.3</text:p>
          </table:table-cell>
          <table:table-cell office:value-type="float" office:value="22" table:style-name="ce8">
            <text:p>22.0</text:p>
          </table:table-cell>
          <table:table-cell office:value-type="float" office:value="53.30743515075833" table:formula="of:=ABS(([.$I14]-[.K14])/[.$I14]*100)" table:style-name="ce8">
            <text:p>53.3</text:p>
          </table:table-cell>
          <table:table-cell office:value-type="float" office:value="8.9264033871506729" table:formula="of:=ABS(([.$I14]-[.L14])/[.$I14]*100)" table:style-name="ce8">
            <text:p>8.9</text:p>
          </table:table-cell>
          <table:table-cell office:value-type="float" office:value="0.41" table:style-name="ce9">
            <text:p>0.41</text:p>
          </table:table-cell>
          <table:table-cell office:value-type="float" office:value="0.34271151885830775" table:formula="of:=[.P14]^2/([.G14]/2*9.81)" table:style-name="ce13">
            <text:p>0.34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3636363636363635" table:formula="of:=[.I14]/[.M14]" table:style-name="ce13">
            <text:p>1.36</text:p>
          </table:table-cell>
          <table:table-cell table:number-columns-repeated="2" table:style-name="ce8"/>
          <table:table-cell table:number-columns-repeated="1009" table:style-name="ce9"/>
          <table:table-cell table:number-columns-repeated="15352"/>
        </table:table-row>
        <table:table-row table:style-name="ro1">
          <table:table-cell/>
          <table:covered-table-cell/>
          <table:table-cell office:value-type="float" office:value="13" table:style-name="ce9">
            <text:p>13</text:p>
          </table:table-cell>
          <table:covered-table-cell/>
          <table:table-cell table:number-columns-repeated="2" table:style-name="ce8"/>
          <table:table-cell office:value-type="float" office:value="0.2" table:style-name="ce9">
            <text:p>0.2</text:p>
          </table:table-cell>
          <table:table-cell office:value-type="float" office:value="0.3" table:style-name="ce9">
            <text:p>0.3</text:p>
          </table:table-cell>
          <table:table-cell office:value-type="float" office:value="22" table:style-name="ce8">
            <text:p>22.0</text:p>
          </table:table-cell>
          <table:table-cell office:value-type="float" office:value="4.9337410805300719" table:formula="of:=[.I15]^2*([.G15]/2)/9.81" table:style-name="ce8">
            <text:p>4.9</text:p>
          </table:table-cell>
          <table:table-cell office:value-type="float" office:value="9.9049887707674245" table:formula="of:=0.705/([.G15])^0.5*2*PI()" table:style-name="ce8">
            <text:p>9.9</text:p>
          </table:table-cell>
          <table:table-cell office:value-type="float" office:value="19.319627325598184" table:formula="of:=8.64/([.G15])^0.5" table:style-name="ce8">
            <text:p>19.3</text:p>
          </table:table-cell>
          <table:table-cell office:value-type="float" office:value="16" table:style-name="ce8">
            <text:p>16.0</text:p>
          </table:table-cell>
          <table:table-cell office:value-type="float" office:value="54.977323769238986" table:formula="of:=ABS(([.$I15]-[.K15])/[.$I15]*100)" table:style-name="ce8">
            <text:p>55.0</text:p>
          </table:table-cell>
          <table:table-cell office:value-type="float" office:value="12.183512156371892" table:formula="of:=ABS(([.$I15]-[.L15])/[.$I15]*100)" table:style-name="ce8">
            <text:p>12.2</text:p>
          </table:table-cell>
          <table:table-cell office:value-type="float" office:value="0.56999999999999995" table:style-name="ce9">
            <text:p>0.57</text:p>
          </table:table-cell>
          <table:table-cell office:value-type="float" office:value="0.33119266055045865" table:formula="of:=[.P15]^2/([.G15]/2*9.81)" table:style-name="ce13">
            <text:p>0.33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375" table:formula="of:=[.I15]/[.M15]" table:style-name="ce13">
            <text:p>1.38</text:p>
          </table:table-cell>
          <table:table-cell table:number-columns-repeated="2" table:style-name="ce8"/>
          <table:table-cell table:number-columns-repeated="1009" table:style-name="ce9"/>
          <table:table-cell table:number-columns-repeated="15352"/>
        </table:table-row>
        <table:table-row table:style-name="ro1">
          <table:table-cell/>
          <table:covered-table-cell/>
          <table:table-cell office:value-type="float" office:value="14" table:style-name="ce9">
            <text:p>14</text:p>
          </table:table-cell>
          <table:covered-table-cell/>
          <table:table-cell table:number-columns-repeated="2" table:style-name="ce8"/>
          <table:table-cell office:value-type="float" office:value="0.15" table:style-name="ce9">
            <text:p>0.15</text:p>
          </table:table-cell>
          <table:table-cell office:value-type="float" office:value="0.3" table:style-name="ce9">
            <text:p>0.3</text:p>
          </table:table-cell>
          <table:table-cell office:value-type="float" office:value="26" table:style-name="ce8">
            <text:p>26.0</text:p>
          </table:table-cell>
          <table:table-cell office:value-type="float" office:value="5.1681957186544336" table:formula="of:=[.I16]^2*([.G16]/2)/9.81" table:style-name="ce8">
            <text:p>5.2</text:p>
          </table:table-cell>
          <table:table-cell office:value-type="float" office:value="11.437295866245584" table:formula="of:=0.705/([.G16])^0.5*2*PI()" table:style-name="ce8">
            <text:p>11.4</text:p>
          </table:table-cell>
          <table:table-cell office:value-type="float" office:value="22.308384074154723" table:formula="of:=8.64/([.G16])^0.5" table:style-name="ce8">
            <text:p>22.3</text:p>
          </table:table-cell>
          <table:table-cell office:value-type="float" office:value="18.5" table:style-name="ce8">
            <text:p>18.5</text:p>
          </table:table-cell>
          <table:table-cell office:value-type="float" office:value="56.010400514440065" table:formula="of:=ABS(([.$I16]-[.K16])/[.$I16]*100)" table:style-name="ce8">
            <text:p>56.0</text:p>
          </table:table-cell>
          <table:table-cell office:value-type="float" office:value="14.198522791712604" table:formula="of:=ABS(([.$I16]-[.L16])/[.$I16]*100)" table:style-name="ce8">
            <text:p>14.2</text:p>
          </table:table-cell>
          <table:table-cell office:value-type="float" office:value="0.55000000000000004" table:style-name="ce9">
            <text:p>0.55</text:p>
          </table:table-cell>
          <table:table-cell office:value-type="float" office:value="0.41114509004417266" table:formula="of:=[.P16]^2/([.G16]/2*9.81)" table:style-name="ce13">
            <text:p>0.41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4054054054054055" table:formula="of:=[.I16]/[.M16]" table:style-name="ce13">
            <text:p>1.41</text:p>
          </table:table-cell>
          <table:table-cell table:number-columns-repeated="2" table:style-name="ce8"/>
          <table:table-cell table:number-columns-repeated="1009" table:style-name="ce9"/>
          <table:table-cell table:number-columns-repeated="15352"/>
        </table:table-row>
        <table:table-row table:style-name="ro1">
          <table:table-cell/>
          <table:covered-table-cell/>
          <table:table-cell office:value-type="float" office:value="15" table:style-name="ce9">
            <text:p>15</text:p>
          </table:table-cell>
          <table:covered-table-cell/>
          <table:table-cell table:number-columns-repeated="2" table:style-name="ce8"/>
          <table:table-cell office:value-type="float" office:value="0.1" table:style-name="ce9">
            <text:p>0.1</text:p>
          </table:table-cell>
          <table:table-cell office:value-type="float" office:value="0.3" table:style-name="ce9">
            <text:p>0.3</text:p>
          </table:table-cell>
          <table:table-cell office:value-type="float" office:value="29" table:style-name="ce8">
            <text:p>29.0</text:p>
          </table:table-cell>
          <table:table-cell office:value-type="float" office:value="4.2864424057084607" table:formula="of:=[.I17]^2*([.G17]/2)/9.81" table:style-name="ce8">
            <text:p>4.3</text:p>
          </table:table-cell>
          <table:table-cell office:value-type="float" office:value="14.0077694547725" table:formula="of:=0.705/([.G17])^0.5*2*PI()" table:style-name="ce8">
            <text:p>14.0</text:p>
          </table:table-cell>
          <table:table-cell office:value-type="float" office:value="27.322078983854798" table:formula="of:=8.64/([.G17])^0.5" table:style-name="ce8">
            <text:p>27.3</text:p>
          </table:table-cell>
          <table:table-cell office:value-type="float" office:value="22" table:style-name="ce8">
            <text:p>22.0</text:p>
          </table:table-cell>
          <table:table-cell office:value-type="float" office:value="51.697346707681035" table:formula="of:=ABS(([.$I17]-[.K17])/[.$I17]*100)" table:style-name="ce8">
            <text:p>51.7</text:p>
          </table:table-cell>
          <table:table-cell office:value-type="float" office:value="5.7859345384317313" table:formula="of:=ABS(([.$I17]-[.L17])/[.$I17]*100)" table:style-name="ce8">
            <text:p>5.8</text:p>
          </table:table-cell>
          <table:table-cell office:value-type="float" office:value="0.44" table:style-name="ce9">
            <text:p>0.44</text:p>
          </table:table-cell>
          <table:table-cell office:value-type="float" office:value="0.39469928644240565" table:formula="of:=[.P17]^2/([.G17]/2*9.81)" table:style-name="ce13">
            <text:p>0.39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3181818181818181" table:formula="of:=[.I17]/[.M17]" table:style-name="ce13">
            <text:p>1.32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16" table:style-name="ce9">
            <text:p>16</text:p>
          </table:table-cell>
          <table:covered-table-cell/>
          <table:table-cell table:number-columns-repeated="2" table:style-name="ce8"/>
          <table:table-cell office:value-type="float" office:value="0.2" table:style-name="ce9">
            <text:p>0.2</text:p>
          </table:table-cell>
          <table:table-cell office:value-type="float" office:value="0.1" table:style-name="ce9">
            <text:p>0.1</text:p>
          </table:table-cell>
          <table:table-cell office:value-type="float" office:value="21" table:style-name="ce8">
            <text:p>21.0</text:p>
          </table:table-cell>
          <table:table-cell office:value-type="float" office:value="4.4954128440366974" table:formula="of:=[.I18]^2*([.G18]/2)/9.81" table:style-name="ce8">
            <text:p>4.5</text:p>
          </table:table-cell>
          <table:table-cell office:value-type="float" office:value="9.9049887707674245" table:formula="of:=0.705/([.G18])^0.5*2*PI()" table:style-name="ce8">
            <text:p>9.9</text:p>
          </table:table-cell>
          <table:table-cell office:value-type="float" office:value="19.319627325598184" table:formula="of:=8.64/([.G18])^0.5" table:style-name="ce8">
            <text:p>19.3</text:p>
          </table:table-cell>
          <table:table-cell office:value-type="float" office:value="15" table:style-name="ce8">
            <text:p>15.0</text:p>
          </table:table-cell>
          <table:table-cell office:value-type="float" office:value="52.833386805869409" table:formula="of:=ABS(([.$I18]-[.K18])/[.$I18]*100)" table:style-name="ce8">
            <text:p>52.8</text:p>
          </table:table-cell>
          <table:table-cell office:value-type="float" office:value="8.0017746400086498" table:formula="of:=ABS(([.$I18]-[.L18])/[.$I18]*100)" table:style-name="ce8">
            <text:p>8.0</text:p>
          </table:table-cell>
          <table:table-cell office:value-type="float" office:value="0.65" table:style-name="ce9">
            <text:p>0.65</text:p>
          </table:table-cell>
          <table:table-cell office:value-type="float" office:value="0.43068297655453619" table:formula="of:=[.P18]^2/([.G18]/2*9.81)" table:style-name="ce13">
            <text:p>0.43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4" table:formula="of:=[.I18]/[.M18]" table:style-name="ce13">
            <text:p>1.40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17" table:style-name="ce9">
            <text:p>17</text:p>
          </table:table-cell>
          <table:covered-table-cell/>
          <table:table-cell table:number-columns-repeated="2" table:style-name="ce8"/>
          <table:table-cell office:value-type="float" office:value="0.15" table:style-name="ce9">
            <text:p>0.15</text:p>
          </table:table-cell>
          <table:table-cell office:value-type="float" office:value="0.1" table:style-name="ce9">
            <text:p>0.1</text:p>
          </table:table-cell>
          <table:table-cell office:value-type="float" office:value="28" table:style-name="ce8">
            <text:p>28.0</text:p>
          </table:table-cell>
          <table:table-cell office:value-type="float" office:value="5.993883792048929" table:formula="of:=[.I19]^2*([.G19]/2)/9.81" table:style-name="ce8">
            <text:p>6.0</text:p>
          </table:table-cell>
          <table:table-cell office:value-type="float" office:value="11.437295866245584" table:formula="of:=0.705/([.G19])^0.5*2*PI()" table:style-name="ce8">
            <text:p>11.4</text:p>
          </table:table-cell>
          <table:table-cell office:value-type="float" office:value="22.308384074154723" table:formula="of:=8.64/([.G19])^0.5" table:style-name="ce8">
            <text:p>22.3</text:p>
          </table:table-cell>
          <table:table-cell office:value-type="float" office:value="17" table:style-name="ce8">
            <text:p>17.0</text:p>
          </table:table-cell>
          <table:table-cell office:value-type="float" office:value="59.152514763408625" table:formula="of:=ABS(([.$I19]-[.K19])/[.$I19]*100)" table:style-name="ce8">
            <text:p>59.2</text:p>
          </table:table-cell>
          <table:table-cell office:value-type="float" office:value="20.327199735161702" table:formula="of:=ABS(([.$I19]-[.L19])/[.$I19]*100)" table:style-name="ce8">
            <text:p>20.3</text:p>
          </table:table-cell>
          <table:table-cell office:value-type="float" office:value="0.53" table:style-name="ce9">
            <text:p>0.53</text:p>
          </table:table-cell>
          <table:table-cell office:value-type="float" office:value="0.38178729187903504" table:formula="of:=[.P19]^2/([.G19]/2*9.81)" table:style-name="ce13">
            <text:p>0.38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6470588235294117" table:formula="of:=[.I19]/[.M19]" table:style-name="ce13">
            <text:p>1.65</text:p>
          </table:table-cell>
          <table:table-cell table:style-name="ce8"/>
          <table:table-cell office:value-type="float" office:value="8.64" table:style-name="ce8">
            <text:p>8.6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18" table:style-name="ce9">
            <text:p>18</text:p>
          </table:table-cell>
          <table:covered-table-cell/>
          <table:table-cell table:number-columns-repeated="2" table:style-name="ce8"/>
          <table:table-cell office:value-type="float" office:value="0.1" table:style-name="ce9">
            <text:p>0.1</text:p>
          </table:table-cell>
          <table:table-cell office:value-type="float" office:value="0.1" table:style-name="ce9">
            <text:p>0.1</text:p>
          </table:table-cell>
          <table:table-cell office:value-type="float" office:value="30" table:style-name="ce8">
            <text:p>30.0</text:p>
          </table:table-cell>
          <table:table-cell office:value-type="float" office:value="4.5871559633027523" table:formula="of:=[.I20]^2*([.G20]/2)/9.81" table:style-name="ce8">
            <text:p>4.6</text:p>
          </table:table-cell>
          <table:table-cell office:value-type="float" office:value="14.0077694547725" table:formula="of:=0.705/([.G20])^0.5*2*PI()" table:style-name="ce8">
            <text:p>14.0</text:p>
          </table:table-cell>
          <table:table-cell office:value-type="float" office:value="27.322078983854798" table:formula="of:=8.64/([.G20])^0.5" table:style-name="ce8">
            <text:p>27.3</text:p>
          </table:table-cell>
          <table:table-cell office:value-type="float" office:value="22" table:style-name="ce8">
            <text:p>22.0</text:p>
          </table:table-cell>
          <table:table-cell office:value-type="float" office:value="53.30743515075833" table:formula="of:=ABS(([.$I20]-[.K20])/[.$I20]*100)" table:style-name="ce8">
            <text:p>53.3</text:p>
          </table:table-cell>
          <table:table-cell office:value-type="float" office:value="8.9264033871506729" table:formula="of:=ABS(([.$I20]-[.L20])/[.$I20]*100)" table:style-name="ce8">
            <text:p>8.9</text:p>
          </table:table-cell>
          <table:table-cell office:value-type="float" office:value="0.51" table:style-name="ce9">
            <text:p>0.51</text:p>
          </table:table-cell>
          <table:table-cell office:value-type="float" office:value="0.53027522935779814" table:formula="of:=[.P20]^2/([.G20]/2*9.81)" table:style-name="ce13">
            <text:p>0.53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3636363636363635" table:formula="of:=[.I20]/[.M20]" table:style-name="ce13">
            <text:p>1.36</text:p>
          </table:table-cell>
          <table:table-cell table:style-name="ce8"/>
          <table:table-cell office:value-type="float" office:value="4.43" table:style-name="ce8">
            <text:p>4.4</text:p>
          </table:table-cell>
          <table:table-cell table:number-columns-repeated="16361"/>
        </table:table-row>
        <table:table-row table:style-name="ro1">
          <table:table-cell/>
          <table:table-cell office:value-type="string" table:number-columns-spanned="1" table:number-rows-spanned="9" table:style-name="ce12">
            <text:p>home</text:p>
          </table:table-cell>
          <table:table-cell office:value-type="float" office:value="19" table:style-name="ce9">
            <text:p>19</text:p>
          </table:table-cell>
          <table:table-cell office:value-type="string" table:number-columns-spanned="1" table:number-rows-spanned="9" table:style-name="ce12">
            <text:p>Aço 4</text:p>
          </table:table-cell>
          <table:table-cell office:value-type="float" office:value="23.111111111111111" table:formula="of:=AVERAGE([.I21:.I29])" table:style-name="ce8">
            <text:p>23.1</text:p>
          </table:table-cell>
          <table:table-cell office:value-type="float" office:value="4.1365578819969491" table:formula="of:=STDEV([.I21:.I29])" table:style-name="ce8">
            <text:p>4.1</text:p>
          </table:table-cell>
          <table:table-cell office:value-type="float" office:value="0.2" table:style-name="ce9">
            <text:p>0.2</text:p>
          </table:table-cell>
          <table:table-cell office:value-type="float" office:value="0.5" table:style-name="ce9">
            <text:p>0.5</text:p>
          </table:table-cell>
          <table:table-cell office:value-type="float" office:value="20" table:style-name="ce8">
            <text:p>20.0</text:p>
          </table:table-cell>
          <table:table-cell office:value-type="float" office:value="4.077471967380224" table:formula="of:=[.I21]^2*([.G21]/2)/9.81" table:style-name="ce8">
            <text:p>4.1</text:p>
          </table:table-cell>
          <table:table-cell office:value-type="float" office:value="9.9049887707674245" table:formula="of:=0.705/([.G21])^0.5*2*PI()" table:style-name="ce8">
            <text:p>9.9</text:p>
          </table:table-cell>
          <table:table-cell office:value-type="float" office:value="19.319627325598184" table:formula="of:=8.64/([.G21])^0.5" table:style-name="ce8">
            <text:p>19.3</text:p>
          </table:table-cell>
          <table:table-cell office:value-type="float" office:value="16.5" table:style-name="ce8">
            <text:p>16.5</text:p>
          </table:table-cell>
          <table:table-cell office:value-type="float" office:value="50.475056146162878" table:formula="of:=ABS(([.$I21]-[.K21])/[.$I21]*100)" table:style-name="ce8">
            <text:p>50.5</text:p>
          </table:table-cell>
          <table:table-cell office:value-type="float" office:value="3.4018633720090818" table:formula="of:=ABS(([.$I21]-[.L21])/[.$I21]*100)" table:style-name="ce8">
            <text:p>3.4</text:p>
          </table:table-cell>
          <table:table-cell office:value-type="float" office:value="0.49" table:style-name="ce9">
            <text:p>0.49</text:p>
          </table:table-cell>
          <table:table-cell office:value-type="float" office:value="0.24475025484199792" table:formula="of:=[.P21]^2/([.G21]/2*9.81)" table:style-name="ce13">
            <text:p>0.24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2121212121212122" table:formula="of:=[.I21]/[.M21]" table:style-name="ce13">
            <text:p>1.21</text:p>
          </table:table-cell>
          <table:table-cell table:style-name="ce8"/>
          <table:table-cell office:value-type="float" office:value="0.5127314814814814" table:formula="of:=[.W20]/[.W19]" table:style-name="ce23">
            <text:p>0.5127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20" table:style-name="ce9">
            <text:p>20</text:p>
          </table:table-cell>
          <table:covered-table-cell/>
          <table:table-cell table:number-columns-repeated="2" table:style-name="ce8"/>
          <table:table-cell office:value-type="float" office:value="0.15" table:style-name="ce9">
            <text:p>0.15</text:p>
          </table:table-cell>
          <table:table-cell office:value-type="float" office:value="0.5" table:style-name="ce9">
            <text:p>0.5</text:p>
          </table:table-cell>
          <table:table-cell office:value-type="float" office:value="23" table:style-name="ce8">
            <text:p>23.0</text:p>
          </table:table-cell>
          <table:table-cell office:value-type="float" office:value="4.0443425076452595" table:formula="of:=[.I22]^2*([.G22]/2)/9.81" table:style-name="ce8">
            <text:p>4.0</text:p>
          </table:table-cell>
          <table:table-cell office:value-type="float" office:value="11.437295866245584" table:formula="of:=0.705/([.G22])^0.5*2*PI()" table:style-name="ce8">
            <text:p>11.4</text:p>
          </table:table-cell>
          <table:table-cell office:value-type="float" office:value="22.308384074154723" table:formula="of:=8.64/([.G22])^0.5" table:style-name="ce8">
            <text:p>22.3</text:p>
          </table:table-cell>
          <table:table-cell office:value-type="float" office:value="19.5" table:style-name="ce8">
            <text:p>19.5</text:p>
          </table:table-cell>
          <table:table-cell office:value-type="float" office:value="50.272626668497452" table:formula="of:=ABS(([.$I22]-[.K22])/[.$I22]*100)" table:style-name="ce8">
            <text:p>50.3</text:p>
          </table:table-cell>
          <table:table-cell office:value-type="float" office:value="3.0070257645446805" table:formula="of:=ABS(([.$I22]-[.L22])/[.$I22]*100)" table:style-name="ce8">
            <text:p>3.0</text:p>
          </table:table-cell>
          <table:table-cell office:value-type="float" office:value="0.45" table:style-name="ce9">
            <text:p>0.45</text:p>
          </table:table-cell>
          <table:table-cell office:value-type="float" office:value="0.27522935779816515" table:formula="of:=[.P22]^2/([.G22]/2*9.81)" table:style-name="ce13">
            <text:p>0.28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1794871794871795" table:formula="of:=[.I22]/[.M22]" table:style-name="ce13">
            <text:p>1.18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21" table:style-name="ce9">
            <text:p>21</text:p>
          </table:table-cell>
          <table:covered-table-cell/>
          <table:table-cell table:number-columns-repeated="2" table:style-name="ce8"/>
          <table:table-cell office:value-type="float" office:value="0.1" table:style-name="ce9">
            <text:p>0.1</text:p>
          </table:table-cell>
          <table:table-cell office:value-type="float" office:value="0.5" table:style-name="ce9">
            <text:p>0.5</text:p>
          </table:table-cell>
          <table:table-cell office:value-type="float" office:value="28" table:style-name="ce8">
            <text:p>28.0</text:p>
          </table:table-cell>
          <table:table-cell office:value-type="float" office:value="3.99592252803262" table:formula="of:=[.I23]^2*([.G23]/2)/9.81" table:style-name="ce8">
            <text:p>4.0</text:p>
          </table:table-cell>
          <table:table-cell office:value-type="float" office:value="14.0077694547725" table:formula="of:=0.705/([.G23])^0.5*2*PI()" table:style-name="ce8">
            <text:p>14.0</text:p>
          </table:table-cell>
          <table:table-cell office:value-type="float" office:value="27.322078983854798" table:formula="of:=8.64/([.G23])^0.5" table:style-name="ce8">
            <text:p>27.3</text:p>
          </table:table-cell>
          <table:table-cell office:value-type="float" office:value="22.5" table:style-name="ce8">
            <text:p>22.5</text:p>
          </table:table-cell>
          <table:table-cell office:value-type="float" office:value="49.97225194724107" table:formula="of:=ABS(([.$I23]-[.K23])/[.$I23]*100)" table:style-name="ce8">
            <text:p>50.0</text:p>
          </table:table-cell>
          <table:table-cell office:value-type="float" office:value="2.4211464862328644" table:formula="of:=ABS(([.$I23]-[.L23])/[.$I23]*100)" table:style-name="ce8">
            <text:p>2.4</text:p>
          </table:table-cell>
          <table:table-cell office:value-type="float" office:value="0.34" table:style-name="ce9">
            <text:p>0.34</text:p>
          </table:table-cell>
          <table:table-cell office:value-type="float" office:value="0.23567787971457699" table:formula="of:=[.P23]^2/([.G23]/2*9.81)" table:style-name="ce13">
            <text:p>0.24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2444444444444445" table:formula="of:=[.I23]/[.M23]" table:style-name="ce13">
            <text:p>1.24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22" table:style-name="ce9">
            <text:p>22</text:p>
          </table:table-cell>
          <table:covered-table-cell/>
          <table:table-cell table:number-columns-repeated="2" table:style-name="ce8"/>
          <table:table-cell office:value-type="float" office:value="0.2" table:style-name="ce9">
            <text:p>0.2</text:p>
          </table:table-cell>
          <table:table-cell office:value-type="float" office:value="0.3" table:style-name="ce9">
            <text:p>0.3</text:p>
          </table:table-cell>
          <table:table-cell office:value-type="float" office:value="17" table:style-name="ce8">
            <text:p>17.0</text:p>
          </table:table-cell>
          <table:table-cell office:value-type="float" office:value="2.9459734964322122" table:formula="of:=[.I24]^2*([.G24]/2)/9.81" table:style-name="ce8">
            <text:p>2.9</text:p>
          </table:table-cell>
          <table:table-cell office:value-type="float" office:value="9.9049887707674245" table:formula="of:=0.705/([.G24])^0.5*2*PI()" table:style-name="ce8">
            <text:p>9.9</text:p>
          </table:table-cell>
          <table:table-cell office:value-type="float" office:value="19.319627325598184" table:formula="of:=8.64/([.G24])^0.5" table:style-name="ce8">
            <text:p>19.3</text:p>
          </table:table-cell>
          <table:table-cell office:value-type="float" office:value="17" table:style-name="ce8">
            <text:p>17.0</text:p>
          </table:table-cell>
          <table:table-cell office:value-type="float" office:value="41.735360171956323" table:formula="of:=ABS(([.$I24]-[.K24])/[.$I24]*100)" table:style-name="ce8">
            <text:p>41.7</text:p>
          </table:table-cell>
          <table:table-cell office:value-type="float" office:value="13.644866621165786" table:formula="of:=ABS(([.$I24]-[.L24])/[.$I24]*100)" table:style-name="ce8">
            <text:p>13.6</text:p>
          </table:table-cell>
          <table:table-cell office:value-type="float" office:value="0.51" table:style-name="ce9">
            <text:p>0.51</text:p>
          </table:table-cell>
          <table:table-cell office:value-type="float" office:value="0.26513761467889907" table:formula="of:=[.P24]^2/([.G24]/2*9.81)" table:style-name="ce13">
            <text:p>0.27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" table:formula="of:=[.I24]/[.M24]" table:style-name="ce13">
            <text:p>1.00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23" table:style-name="ce9">
            <text:p>23</text:p>
          </table:table-cell>
          <table:covered-table-cell/>
          <table:table-cell table:number-columns-repeated="2" table:style-name="ce8"/>
          <table:table-cell office:value-type="float" office:value="0.15" table:style-name="ce9">
            <text:p>0.15</text:p>
          </table:table-cell>
          <table:table-cell office:value-type="float" office:value="0.3" table:style-name="ce9">
            <text:p>0.3</text:p>
          </table:table-cell>
          <table:table-cell office:value-type="float" office:value="24" table:style-name="ce8">
            <text:p>24.0</text:p>
          </table:table-cell>
          <table:table-cell office:value-type="float" office:value="4.4036697247706416" table:formula="of:=[.I25]^2*([.G25]/2)/9.81" table:style-name="ce8">
            <text:p>4.4</text:p>
          </table:table-cell>
          <table:table-cell office:value-type="float" office:value="11.437295866245584" table:formula="of:=0.705/([.G25])^0.5*2*PI()" table:style-name="ce8">
            <text:p>11.4</text:p>
          </table:table-cell>
          <table:table-cell office:value-type="float" office:value="22.308384074154723" table:formula="of:=8.64/([.G25])^0.5" table:style-name="ce8">
            <text:p>22.3</text:p>
          </table:table-cell>
          <table:table-cell office:value-type="float" office:value="19" table:style-name="ce8">
            <text:p>19.0</text:p>
          </table:table-cell>
          <table:table-cell office:value-type="float" office:value="52.344600557310059" table:formula="of:=ABS(([.$I25]-[.K25])/[.$I25]*100)" table:style-name="ce8">
            <text:p>52.3</text:p>
          </table:table-cell>
          <table:table-cell office:value-type="float" office:value="7.0483996910219853" table:formula="of:=ABS(([.$I25]-[.L25])/[.$I25]*100)" table:style-name="ce8">
            <text:p>7.0</text:p>
          </table:table-cell>
          <table:table-cell office:value-type="float" office:value="0.44" table:style-name="ce9">
            <text:p>0.44</text:p>
          </table:table-cell>
          <table:table-cell office:value-type="float" office:value="0.26313285762827043" table:formula="of:=[.P25]^2/([.G25]/2*9.81)" table:style-name="ce13">
            <text:p>0.26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263157894736842" table:formula="of:=[.I25]/[.M25]" table:style-name="ce13">
            <text:p>1.26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24" table:style-name="ce9">
            <text:p>24</text:p>
          </table:table-cell>
          <table:covered-table-cell/>
          <table:table-cell table:number-columns-repeated="2" table:style-name="ce8"/>
          <table:table-cell office:value-type="float" office:value="0.1" table:style-name="ce9">
            <text:p>0.1</text:p>
          </table:table-cell>
          <table:table-cell office:value-type="float" office:value="0.3" table:style-name="ce9">
            <text:p>0.3</text:p>
          </table:table-cell>
          <table:table-cell office:value-type="float" office:value="25" table:style-name="ce8">
            <text:p>25.0</text:p>
          </table:table-cell>
          <table:table-cell office:value-type="float" office:value="3.1855249745158001" table:formula="of:=[.I26]^2*([.G26]/2)/9.81" table:style-name="ce8">
            <text:p>3.2</text:p>
          </table:table-cell>
          <table:table-cell office:value-type="float" office:value="14.0077694547725" table:formula="of:=0.705/([.G26])^0.5*2*PI()" table:style-name="ce8">
            <text:p>14.0</text:p>
          </table:table-cell>
          <table:table-cell office:value-type="float" office:value="27.322078983854798" table:formula="of:=8.64/([.G26])^0.5" table:style-name="ce8">
            <text:p>27.3</text:p>
          </table:table-cell>
          <table:table-cell office:value-type="float" office:value="22" table:style-name="ce8">
            <text:p>22.0</text:p>
          </table:table-cell>
          <table:table-cell office:value-type="float" office:value="43.968922180909999" table:formula="of:=ABS(([.$I26]-[.K26])/[.$I26]*100)" table:style-name="ce8">
            <text:p>44.0</text:p>
          </table:table-cell>
          <table:table-cell office:value-type="float" office:value="9.2883159354191918" table:formula="of:=ABS(([.$I26]-[.L26])/[.$I26]*100)" table:style-name="ce8">
            <text:p>9.3</text:p>
          </table:table-cell>
          <table:table-cell office:value-type="float" office:value="0.37" table:style-name="ce9">
            <text:p>0.37</text:p>
          </table:table-cell>
          <table:table-cell office:value-type="float" office:value="0.27910295616717629" table:formula="of:=[.P26]^2/([.G26]/2*9.81)" table:style-name="ce13">
            <text:p>0.28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1363636363636365" table:formula="of:=[.I26]/[.M26]" table:style-name="ce13">
            <text:p>1.14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25" table:style-name="ce9">
            <text:p>25</text:p>
          </table:table-cell>
          <table:covered-table-cell/>
          <table:table-cell table:number-columns-repeated="2" table:style-name="ce8"/>
          <table:table-cell office:value-type="float" office:value="0.2" table:style-name="ce9">
            <text:p>0.2</text:p>
          </table:table-cell>
          <table:table-cell office:value-type="float" office:value="0.1" table:style-name="ce9">
            <text:p>0.1</text:p>
          </table:table-cell>
          <table:table-cell office:value-type="float" office:value="18" table:style-name="ce8">
            <text:p>18.0</text:p>
          </table:table-cell>
          <table:table-cell office:value-type="float" office:value="3.3027522935779814" table:formula="of:=[.I27]^2*([.G27]/2)/9.81" table:style-name="ce8">
            <text:p>3.3</text:p>
          </table:table-cell>
          <table:table-cell office:value-type="float" office:value="9.9049887707674245" table:formula="of:=0.705/([.G27])^0.5*2*PI()" table:style-name="ce8">
            <text:p>9.9</text:p>
          </table:table-cell>
          <table:table-cell office:value-type="float" office:value="19.319627325598184" table:formula="of:=8.64/([.G27])^0.5" table:style-name="ce8">
            <text:p>19.3</text:p>
          </table:table-cell>
          <table:table-cell office:value-type="float" office:value="15.5" table:style-name="ce8">
            <text:p>15.5</text:p>
          </table:table-cell>
          <table:table-cell office:value-type="float" office:value="44.972284606847637" table:formula="of:=ABS(([.$I27]-[.K27])/[.$I27]*100)" table:style-name="ce8">
            <text:p>45.0</text:p>
          </table:table-cell>
          <table:table-cell office:value-type="float" office:value="7.3312629199899089" table:formula="of:=ABS(([.$I27]-[.L27])/[.$I27]*100)" table:style-name="ce8">
            <text:p>7.3</text:p>
          </table:table-cell>
          <table:table-cell office:value-type="float" office:value="0.57999999999999996" table:style-name="ce9">
            <text:p>0.58</text:p>
          </table:table-cell>
          <table:table-cell office:value-type="float" office:value="0.34291539245667679" table:formula="of:=[.P27]^2/([.G27]/2*9.81)" table:style-name="ce13">
            <text:p>0.34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1612903225806452" table:formula="of:=[.I27]/[.M27]" table:style-name="ce13">
            <text:p>1.16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26" table:style-name="ce9">
            <text:p>26</text:p>
          </table:table-cell>
          <table:covered-table-cell/>
          <table:table-cell table:number-columns-repeated="2" table:style-name="ce8"/>
          <table:table-cell office:value-type="float" office:value="0.15" table:style-name="ce9">
            <text:p>0.15</text:p>
          </table:table-cell>
          <table:table-cell office:value-type="float" office:value="0.1" table:style-name="ce9">
            <text:p>0.1</text:p>
          </table:table-cell>
          <table:table-cell office:value-type="float" office:value="24" table:style-name="ce8">
            <text:p>24.0</text:p>
          </table:table-cell>
          <table:table-cell office:value-type="float" office:value="4.4036697247706416" table:formula="of:=[.I28]^2*([.G28]/2)/9.81" table:style-name="ce8">
            <text:p>4.4</text:p>
          </table:table-cell>
          <table:table-cell office:value-type="float" office:value="11.437295866245584" table:formula="of:=0.705/([.G28])^0.5*2*PI()" table:style-name="ce8">
            <text:p>11.4</text:p>
          </table:table-cell>
          <table:table-cell office:value-type="float" office:value="22.308384074154723" table:formula="of:=8.64/([.G28])^0.5" table:style-name="ce8">
            <text:p>22.3</text:p>
          </table:table-cell>
          <table:table-cell office:value-type="float" office:value="18" table:style-name="ce8">
            <text:p>18.0</text:p>
          </table:table-cell>
          <table:table-cell office:value-type="float" office:value="52.344600557310059" table:formula="of:=ABS(([.$I28]-[.K28])/[.$I28]*100)" table:style-name="ce8">
            <text:p>52.3</text:p>
          </table:table-cell>
          <table:table-cell office:value-type="float" office:value="7.0483996910219853" table:formula="of:=ABS(([.$I28]-[.L28])/[.$I28]*100)" table:style-name="ce8">
            <text:p>7.0</text:p>
          </table:table-cell>
          <table:table-cell office:value-type="float" office:value="0.52" table:style-name="ce9">
            <text:p>0.52</text:p>
          </table:table-cell>
          <table:table-cell office:value-type="float" office:value="0.36751613999320426" table:formula="of:=[.P28]^2/([.G28]/2*9.81)" table:style-name="ce13">
            <text:p>0.37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3333333333333333" table:formula="of:=[.I28]/[.M28]" table:style-name="ce13">
            <text:p>1.33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27" table:style-name="ce9">
            <text:p>27</text:p>
          </table:table-cell>
          <table:covered-table-cell/>
          <table:table-cell table:number-columns-repeated="2" table:style-name="ce8"/>
          <table:table-cell office:value-type="float" office:value="0.1" table:style-name="ce9">
            <text:p>0.1</text:p>
          </table:table-cell>
          <table:table-cell office:value-type="float" office:value="0.1" table:style-name="ce9">
            <text:p>0.1</text:p>
          </table:table-cell>
          <table:table-cell office:value-type="float" office:value="29" table:style-name="ce8">
            <text:p>29.0</text:p>
          </table:table-cell>
          <table:table-cell office:value-type="float" office:value="4.2864424057084607" table:formula="of:=[.I29]^2*([.G29]/2)/9.81" table:style-name="ce8">
            <text:p>4.3</text:p>
          </table:table-cell>
          <table:table-cell office:value-type="float" office:value="14.0077694547725" table:formula="of:=0.705/([.G29])^0.5*2*PI()" table:style-name="ce8">
            <text:p>14.0</text:p>
          </table:table-cell>
          <table:table-cell office:value-type="float" office:value="27.322078983854798" table:formula="of:=8.64/([.G29])^0.5" table:style-name="ce8">
            <text:p>27.3</text:p>
          </table:table-cell>
          <table:table-cell office:value-type="float" office:value="22" table:style-name="ce8">
            <text:p>22.0</text:p>
          </table:table-cell>
          <table:table-cell office:value-type="float" office:value="51.697346707681035" table:formula="of:=ABS(([.$I29]-[.K29])/[.$I29]*100)" table:style-name="ce8">
            <text:p>51.7</text:p>
          </table:table-cell>
          <table:table-cell office:value-type="float" office:value="5.7859345384317313" table:formula="of:=ABS(([.$I29]-[.L29])/[.$I29]*100)" table:style-name="ce8">
            <text:p>5.8</text:p>
          </table:table-cell>
          <table:table-cell office:value-type="float" office:value="0.41" table:style-name="ce9">
            <text:p>0.41</text:p>
          </table:table-cell>
          <table:table-cell office:value-type="float" office:value="0.34271151885830775" table:formula="of:=[.P29]^2/([.G29]/2*9.81)" table:style-name="ce13">
            <text:p>0.34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3181818181818181" table:formula="of:=[.I29]/[.M29]" table:style-name="ce13">
            <text:p>1.32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table-cell office:value-type="string" table:number-columns-spanned="1" table:number-rows-spanned="9" table:style-name="ce12">
            <text:p>n02</text:p>
          </table:table-cell>
          <table:table-cell office:value-type="float" office:value="28" table:style-name="ce9">
            <text:p>28</text:p>
          </table:table-cell>
          <table:table-cell office:value-type="string" table:number-columns-spanned="1" table:number-rows-spanned="9" table:style-name="ce12">
            <text:p>Aço 6</text:p>
          </table:table-cell>
          <table:table-cell office:value-type="float" office:value="23.444444444444443" table:formula="of:=AVERAGE([.I30:.I38])" table:style-name="ce8">
            <text:p>23.4</text:p>
          </table:table-cell>
          <table:table-cell office:value-type="float" office:value="4.0654369725501622" table:formula="of:=STDEV([.I30:.I38])" table:style-name="ce8">
            <text:p>4.1</text:p>
          </table:table-cell>
          <table:table-cell office:value-type="float" office:value="0.2" table:style-name="ce9">
            <text:p>0.2</text:p>
          </table:table-cell>
          <table:table-cell office:value-type="float" office:value="0.5" table:style-name="ce9">
            <text:p>0.5</text:p>
          </table:table-cell>
          <table:table-cell office:value-type="float" office:value="21" table:style-name="ce8">
            <text:p>21.0</text:p>
          </table:table-cell>
          <table:table-cell office:value-type="float" office:value="4.4954128440366974" table:formula="of:=[.I30]^2*([.G30]/2)/9.81" table:style-name="ce8">
            <text:p>4.5</text:p>
          </table:table-cell>
          <table:table-cell office:value-type="float" office:value="9.9049887707674245" table:formula="of:=0.705/([.G30])^0.5*2*PI()" table:style-name="ce8">
            <text:p>9.9</text:p>
          </table:table-cell>
          <table:table-cell office:value-type="float" office:value="19.319627325598184" table:formula="of:=8.64/([.G30])^0.5" table:style-name="ce8">
            <text:p>19.3</text:p>
          </table:table-cell>
          <table:table-cell office:value-type="float" office:value="19.5" table:style-name="ce8">
            <text:p>19.5</text:p>
          </table:table-cell>
          <table:table-cell office:value-type="float" office:value="52.833386805869409" table:formula="of:=ABS(([.$I30]-[.K30])/[.$I30]*100)" table:style-name="ce8">
            <text:p>52.8</text:p>
          </table:table-cell>
          <table:table-cell office:value-type="float" office:value="8.0017746400086498" table:formula="of:=ABS(([.$I30]-[.L30])/[.$I30]*100)" table:style-name="ce8">
            <text:p>8.0</text:p>
          </table:table-cell>
          <table:table-cell office:value-type="float" office:value="0.5" table:style-name="ce9">
            <text:p>0.5</text:p>
          </table:table-cell>
          <table:table-cell office:value-type="float" office:value="0.254841997961264" table:formula="of:=[.P30]^2/([.G30]/2*9.81)" table:style-name="ce13">
            <text:p>0.25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0769230769230769" table:formula="of:=[.I30]/[.M30]" table:style-name="ce13">
            <text:p>1.08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29" table:style-name="ce9">
            <text:p>29</text:p>
          </table:table-cell>
          <table:covered-table-cell/>
          <table:table-cell table:number-columns-repeated="2" table:style-name="ce8"/>
          <table:table-cell office:value-type="float" office:value="0.15" table:style-name="ce9">
            <text:p>0.15</text:p>
          </table:table-cell>
          <table:table-cell office:value-type="float" office:value="0.5" table:style-name="ce9">
            <text:p>0.5</text:p>
          </table:table-cell>
          <table:table-cell office:value-type="float" office:value="24" table:style-name="ce8">
            <text:p>24.0</text:p>
          </table:table-cell>
          <table:table-cell office:value-type="float" office:value="4.4036697247706416" table:formula="of:=[.I31]^2*([.G31]/2)/9.81" table:style-name="ce8">
            <text:p>4.4</text:p>
          </table:table-cell>
          <table:table-cell office:value-type="float" office:value="11.437295866245584" table:formula="of:=0.705/([.G31])^0.5*2*PI()" table:style-name="ce8">
            <text:p>11.4</text:p>
          </table:table-cell>
          <table:table-cell office:value-type="float" office:value="22.308384074154723" table:formula="of:=8.64/([.G31])^0.5" table:style-name="ce8">
            <text:p>22.3</text:p>
          </table:table-cell>
          <table:table-cell office:value-type="float" office:value="22" table:style-name="ce8">
            <text:p>22.0</text:p>
          </table:table-cell>
          <table:table-cell office:value-type="float" office:value="52.344600557310059" table:formula="of:=ABS(([.$I31]-[.K31])/[.$I31]*100)" table:style-name="ce8">
            <text:p>52.3</text:p>
          </table:table-cell>
          <table:table-cell office:value-type="float" office:value="7.0483996910219853" table:formula="of:=ABS(([.$I31]-[.L31])/[.$I31]*100)" table:style-name="ce8">
            <text:p>7.0</text:p>
          </table:table-cell>
          <table:table-cell office:value-type="float" office:value="0.4" table:style-name="ce9">
            <text:p>0.4</text:p>
          </table:table-cell>
          <table:table-cell office:value-type="float" office:value="0.21746517159361201" table:formula="of:=[.P31]^2/([.G31]/2*9.81)" table:style-name="ce13">
            <text:p>0.22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0909090909090908" table:formula="of:=[.I31]/[.M31]" table:style-name="ce13">
            <text:p>1.09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30" table:style-name="ce9">
            <text:p>30</text:p>
          </table:table-cell>
          <table:covered-table-cell/>
          <table:table-cell table:number-columns-repeated="2" table:style-name="ce8"/>
          <table:table-cell office:value-type="float" office:value="0.1" table:style-name="ce9">
            <text:p>0.1</text:p>
          </table:table-cell>
          <table:table-cell office:value-type="float" office:value="0.5" table:style-name="ce9">
            <text:p>0.5</text:p>
          </table:table-cell>
          <table:table-cell office:value-type="float" office:value="27" table:style-name="ce8">
            <text:p>27.0</text:p>
          </table:table-cell>
          <table:table-cell office:value-type="float" office:value="3.7155963302752295" table:formula="of:=[.I32]^2*([.G32]/2)/9.81" table:style-name="ce8">
            <text:p>3.7</text:p>
          </table:table-cell>
          <table:table-cell office:value-type="float" office:value="14.0077694547725" table:formula="of:=0.705/([.G32])^0.5*2*PI()" table:style-name="ce8">
            <text:p>14.0</text:p>
          </table:table-cell>
          <table:table-cell office:value-type="float" office:value="27.322078983854798" table:formula="of:=8.64/([.G32])^0.5" table:style-name="ce8">
            <text:p>27.3</text:p>
          </table:table-cell>
          <table:table-cell office:value-type="float" office:value="22.5" table:style-name="ce8">
            <text:p>22.5</text:p>
          </table:table-cell>
          <table:table-cell office:value-type="float" office:value="48.119372389731481" table:formula="of:=ABS(([.$I32]-[.K32])/[.$I32]*100)" table:style-name="ce8">
            <text:p>48.1</text:p>
          </table:table-cell>
          <table:table-cell office:value-type="float" office:value="1.1928851253881405" table:formula="of:=ABS(([.$I32]-[.L32])/[.$I32]*100)" table:style-name="ce8">
            <text:p>1.2</text:p>
          </table:table-cell>
          <table:table-cell office:value-type="float" office:value="0.35" table:style-name="ce9">
            <text:p>0.35</text:p>
          </table:table-cell>
          <table:table-cell office:value-type="float" office:value="0.24974515800203867" table:formula="of:=[.P32]^2/([.G32]/2*9.81)" table:style-name="ce13">
            <text:p>0.25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2" table:formula="of:=[.I32]/[.M32]" table:style-name="ce13">
            <text:p>1.20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31" table:style-name="ce9">
            <text:p>31</text:p>
          </table:table-cell>
          <table:covered-table-cell/>
          <table:table-cell table:number-columns-repeated="2" table:style-name="ce8"/>
          <table:table-cell office:value-type="float" office:value="0.2" table:style-name="ce9">
            <text:p>0.2</text:p>
          </table:table-cell>
          <table:table-cell office:value-type="float" office:value="0.3" table:style-name="ce9">
            <text:p>0.3</text:p>
          </table:table-cell>
          <table:table-cell office:value-type="float" office:value="18" table:style-name="ce8">
            <text:p>18.0</text:p>
          </table:table-cell>
          <table:table-cell office:value-type="float" office:value="3.3027522935779814" table:formula="of:=[.I33]^2*([.G33]/2)/9.81" table:style-name="ce8">
            <text:p>3.3</text:p>
          </table:table-cell>
          <table:table-cell office:value-type="float" office:value="9.9049887707674245" table:formula="of:=0.705/([.G33])^0.5*2*PI()" table:style-name="ce8">
            <text:p>9.9</text:p>
          </table:table-cell>
          <table:table-cell office:value-type="float" office:value="19.319627325598184" table:formula="of:=8.64/([.G33])^0.5" table:style-name="ce8">
            <text:p>19.3</text:p>
          </table:table-cell>
          <table:table-cell office:value-type="float" office:value="20" table:style-name="ce8">
            <text:p>20.0</text:p>
          </table:table-cell>
          <table:table-cell office:value-type="float" office:value="44.972284606847637" table:formula="of:=ABS(([.$I33]-[.K33])/[.$I33]*100)" table:style-name="ce8">
            <text:p>45.0</text:p>
          </table:table-cell>
          <table:table-cell office:value-type="float" office:value="7.3312629199899089" table:formula="of:=ABS(([.$I33]-[.L33])/[.$I33]*100)" table:style-name="ce8">
            <text:p>7.3</text:p>
          </table:table-cell>
          <table:table-cell office:value-type="float" office:value="0.52" table:style-name="ce9">
            <text:p>0.52</text:p>
          </table:table-cell>
          <table:table-cell office:value-type="float" office:value="0.27563710499490318" table:formula="of:=[.P33]^2/([.G33]/2*9.81)" table:style-name="ce13">
            <text:p>0.28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0.9" table:formula="of:=[.I33]/[.M33]" table:style-name="ce13">
            <text:p>0.90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32" table:style-name="ce9">
            <text:p>32</text:p>
          </table:table-cell>
          <table:covered-table-cell/>
          <table:table-cell table:number-columns-repeated="2" table:style-name="ce8"/>
          <table:table-cell office:value-type="float" office:value="0.15" table:style-name="ce9">
            <text:p>0.15</text:p>
          </table:table-cell>
          <table:table-cell office:value-type="float" office:value="0.3" table:style-name="ce9">
            <text:p>0.3</text:p>
          </table:table-cell>
          <table:table-cell office:value-type="float" office:value="22" table:style-name="ce8">
            <text:p>22.0</text:p>
          </table:table-cell>
          <table:table-cell office:value-type="float" office:value="3.7003058103975532" table:formula="of:=[.I34]^2*([.G34]/2)/9.81" table:style-name="ce8">
            <text:p>3.7</text:p>
          </table:table-cell>
          <table:table-cell office:value-type="float" office:value="11.437295866245584" table:formula="of:=0.705/([.G34])^0.5*2*PI()" table:style-name="ce8">
            <text:p>11.4</text:p>
          </table:table-cell>
          <table:table-cell office:value-type="float" office:value="22.308384074154723" table:formula="of:=8.64/([.G34])^0.5" table:style-name="ce8">
            <text:p>22.3</text:p>
          </table:table-cell>
          <table:table-cell office:value-type="float" office:value="22" table:style-name="ce8">
            <text:p>22.0</text:p>
          </table:table-cell>
          <table:table-cell office:value-type="float" office:value="48.012291517065528" table:formula="of:=ABS(([.$I34]-[.K34])/[.$I34]*100)" table:style-name="ce8">
            <text:p>48.0</text:p>
          </table:table-cell>
          <table:table-cell office:value-type="float" office:value="1.4017457916123794" table:formula="of:=ABS(([.$I34]-[.L34])/[.$I34]*100)" table:style-name="ce8">
            <text:p>1.4</text:p>
          </table:table-cell>
          <table:table-cell office:value-type="float" office:value="0.43" table:style-name="ce9">
            <text:p>0.43</text:p>
          </table:table-cell>
          <table:table-cell office:value-type="float" office:value="0.25130818892286777" table:formula="of:=[.P34]^2/([.G34]/2*9.81)" table:style-name="ce13">
            <text:p>0.25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" table:formula="of:=[.I34]/[.M34]" table:style-name="ce13">
            <text:p>1.00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33" table:style-name="ce9">
            <text:p>33</text:p>
          </table:table-cell>
          <table:covered-table-cell/>
          <table:table-cell table:number-columns-repeated="2" table:style-name="ce8"/>
          <table:table-cell office:value-type="float" office:value="0.1" table:style-name="ce9">
            <text:p>0.1</text:p>
          </table:table-cell>
          <table:table-cell office:value-type="float" office:value="0.3" table:style-name="ce9">
            <text:p>0.3</text:p>
          </table:table-cell>
          <table:table-cell office:value-type="float" office:value="26" table:style-name="ce8">
            <text:p>26.0</text:p>
          </table:table-cell>
          <table:table-cell office:value-type="float" office:value="3.44546381243629" table:formula="of:=[.I35]^2*([.G35]/2)/9.81" table:style-name="ce8">
            <text:p>3.4</text:p>
          </table:table-cell>
          <table:table-cell office:value-type="float" office:value="14.0077694547725" table:formula="of:=0.705/([.G35])^0.5*2*PI()" table:style-name="ce8">
            <text:p>14.0</text:p>
          </table:table-cell>
          <table:table-cell office:value-type="float" office:value="27.322078983854798" table:formula="of:=8.64/([.G35])^0.5" table:style-name="ce8">
            <text:p>27.3</text:p>
          </table:table-cell>
          <table:table-cell office:value-type="float" office:value="25.5" table:style-name="ce8">
            <text:p>25.5</text:p>
          </table:table-cell>
          <table:table-cell office:value-type="float" office:value="46.123963635490384" table:formula="of:=ABS(([.$I35]-[.K35])/[.$I35]*100)" table:style-name="ce8">
            <text:p>46.1</text:p>
          </table:table-cell>
          <table:table-cell office:value-type="float" office:value="5.0849191686723003" table:formula="of:=ABS(([.$I35]-[.L35])/[.$I35]*100)" table:style-name="ce8">
            <text:p>5.1</text:p>
          </table:table-cell>
          <table:table-cell office:value-type="float" office:value="0.38" table:style-name="ce9">
            <text:p>0.38</text:p>
          </table:table-cell>
          <table:table-cell office:value-type="float" office:value="0.29439347604485216" table:formula="of:=[.P35]^2/([.G35]/2*9.81)" table:style-name="ce13">
            <text:p>0.29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0196078431372548" table:formula="of:=[.I35]/[.M35]" table:style-name="ce13">
            <text:p>1.02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34" table:style-name="ce9">
            <text:p>34</text:p>
          </table:table-cell>
          <table:covered-table-cell/>
          <table:table-cell table:number-columns-repeated="2" table:style-name="ce8"/>
          <table:table-cell office:value-type="float" office:value="0.2" table:style-name="ce9">
            <text:p>0.2</text:p>
          </table:table-cell>
          <table:table-cell office:value-type="float" office:value="0.1" table:style-name="ce9">
            <text:p>0.1</text:p>
          </table:table-cell>
          <table:table-cell office:value-type="float" office:value="18" table:style-name="ce8">
            <text:p>18.0</text:p>
          </table:table-cell>
          <table:table-cell office:value-type="float" office:value="3.3027522935779814" table:formula="of:=[.I36]^2*([.G36]/2)/9.81" table:style-name="ce8">
            <text:p>3.3</text:p>
          </table:table-cell>
          <table:table-cell office:value-type="float" office:value="9.9049887707674245" table:formula="of:=0.705/([.G36])^0.5*2*PI()" table:style-name="ce8">
            <text:p>9.9</text:p>
          </table:table-cell>
          <table:table-cell office:value-type="float" office:value="19.319627325598184" table:formula="of:=8.64/([.G36])^0.5" table:style-name="ce8">
            <text:p>19.3</text:p>
          </table:table-cell>
          <table:table-cell office:value-type="float" office:value="17.5" table:style-name="ce8">
            <text:p>17.5</text:p>
          </table:table-cell>
          <table:table-cell office:value-type="float" office:value="44.972284606847637" table:formula="of:=ABS(([.$I36]-[.K36])/[.$I36]*100)" table:style-name="ce8">
            <text:p>45.0</text:p>
          </table:table-cell>
          <table:table-cell office:value-type="float" office:value="7.3312629199899089" table:formula="of:=ABS(([.$I36]-[.L36])/[.$I36]*100)" table:style-name="ce8">
            <text:p>7.3</text:p>
          </table:table-cell>
          <table:table-cell office:value-type="float" office:value="0.51" table:style-name="ce9">
            <text:p>0.51</text:p>
          </table:table-cell>
          <table:table-cell office:value-type="float" office:value="0.26513761467889907" table:formula="of:=[.P36]^2/([.G36]/2*9.81)" table:style-name="ce13">
            <text:p>0.27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0285714285714285" table:formula="of:=[.I36]/[.M36]" table:style-name="ce13">
            <text:p>1.03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35" table:style-name="ce9">
            <text:p>35</text:p>
          </table:table-cell>
          <table:covered-table-cell/>
          <table:table-cell table:number-columns-repeated="2" table:style-name="ce8"/>
          <table:table-cell office:value-type="float" office:value="0.15" table:style-name="ce9">
            <text:p>0.15</text:p>
          </table:table-cell>
          <table:table-cell office:value-type="float" office:value="0.1" table:style-name="ce9">
            <text:p>0.1</text:p>
          </table:table-cell>
          <table:table-cell office:value-type="float" office:value="25" table:style-name="ce8">
            <text:p>25.0</text:p>
          </table:table-cell>
          <table:table-cell office:value-type="float" office:value="4.7782874617736999" table:formula="of:=[.I37]^2*([.G37]/2)/9.81" table:style-name="ce8">
            <text:p>4.8</text:p>
          </table:table-cell>
          <table:table-cell office:value-type="float" office:value="11.437295866245584" table:formula="of:=0.705/([.G37])^0.5*2*PI()" table:style-name="ce8">
            <text:p>11.4</text:p>
          </table:table-cell>
          <table:table-cell office:value-type="float" office:value="22.308384074154723" table:formula="of:=8.64/([.G37])^0.5" table:style-name="ce8">
            <text:p>22.3</text:p>
          </table:table-cell>
          <table:table-cell office:value-type="float" office:value="20.5" table:style-name="ce8">
            <text:p>20.5</text:p>
          </table:table-cell>
          <table:table-cell office:value-type="float" office:value="54.250816535017663" table:formula="of:=ABS(([.$I37]-[.K37])/[.$I37]*100)" table:style-name="ce8">
            <text:p>54.3</text:p>
          </table:table-cell>
          <table:table-cell office:value-type="float" office:value="10.766463703381106" table:formula="of:=ABS(([.$I37]-[.L37])/[.$I37]*100)" table:style-name="ce8">
            <text:p>10.8</text:p>
          </table:table-cell>
          <table:table-cell office:value-type="float" office:value="0.47" table:style-name="ce9">
            <text:p>0.47</text:p>
          </table:table-cell>
          <table:table-cell office:value-type="float" office:value="0.30023785253143048" table:formula="of:=[.P37]^2/([.G37]/2*9.81)" table:style-name="ce13">
            <text:p>0.30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2195121951219512" table:formula="of:=[.I37]/[.M37]" table:style-name="ce13">
            <text:p>1.22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36" table:style-name="ce9">
            <text:p>36</text:p>
          </table:table-cell>
          <table:covered-table-cell/>
          <table:table-cell table:number-columns-repeated="2" table:style-name="ce8"/>
          <table:table-cell office:value-type="float" office:value="0.1" table:style-name="ce9">
            <text:p>0.1</text:p>
          </table:table-cell>
          <table:table-cell office:value-type="float" office:value="0.1" table:style-name="ce9">
            <text:p>0.1</text:p>
          </table:table-cell>
          <table:table-cell office:value-type="float" office:value="30" table:style-name="ce8">
            <text:p>30.0</text:p>
          </table:table-cell>
          <table:table-cell office:value-type="float" office:value="4.5871559633027523" table:formula="of:=[.I38]^2*([.G38]/2)/9.81" table:style-name="ce8">
            <text:p>4.6</text:p>
          </table:table-cell>
          <table:table-cell office:value-type="float" office:value="14.0077694547725" table:formula="of:=0.705/([.G38])^0.5*2*PI()" table:style-name="ce8">
            <text:p>14.0</text:p>
          </table:table-cell>
          <table:table-cell office:value-type="float" office:value="27.322078983854798" table:formula="of:=8.64/([.G38])^0.5" table:style-name="ce8">
            <text:p>27.3</text:p>
          </table:table-cell>
          <table:table-cell office:value-type="float" office:value="25" table:style-name="ce8">
            <text:p>25.0</text:p>
          </table:table-cell>
          <table:table-cell office:value-type="float" office:value="53.30743515075833" table:formula="of:=ABS(([.$I38]-[.K38])/[.$I38]*100)" table:style-name="ce8">
            <text:p>53.3</text:p>
          </table:table-cell>
          <table:table-cell office:value-type="float" office:value="8.9264033871506729" table:formula="of:=ABS(([.$I38]-[.L38])/[.$I38]*100)" table:style-name="ce8">
            <text:p>8.9</text:p>
          </table:table-cell>
          <table:table-cell office:value-type="float" office:value="0.41" table:style-name="ce9">
            <text:p>0.41</text:p>
          </table:table-cell>
          <table:table-cell office:value-type="float" office:value="0.34271151885830775" table:formula="of:=[.P38]^2/([.G38]/2*9.81)" table:style-name="ce13">
            <text:p>0.34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2" table:formula="of:=[.I38]/[.M38]" table:style-name="ce13">
            <text:p>1.20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table-cell office:value-type="string" table:number-columns-spanned="1" table:number-rows-spanned="9" table:style-name="ce19">
            <text:p>n06</text:p>
          </table:table-cell>
          <table:table-cell office:value-type="float" office:value="37" table:style-name="ce9">
            <text:p>37</text:p>
          </table:table-cell>
          <table:table-cell office:value-type="string" table:number-columns-spanned="1" table:number-rows-spanned="9" table:style-name="ce19">
            <text:p>Poliacetal</text:p>
          </table:table-cell>
          <table:table-cell office:value-type="float" office:value="20.777777777777779" table:formula="of:=AVERAGE([.I39:.I47])" table:style-name="ce8">
            <text:p>20.8</text:p>
          </table:table-cell>
          <table:table-cell office:value-type="float" office:value="3.4560735588879554" table:formula="of:=STDEV([.I39:.I47])" table:style-name="ce8">
            <text:p>3.5</text:p>
          </table:table-cell>
          <table:table-cell office:value-type="float" office:value="0.2" table:style-name="ce9">
            <text:p>0.2</text:p>
          </table:table-cell>
          <table:table-cell office:value-type="float" office:value="0.5" table:style-name="ce9">
            <text:p>0.5</text:p>
          </table:table-cell>
          <table:table-cell office:value-type="float" office:value="19" table:style-name="ce8">
            <text:p>19.0</text:p>
          </table:table-cell>
          <table:table-cell office:value-type="float" office:value="3.6799184505606521" table:formula="of:=[.I39]^2*([.G39]/2)/9.81" table:style-name="ce8">
            <text:p>3.7</text:p>
          </table:table-cell>
          <table:table-cell office:value-type="float" office:value="9.9049887707674245" table:formula="of:=0.705/([.G39])^0.5*2*PI()" table:style-name="ce8">
            <text:p>9.9</text:p>
          </table:table-cell>
          <table:table-cell office:value-type="float" office:value="19.319627325598184" table:formula="of:=8.64/([.G39])^0.5" table:style-name="ce8">
            <text:p>19.3</text:p>
          </table:table-cell>
          <table:table-cell office:value-type="float" office:value="16" table:style-name="ce8">
            <text:p>16.0</text:p>
          </table:table-cell>
          <table:table-cell office:value-type="float" office:value="47.868480153855657" table:formula="of:=ABS(([.$I39]-[.K39])/[.$I39]*100)" table:style-name="ce8">
            <text:p>47.9</text:p>
          </table:table-cell>
          <table:table-cell office:value-type="float" office:value="1.6822490820957035" table:formula="of:=ABS(([.$I39]-[.L39])/[.$I39]*100)" table:style-name="ce8">
            <text:p>1.7</text:p>
          </table:table-cell>
          <table:table-cell office:value-type="float" office:value="0.71" table:style-name="ce9">
            <text:p>0.71</text:p>
          </table:table-cell>
          <table:table-cell office:value-type="float" office:value="0.51386340468909275" table:formula="of:=[.P39]^2/([.G39]/2*9.81)" table:style-name="ce13">
            <text:p>0.51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1875" table:formula="of:=[.I39]/[.M39]" table:style-name="ce13">
            <text:p>1.19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38" table:style-name="ce9">
            <text:p>38</text:p>
          </table:table-cell>
          <table:covered-table-cell/>
          <table:table-cell table:number-columns-repeated="2" table:style-name="ce9"/>
          <table:table-cell office:value-type="float" office:value="0.15" table:style-name="ce9">
            <text:p>0.15</text:p>
          </table:table-cell>
          <table:table-cell office:value-type="float" office:value="0.5" table:style-name="ce9">
            <text:p>0.5</text:p>
          </table:table-cell>
          <table:table-cell office:value-type="float" office:value="17" table:style-name="ce14">
            <text:p>17.0</text:p>
          </table:table-cell>
          <table:table-cell office:value-type="float" office:value="2.2094801223241589" table:formula="of:=[.I40]^2*([.G40]/2)/9.81" table:style-name="ce8">
            <text:p>2.2</text:p>
          </table:table-cell>
          <table:table-cell office:value-type="float" office:value="11.437295866245584" table:formula="of:=0.705/([.G40])^0.5*2*PI()" table:style-name="ce8">
            <text:p>11.4</text:p>
          </table:table-cell>
          <table:table-cell office:value-type="float" office:value="22.308384074154723" table:formula="of:=8.64/([.G40])^0.5" table:style-name="ce8">
            <text:p>22.3</text:p>
          </table:table-cell>
          <table:table-cell office:value-type="float" office:value="18" table:style-name="ce8">
            <text:p>18.0</text:p>
          </table:table-cell>
          <table:table-cell office:value-type="float" office:value="32.721789022084799" table:formula="of:=ABS(([.$I40]-[.K40])/[.$I40]*100)" table:style-name="ce8">
            <text:p>32.7</text:p>
          </table:table-cell>
          <table:table-cell office:value-type="float" office:value="31.225788671498371" table:formula="of:=ABS(([.$I40]-[.L40])/[.$I40]*100)" table:style-name="ce8">
            <text:p>31.2</text:p>
          </table:table-cell>
          <table:table-cell office:value-type="float" office:value="0.63" table:style-name="ce9">
            <text:p>0.63</text:p>
          </table:table-cell>
          <table:table-cell office:value-type="float" office:value="0.5394495412844037" table:formula="of:=[.P40]^2/([.G40]/2*9.81)" table:style-name="ce13">
            <text:p>0.54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0.94444444444444442" table:formula="of:=[.I40]/[.M40]" table:style-name="ce13">
            <text:p>0.94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39" table:style-name="ce9">
            <text:p>39</text:p>
          </table:table-cell>
          <table:covered-table-cell/>
          <table:table-cell table:number-columns-repeated="2" table:style-name="ce9"/>
          <table:table-cell office:value-type="float" office:value="0.1" table:style-name="ce9">
            <text:p>0.1</text:p>
          </table:table-cell>
          <table:table-cell office:value-type="float" office:value="0.5" table:style-name="ce9">
            <text:p>0.5</text:p>
          </table:table-cell>
          <table:table-cell office:value-type="float" office:value="25" table:style-name="ce8">
            <text:p>25.0</text:p>
          </table:table-cell>
          <table:table-cell office:value-type="float" office:value="3.1855249745158001" table:formula="of:=[.I41]^2*([.G41]/2)/9.81" table:style-name="ce8">
            <text:p>3.2</text:p>
          </table:table-cell>
          <table:table-cell office:value-type="float" office:value="14.0077694547725" table:formula="of:=0.705/([.G41])^0.5*2*PI()" table:style-name="ce8">
            <text:p>14.0</text:p>
          </table:table-cell>
          <table:table-cell office:value-type="float" office:value="27.322078983854798" table:formula="of:=8.64/([.G41])^0.5" table:style-name="ce8">
            <text:p>27.3</text:p>
          </table:table-cell>
          <table:table-cell office:value-type="float" office:value="21.5" table:style-name="ce8">
            <text:p>21.5</text:p>
          </table:table-cell>
          <table:table-cell office:value-type="float" office:value="43.968922180909999" table:formula="of:=ABS(([.$I41]-[.K41])/[.$I41]*100)" table:style-name="ce8">
            <text:p>44.0</text:p>
          </table:table-cell>
          <table:table-cell office:value-type="float" office:value="9.2883159354191918" table:formula="of:=ABS(([.$I41]-[.L41])/[.$I41]*100)" table:style-name="ce8">
            <text:p>9.3</text:p>
          </table:table-cell>
          <table:table-cell office:value-type="float" office:value="0.45" table:style-name="ce9">
            <text:p>0.45</text:p>
          </table:table-cell>
          <table:table-cell office:value-type="float" office:value="0.41284403669724767" table:formula="of:=[.P41]^2/([.G41]/2*9.81)" table:style-name="ce13">
            <text:p>0.41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1627906976744187" table:formula="of:=[.I41]/[.M41]" table:style-name="ce13">
            <text:p>1.16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40" table:style-name="ce9">
            <text:p>40</text:p>
          </table:table-cell>
          <table:covered-table-cell/>
          <table:table-cell table:number-columns-repeated="2" table:style-name="ce9"/>
          <table:table-cell office:value-type="float" office:value="0.2" table:style-name="ce9">
            <text:p>0.2</text:p>
          </table:table-cell>
          <table:table-cell office:value-type="float" office:value="0.3" table:style-name="ce9">
            <text:p>0.3</text:p>
          </table:table-cell>
          <table:table-cell office:value-type="float" office:value="17" table:style-name="ce8">
            <text:p>17.0</text:p>
          </table:table-cell>
          <table:table-cell office:value-type="float" office:value="2.9459734964322122" table:formula="of:=[.I42]^2*([.G42]/2)/9.81" table:style-name="ce8">
            <text:p>2.9</text:p>
          </table:table-cell>
          <table:table-cell office:value-type="float" office:value="9.9049887707674245" table:formula="of:=0.705/([.G42])^0.5*2*PI()" table:style-name="ce8">
            <text:p>9.9</text:p>
          </table:table-cell>
          <table:table-cell office:value-type="float" office:value="19.319627325598184" table:formula="of:=8.64/([.G42])^0.5" table:style-name="ce8">
            <text:p>19.3</text:p>
          </table:table-cell>
          <table:table-cell office:value-type="float" office:value="15.5" table:style-name="ce8">
            <text:p>15.5</text:p>
          </table:table-cell>
          <table:table-cell office:value-type="float" office:value="41.735360171956323" table:formula="of:=ABS(([.$I42]-[.K42])/[.$I42]*100)" table:style-name="ce8">
            <text:p>41.7</text:p>
          </table:table-cell>
          <table:table-cell office:value-type="float" office:value="13.644866621165786" table:formula="of:=ABS(([.$I42]-[.L42])/[.$I42]*100)" table:style-name="ce8">
            <text:p>13.6</text:p>
          </table:table-cell>
          <table:table-cell office:value-type="float" office:value="0.68" table:style-name="ce9">
            <text:p>0.68</text:p>
          </table:table-cell>
          <table:table-cell office:value-type="float" office:value="0.47135575942915398" table:formula="of:=[.P42]^2/([.G42]/2*9.81)" table:style-name="ce13">
            <text:p>0.47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096774193548387" table:formula="of:=[.I42]/[.M42]" table:style-name="ce13">
            <text:p>1.10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41" table:style-name="ce9">
            <text:p>41</text:p>
          </table:table-cell>
          <table:covered-table-cell/>
          <table:table-cell table:number-columns-repeated="2" table:style-name="ce9"/>
          <table:table-cell office:value-type="float" office:value="0.15" table:style-name="ce9">
            <text:p>0.15</text:p>
          </table:table-cell>
          <table:table-cell office:value-type="float" office:value="0.3" table:style-name="ce9">
            <text:p>0.3</text:p>
          </table:table-cell>
          <table:table-cell office:value-type="float" office:value="20" table:style-name="ce8">
            <text:p>20.0</text:p>
          </table:table-cell>
          <table:table-cell office:value-type="float" office:value="3.0581039755351682" table:formula="of:=[.I43]^2*([.G43]/2)/9.81" table:style-name="ce8">
            <text:p>3.1</text:p>
          </table:table-cell>
          <table:table-cell office:value-type="float" office:value="11.437295866245584" table:formula="of:=0.705/([.G43])^0.5*2*PI()" table:style-name="ce8">
            <text:p>11.4</text:p>
          </table:table-cell>
          <table:table-cell office:value-type="float" office:value="22.308384074154723" table:formula="of:=8.64/([.G43])^0.5" table:style-name="ce8">
            <text:p>22.3</text:p>
          </table:table-cell>
          <table:table-cell office:value-type="float" office:value="17.5" table:style-name="ce8">
            <text:p>17.5</text:p>
          </table:table-cell>
          <table:table-cell office:value-type="float" office:value="42.813520668772078" table:formula="of:=ABS(([.$I43]-[.K43])/[.$I43]*100)" table:style-name="ce8">
            <text:p>42.8</text:p>
          </table:table-cell>
          <table:table-cell office:value-type="float" office:value="11.541920370773617" table:formula="of:=ABS(([.$I43]-[.L43])/[.$I43]*100)" table:style-name="ce8">
            <text:p>11.5</text:p>
          </table:table-cell>
          <table:table-cell office:value-type="float" office:value="0.56000000000000005" table:style-name="ce9">
            <text:p>0.56</text:p>
          </table:table-cell>
          <table:table-cell office:value-type="float" office:value="0.42623173632347949" table:formula="of:=[.P43]^2/([.G43]/2*9.81)" table:style-name="ce13">
            <text:p>0.43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1428571428571428" table:formula="of:=[.I43]/[.M43]" table:style-name="ce13">
            <text:p>1.14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42" table:style-name="ce9">
            <text:p>42</text:p>
          </table:table-cell>
          <table:covered-table-cell/>
          <table:table-cell table:number-columns-repeated="2" table:style-name="ce9"/>
          <table:table-cell office:value-type="float" office:value="0.1" table:style-name="ce9">
            <text:p>0.1</text:p>
          </table:table-cell>
          <table:table-cell office:value-type="float" office:value="0.3" table:style-name="ce9">
            <text:p>0.3</text:p>
          </table:table-cell>
          <table:table-cell office:value-type="float" office:value="24" table:style-name="ce8">
            <text:p>24.0</text:p>
          </table:table-cell>
          <table:table-cell office:value-type="float" office:value="2.9357798165137612" table:formula="of:=[.I44]^2*([.G44]/2)/9.81" table:style-name="ce8">
            <text:p>2.9</text:p>
          </table:table-cell>
          <table:table-cell office:value-type="float" office:value="14.0077694547725" table:formula="of:=0.705/([.G44])^0.5*2*PI()" table:style-name="ce8">
            <text:p>14.0</text:p>
          </table:table-cell>
          <table:table-cell office:value-type="float" office:value="27.322078983854798" table:formula="of:=8.64/([.G44])^0.5" table:style-name="ce8">
            <text:p>27.3</text:p>
          </table:table-cell>
          <table:table-cell office:value-type="float" office:value="21.5" table:style-name="ce8">
            <text:p>21.5</text:p>
          </table:table-cell>
          <table:table-cell office:value-type="float" office:value="41.634293938447911" table:formula="of:=ABS(([.$I44]-[.K44])/[.$I44]*100)" table:style-name="ce8">
            <text:p>41.6</text:p>
          </table:table-cell>
          <table:table-cell office:value-type="float" office:value="13.841995766061657" table:formula="of:=ABS(([.$I44]-[.L44])/[.$I44]*100)" table:style-name="ce8">
            <text:p>13.8</text:p>
          </table:table-cell>
          <table:table-cell office:value-type="float" office:value="0.5" table:style-name="ce9">
            <text:p>0.5</text:p>
          </table:table-cell>
          <table:table-cell office:value-type="float" office:value="0.509683995922528" table:formula="of:=[.P44]^2/([.G44]/2*9.81)" table:style-name="ce13">
            <text:p>0.51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1162790697674418" table:formula="of:=[.I44]/[.M44]" table:style-name="ce13">
            <text:p>1.12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43" table:style-name="ce9">
            <text:p>43</text:p>
          </table:table-cell>
          <table:covered-table-cell/>
          <table:table-cell table:number-columns-repeated="2" table:style-name="ce9"/>
          <table:table-cell office:value-type="float" office:value="0.2" table:style-name="ce9">
            <text:p>0.2</text:p>
          </table:table-cell>
          <table:table-cell office:value-type="float" office:value="0.1" table:style-name="ce9">
            <text:p>0.1</text:p>
          </table:table-cell>
          <table:table-cell office:value-type="float" office:value="18" table:style-name="ce8">
            <text:p>18.0</text:p>
          </table:table-cell>
          <table:table-cell office:value-type="float" office:value="3.3027522935779814" table:formula="of:=[.I45]^2*([.G45]/2)/9.81" table:style-name="ce8">
            <text:p>3.3</text:p>
          </table:table-cell>
          <table:table-cell office:value-type="float" office:value="9.9049887707674245" table:formula="of:=0.705/([.G45])^0.5*2*PI()" table:style-name="ce8">
            <text:p>9.9</text:p>
          </table:table-cell>
          <table:table-cell office:value-type="float" office:value="19.319627325598184" table:formula="of:=8.64/([.G45])^0.5" table:style-name="ce8">
            <text:p>19.3</text:p>
          </table:table-cell>
          <table:table-cell office:value-type="float" office:value="14.5" table:style-name="ce8">
            <text:p>14.5</text:p>
          </table:table-cell>
          <table:table-cell office:value-type="float" office:value="44.972284606847637" table:formula="of:=ABS(([.$I45]-[.K45])/[.$I45]*100)" table:style-name="ce8">
            <text:p>45.0</text:p>
          </table:table-cell>
          <table:table-cell office:value-type="float" office:value="7.3312629199899089" table:formula="of:=ABS(([.$I45]-[.L45])/[.$I45]*100)" table:style-name="ce8">
            <text:p>7.3</text:p>
          </table:table-cell>
          <table:table-cell office:value-type="float" office:value="0.74" table:style-name="ce9">
            <text:p>0.74</text:p>
          </table:table-cell>
          <table:table-cell office:value-type="float" office:value="0.55820591233435257" table:formula="of:=[.P45]^2/([.G45]/2*9.81)" table:style-name="ce13">
            <text:p>0.56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2413793103448276" table:formula="of:=[.I45]/[.M45]" table:style-name="ce13">
            <text:p>1.24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44" table:style-name="ce9">
            <text:p>44</text:p>
          </table:table-cell>
          <table:covered-table-cell/>
          <table:table-cell table:number-columns-repeated="2" table:style-name="ce9"/>
          <table:table-cell office:value-type="float" office:value="0.15" table:style-name="ce9">
            <text:p>0.15</text:p>
          </table:table-cell>
          <table:table-cell office:value-type="float" office:value="0.1" table:style-name="ce9">
            <text:p>0.1</text:p>
          </table:table-cell>
          <table:table-cell office:value-type="float" office:value="21" table:style-name="ce8">
            <text:p>21.0</text:p>
          </table:table-cell>
          <table:table-cell office:value-type="float" office:value="3.3715596330275224" table:formula="of:=[.I46]^2*([.G46]/2)/9.81" table:style-name="ce8">
            <text:p>3.4</text:p>
          </table:table-cell>
          <table:table-cell office:value-type="float" office:value="11.437295866245584" table:formula="of:=0.705/([.G46])^0.5*2*PI()" table:style-name="ce8">
            <text:p>11.4</text:p>
          </table:table-cell>
          <table:table-cell office:value-type="float" office:value="22.308384074154723" table:formula="of:=8.64/([.G46])^0.5" table:style-name="ce8">
            <text:p>22.3</text:p>
          </table:table-cell>
          <table:table-cell office:value-type="float" office:value="17" table:style-name="ce8">
            <text:p>17.0</text:p>
          </table:table-cell>
          <table:table-cell office:value-type="float" office:value="45.5366863512115" table:formula="of:=ABS(([.$I46]-[.K46])/[.$I46]*100)" table:style-name="ce8">
            <text:p>45.5</text:p>
          </table:table-cell>
          <table:table-cell office:value-type="float" office:value="6.230400353117731" table:formula="of:=ABS(([.$I46]-[.L46])/[.$I46]*100)" table:style-name="ce8">
            <text:p>6.2</text:p>
          </table:table-cell>
          <table:table-cell office:value-type="float" office:value="0.65" table:style-name="ce9">
            <text:p>0.65</text:p>
          </table:table-cell>
          <table:table-cell office:value-type="float" office:value="0.57424396873938166" table:formula="of:=[.P46]^2/([.G46]/2*9.81)" table:style-name="ce13">
            <text:p>0.57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table:style-name="ce9"/>
          <table:table-cell office:value-type="float" office:value="1.2352941176470589" table:formula="of:=[.I46]/[.M46]" table:style-name="ce13">
            <text:p>1.24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45" table:style-name="ce16">
            <text:p>45</text:p>
          </table:table-cell>
          <table:covered-table-cell/>
          <table:table-cell table:number-columns-repeated="2" table:style-name="ce16"/>
          <table:table-cell office:value-type="float" office:value="0.1" table:style-name="ce16">
            <text:p>0.1</text:p>
          </table:table-cell>
          <table:table-cell office:value-type="float" office:value="0.1" table:style-name="ce16">
            <text:p>0.1</text:p>
          </table:table-cell>
          <table:table-cell office:value-type="float" office:value="26" table:style-name="ce20">
            <text:p>26.0</text:p>
          </table:table-cell>
          <table:table-cell office:value-type="float" office:value="3.44546381243629" table:formula="of:=[.I47]^2*([.G47]/2)/9.81" table:style-name="ce20">
            <text:p>3.4</text:p>
          </table:table-cell>
          <table:table-cell office:value-type="float" office:value="14.0077694547725" table:formula="of:=0.705/([.G47])^0.5*2*PI()" table:style-name="ce20">
            <text:p>14.0</text:p>
          </table:table-cell>
          <table:table-cell office:value-type="float" office:value="27.322078983854798" table:formula="of:=8.64/([.G47])^0.5" table:style-name="ce20">
            <text:p>27.3</text:p>
          </table:table-cell>
          <table:table-cell office:value-type="float" office:value="21" table:style-name="ce20">
            <text:p>21.0</text:p>
          </table:table-cell>
          <table:table-cell office:value-type="float" office:value="46.123963635490384" table:formula="of:=ABS(([.$I47]-[.K47])/[.$I47]*100)" table:style-name="ce20">
            <text:p>46.1</text:p>
          </table:table-cell>
          <table:table-cell office:value-type="float" office:value="5.0849191686723003" table:formula="of:=ABS(([.$I47]-[.L47])/[.$I47]*100)" table:style-name="ce20">
            <text:p>5.1</text:p>
          </table:table-cell>
          <table:table-cell office:value-type="float" office:value="0.45" table:style-name="ce16">
            <text:p>0.45</text:p>
          </table:table-cell>
          <table:table-cell office:value-type="float" office:value="0.41284403669724767" table:formula="of:=[.P47]^2/([.G47]/2*9.81)" table:style-name="ce21">
            <text:p>0.41</text:p>
          </table:table-cell>
          <table:table-cell office:value-type="string" table:style-name="ce16">
            <text:p>ok</text:p>
          </table:table-cell>
          <table:table-cell office:value-type="string" table:style-name="ce16">
            <text:p>ok</text:p>
          </table:table-cell>
          <table:table-cell table:style-name="ce9"/>
          <table:table-cell office:value-type="float" office:value="1.2380952380952381" table:formula="of:=[.I47]/[.M47]" table:style-name="ce13">
            <text:p>1.24</text:p>
          </table:table-cell>
          <table:table-cell table:number-columns-repeated="2" table:style-name="ce8"/>
          <table:table-cell table:number-columns-repeated="16361"/>
        </table:table-row>
        <table:table-row table:style-name="ro1">
          <table:table-cell/>
          <table:table-cell table:number-columns-repeated="8" table:style-name="ce9"/>
          <table:table-cell table:style-name="ce8"/>
          <table:table-cell table:number-columns-repeated="6" table:style-name="ce9"/>
          <table:table-cell table:style-name="ce13"/>
          <table:table-cell table:number-columns-repeated="1015" table:style-name="ce9"/>
          <table:table-cell table:number-columns-repeated="15352"/>
        </table:table-row>
        <table:table-row table:style-name="ro1">
          <table:table-cell table:number-columns-repeated="6"/>
          <table:table-cell table:number-columns-repeated="3" table:style-name="ce9"/>
          <table:table-cell table:style-name="ce8"/>
          <table:table-cell table:number-columns-repeated="6" table:style-name="ce9"/>
          <table:table-cell table:style-name="ce13"/>
          <table:table-cell table:number-columns-repeated="16367"/>
        </table:table-row>
        <table:table-row table:style-name="ro1">
          <table:table-cell table:number-columns-repeated="6"/>
          <table:table-cell office:value-type="float" office:value="4.4294469180700204" table:formula="of:=(2*9.81)^0.5" table:style-name="ce9">
            <text:p>4.429446918</text:p>
          </table:table-cell>
          <table:table-cell table:number-columns-repeated="2" table:style-name="ce9"/>
          <table:table-cell office:value-type="float" office:value="3.8386566995129674" table:formula="of:=AVERAGE([.J3:.J47])" table:style-name="ce8">
            <text:p>3.8</text:p>
          </table:table-cell>
          <table:table-cell table:number-columns-repeated="3" table:style-name="ce9"/>
          <table:table-cell office:value-type="float" office:value="48.163476192449423" table:formula="of:=AVERAGE([.N3:.N47])" table:style-name="ce15">
            <text:p>48</text:p>
          </table:table-cell>
          <table:table-cell office:value-type="float" office:value="8.6548106238681886" table:formula="of:=AVERAGE([.O3:.O47])" table:style-name="ce15">
            <text:p>9</text:p>
          </table:table-cell>
          <table:table-cell table:style-name="ce9"/>
          <table:table-cell office:value-type="float" office:value="0.35691697814021967" table:formula="of:=AVERAGE([.Q3:.Q47])" table:style-name="ce13">
            <text:p>0.36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number-columns-repeated="3" table:style-name="ce9"/>
          <table:table-cell office:value-type="float" office:value="0.78294402317389267" table:formula="of:=STDEV([.J3:.J47])" table:style-name="ce8">
            <text:p>0.8</text:p>
          </table:table-cell>
          <table:table-cell table:number-columns-repeated="6" table:style-name="ce9"/>
          <table:table-cell office:value-type="float" office:value="9.3038505467235244E-2" table:formula="of:=STDEV([.Q3:.Q47])" table:style-name="ce13">
            <text:p>0.09</text:p>
          </table:table-cell>
          <table:table-cell table:number-columns-repeated="16367"/>
        </table:table-row>
        <table:table-row table:number-rows-repeated="1048525" table:style-name="ro1">
          <table:table-cell table:number-columns-repeated="16384"/>
        </table:table-row>
      </table:table>
      <table:table table:name="Planilha1" table:style-name="ta2">
        <table:table-column table:style-name="co1" table:number-columns-repeated="30" table:default-cell-style-name="ce1"/>
        <table:table-column table:style-name="co10" table:default-cell-style-name="ce1"/>
        <table:table-column table:style-name="co1" table:number-columns-repeated="16353" table:default-cell-style-name="ce1"/>
        <table:table-row table:style-name="ro3">
          <table:table-cell table:number-columns-repeated="16384"/>
        </table:table-row>
        <table:table-row table:style-name="ro2">
          <table:table-cell/>
          <table:table-cell office:value-type="string" table:style-name="ce3">
            <text:p>dt</text:p>
          </table:table-cell>
          <table:table-cell office:value-type="string" table:style-name="ce3">
            <text:p>lt</text:p>
          </table:table-cell>
          <table:table-cell office:value-type="string" table:style-name="ce3">
            <text:p>dp</text:p>
          </table:table-cell>
          <table:table-cell office:value-type="string" table:style-name="ce3">
            <text:p>rho</text:p>
          </table:table-cell>
          <table:table-cell office:value-type="string" table:style-name="ce3">
            <text:p>wcexp</text:p>
          </table:table-cell>
          <table:table-cell office:value-type="string" table:style-name="ce3">
            <text:p>wcnum</text:p>
          </table:table-cell>
          <table:table-cell office:value-type="string" table:style-name="ce3">
            <text:p>vp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20" table:style-name="ce4">
            <text:p>20</text:p>
          </table:table-cell>
          <table:table-cell office:value-type="float" office:value="50" table:style-name="ce4">
            <text:p>50</text:p>
          </table:table-cell>
          <table:table-cell office:value-type="float" office:value="6.64" table:style-name="ce1">
            <text:p>6.64</text:p>
          </table:table-cell>
          <table:table-cell office:value-type="float" office:value="1157.46" table:style-name="ce1">
            <text:p>1157.46</text:p>
          </table:table-cell>
          <table:table-cell office:value-type="float" office:value="20" table:style-name="ce4">
            <text:p>20</text:p>
          </table:table-cell>
          <table:table-cell office:value-type="float" office:value="15.48" table:style-name="ce4">
            <text:p>15.48</text:p>
          </table:table-cell>
          <table:table-cell office:value-type="float" office:value="0.59" table:style-name="ce4">
            <text:p>0.59</text:p>
          </table:table-cell>
          <table:table-cell table:style-name="ce1"/>
          <table:table-cell office:value-type="float" office:value="1" table:formula="of:=([.B3]-MIN([.B$3:.B$47]))/(MAX([.B$3:.B$47])-MIN([.B$3:.B$47]))" table:style-name="ce1">
            <text:p>1</text:p>
          </table:table-cell>
          <table:table-cell office:value-type="float" office:value="1" table:formula="of:=([.C3]-MIN([.C$3:.C$47]))/(MAX([.C$3:.C$47])-MIN([.C$3:.C$47]))" table:style-name="ce1">
            <text:p>1</text:p>
          </table:table-cell>
          <table:table-cell office:value-type="float" office:value="1" table:formula="of:=([.D3]-MIN([.D$3:.D$47]))/(MAX([.D$3:.D$47])-MIN([.D$3:.D$47]))" table:style-name="ce1">
            <text:p>1</text:p>
          </table:table-cell>
          <table:table-cell office:value-type="float" office:value="0" table:formula="of:=([.E3]-MIN([.E$3:.E$47]))/(MAX([.E$3:.E$47])-MIN([.E$3:.E$47]))" table:style-name="ce1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5.48" table:style-name="ce4">
            <text:p>15.48</text:p>
          </table:table-cell>
          <table:table-cell office:value-type="float" office:value="0.59" table:style-name="ce4">
            <text:p>0.59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/>
          <table:table-cell office:value-type="float" office:value="15" table:style-name="ce6">
            <text:p>15</text:p>
          </table:table-cell>
          <table:table-cell office:value-type="float" office:value="50" table:style-name="ce6">
            <text:p>50</text:p>
          </table:table-cell>
          <table:table-cell office:value-type="float" office:value="6.64" table:style-name="ce1">
            <text:p>6.64</text:p>
          </table:table-cell>
          <table:table-cell office:value-type="float" office:value="1157.46" table:style-name="ce1">
            <text:p>1157.46</text:p>
          </table:table-cell>
          <table:table-cell office:value-type="float" office:value="19" table:style-name="ce6">
            <text:p>19</text:p>
          </table:table-cell>
          <table:table-cell office:value-type="float" office:value="18.03" table:style-name="ce2">
            <text:p>18.03</text:p>
          </table:table-cell>
          <table:table-cell office:value-type="float" office:value="0.47" table:style-name="ce2">
            <text:p>0.47</text:p>
          </table:table-cell>
          <table:table-cell table:style-name="ce1"/>
          <table:table-cell office:value-type="float" office:value="0.5" table:formula="of:=([.B4]-MIN([.B$3:.B$47]))/(MAX([.B$3:.B$47])-MIN([.B$3:.B$47]))" table:style-name="ce1">
            <text:p>0.5</text:p>
          </table:table-cell>
          <table:table-cell office:value-type="float" office:value="1" table:formula="of:=([.C4]-MIN([.C$3:.C$47]))/(MAX([.C$3:.C$47])-MIN([.C$3:.C$47]))" table:style-name="ce1">
            <text:p>1</text:p>
          </table:table-cell>
          <table:table-cell office:value-type="float" office:value="1" table:formula="of:=([.D4]-MIN([.D$3:.D$47]))/(MAX([.D$3:.D$47])-MIN([.D$3:.D$47]))" table:style-name="ce1">
            <text:p>1</text:p>
          </table:table-cell>
          <table:table-cell office:value-type="float" office:value="0" table:formula="of:=([.E4]-MIN([.E$3:.E$47]))/(MAX([.E$3:.E$47])-MIN([.E$3:.E$47]))" table:style-name="ce1">
            <text:p>0</text:p>
          </table:table-cell>
          <table:table-cell office:value-type="float" office:value="19" table:style-name="ce6">
            <text:p>19</text:p>
          </table:table-cell>
          <table:table-cell office:value-type="float" office:value="18.03" table:style-name="ce2">
            <text:p>18.03</text:p>
          </table:table-cell>
          <table:table-cell office:value-type="float" office:value="0.47" table:style-name="ce2">
            <text:p>0.47</text:p>
          </table:table-cell>
          <table:table-cell table:style-name="ce2"/>
          <table:table-cell table:number-columns-repeated="13" table:style-name="ce1"/>
          <table:table-cell office:value-type="float" office:value="-17045920.90203952" table:style-name="ce7">
            <text:p>-17045920.9020395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6.64" table:style-name="ce1">
            <text:p>6.64</text:p>
          </table:table-cell>
          <table:table-cell office:value-type="float" office:value="1157.46" table:style-name="ce1">
            <text:p>1157.46</text:p>
          </table:table-cell>
          <table:table-cell office:value-type="float" office:value="28" table:style-name="ce2">
            <text:p>28</text:p>
          </table:table-cell>
          <table:table-cell office:value-type="float" office:value="21.52" table:style-name="ce2">
            <text:p>21.52</text:p>
          </table:table-cell>
          <table:table-cell office:value-type="float" office:value="0.39" table:style-name="ce2">
            <text:p>0.39</text:p>
          </table:table-cell>
          <table:table-cell table:style-name="ce1"/>
          <table:table-cell office:value-type="float" office:value="0" table:formula="of:=([.B5]-MIN([.B$3:.B$47]))/(MAX([.B$3:.B$47])-MIN([.B$3:.B$47]))" table:style-name="ce1">
            <text:p>0</text:p>
          </table:table-cell>
          <table:table-cell office:value-type="float" office:value="1" table:formula="of:=([.C5]-MIN([.C$3:.C$47]))/(MAX([.C$3:.C$47])-MIN([.C$3:.C$47]))" table:style-name="ce1">
            <text:p>1</text:p>
          </table:table-cell>
          <table:table-cell office:value-type="float" office:value="1" table:formula="of:=([.D5]-MIN([.D$3:.D$47]))/(MAX([.D$3:.D$47])-MIN([.D$3:.D$47]))" table:style-name="ce1">
            <text:p>1</text:p>
          </table:table-cell>
          <table:table-cell office:value-type="float" office:value="0" table:formula="of:=([.E5]-MIN([.E$3:.E$47]))/(MAX([.E$3:.E$47])-MIN([.E$3:.E$47]))" table:style-name="ce1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21.52" table:style-name="ce2">
            <text:p>21.52</text:p>
          </table:table-cell>
          <table:table-cell office:value-type="float" office:value="0.39" table:style-name="ce2">
            <text:p>0.39</text:p>
          </table:table-cell>
          <table:table-cell table:style-name="ce2"/>
          <table:table-cell table:number-columns-repeated="13" table:style-name="ce1"/>
          <table:table-cell office:value-type="float" office:value="-4.691630560891813E-2" table:style-name="ce7">
            <text:p>-0.0469163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30" table:style-name="ce2">
            <text:p>30</text:p>
          </table:table-cell>
          <table:table-cell office:value-type="float" office:value="6.64" table:style-name="ce1">
            <text:p>6.64</text:p>
          </table:table-cell>
          <table:table-cell office:value-type="float" office:value="1157.46" table:style-name="ce1">
            <text:p>1157.46</text:p>
          </table:table-cell>
          <table:table-cell office:value-type="float" office:value="19" table:style-name="ce2">
            <text:p>19</text:p>
          </table:table-cell>
          <table:table-cell office:value-type="float" office:value="15.46" table:style-name="ce2">
            <text:p>15.46</text:p>
          </table:table-cell>
          <table:table-cell office:value-type="float" office:value="0.54" table:style-name="ce2">
            <text:p>0.54</text:p>
          </table:table-cell>
          <table:table-cell table:style-name="ce1"/>
          <table:table-cell office:value-type="float" office:value="1" table:formula="of:=([.B6]-MIN([.B$3:.B$47]))/(MAX([.B$3:.B$47])-MIN([.B$3:.B$47]))" table:style-name="ce1">
            <text:p>1</text:p>
          </table:table-cell>
          <table:table-cell office:value-type="float" office:value="0.5" table:formula="of:=([.C6]-MIN([.C$3:.C$47]))/(MAX([.C$3:.C$47])-MIN([.C$3:.C$47]))" table:style-name="ce1">
            <text:p>0.5</text:p>
          </table:table-cell>
          <table:table-cell office:value-type="float" office:value="1" table:formula="of:=([.D6]-MIN([.D$3:.D$47]))/(MAX([.D$3:.D$47])-MIN([.D$3:.D$47]))" table:style-name="ce1">
            <text:p>1</text:p>
          </table:table-cell>
          <table:table-cell office:value-type="float" office:value="0" table:formula="of:=([.E6]-MIN([.E$3:.E$47]))/(MAX([.E$3:.E$47])-MIN([.E$3:.E$47]))" table:style-name="ce1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15.46" table:style-name="ce2">
            <text:p>15.46</text:p>
          </table:table-cell>
          <table:table-cell office:value-type="float" office:value="0.54" table:style-name="ce2">
            <text:p>0.54</text:p>
          </table:table-cell>
          <table:table-cell table:style-name="ce2"/>
          <table:table-cell table:number-columns-repeated="13" table:style-name="ce1"/>
          <table:table-cell office:value-type="float" office:value="-0.15137614484113987" table:style-name="ce7">
            <text:p>-0.1513761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float" office:value="6.64" table:style-name="ce1">
            <text:p>6.64</text:p>
          </table:table-cell>
          <table:table-cell office:value-type="float" office:value="1157.46" table:style-name="ce1">
            <text:p>1157.46</text:p>
          </table:table-cell>
          <table:table-cell office:value-type="float" office:value="22" table:style-name="ce2">
            <text:p>22</text:p>
          </table:table-cell>
          <table:table-cell office:value-type="float" office:value="18" table:style-name="ce2">
            <text:p>18</text:p>
          </table:table-cell>
          <table:table-cell office:value-type="float" office:value="0.51" table:style-name="ce2">
            <text:p>0.51</text:p>
          </table:table-cell>
          <table:table-cell table:style-name="ce1"/>
          <table:table-cell office:value-type="float" office:value="0.5" table:formula="of:=([.B7]-MIN([.B$3:.B$47]))/(MAX([.B$3:.B$47])-MIN([.B$3:.B$47]))" table:style-name="ce1">
            <text:p>0.5</text:p>
          </table:table-cell>
          <table:table-cell office:value-type="float" office:value="0.5" table:formula="of:=([.C7]-MIN([.C$3:.C$47]))/(MAX([.C$3:.C$47])-MIN([.C$3:.C$47]))" table:style-name="ce1">
            <text:p>0.5</text:p>
          </table:table-cell>
          <table:table-cell office:value-type="float" office:value="1" table:formula="of:=([.D7]-MIN([.D$3:.D$47]))/(MAX([.D$3:.D$47])-MIN([.D$3:.D$47]))" table:style-name="ce1">
            <text:p>1</text:p>
          </table:table-cell>
          <table:table-cell office:value-type="float" office:value="0" table:formula="of:=([.E7]-MIN([.E$3:.E$47]))/(MAX([.E$3:.E$47])-MIN([.E$3:.E$47]))" table:style-name="ce1">
            <text:p>0</text:p>
          </table:table-cell>
          <table:table-cell office:value-type="float" office:value="22" table:style-name="ce2">
            <text:p>22</text:p>
          </table:table-cell>
          <table:table-cell office:value-type="float" office:value="18" table:style-name="ce2">
            <text:p>18</text:p>
          </table:table-cell>
          <table:table-cell office:value-type="float" office:value="0.51" table:style-name="ce2">
            <text:p>0.51</text:p>
          </table:table-cell>
          <table:table-cell table:style-name="ce2"/>
          <table:table-cell table:number-columns-repeated="13" table:style-name="ce1"/>
          <table:table-cell office:value-type="float" office:value="5112428.8284796812" table:style-name="ce7">
            <text:p>5112428.8284797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6.64" table:style-name="ce1">
            <text:p>6.64</text:p>
          </table:table-cell>
          <table:table-cell office:value-type="float" office:value="1157.46" table:style-name="ce1">
            <text:p>1157.46</text:p>
          </table:table-cell>
          <table:table-cell office:value-type="float" office:value="26" table:style-name="ce2">
            <text:p>26</text:p>
          </table:table-cell>
          <table:table-cell office:value-type="float" office:value="21.5" table:style-name="ce2">
            <text:p>21.5</text:p>
          </table:table-cell>
          <table:table-cell office:value-type="float" office:value="0.42" table:style-name="ce2">
            <text:p>0.42</text:p>
          </table:table-cell>
          <table:table-cell table:style-name="ce1"/>
          <table:table-cell office:value-type="float" office:value="0" table:formula="of:=([.B8]-MIN([.B$3:.B$47]))/(MAX([.B$3:.B$47])-MIN([.B$3:.B$47]))" table:style-name="ce1">
            <text:p>0</text:p>
          </table:table-cell>
          <table:table-cell office:value-type="float" office:value="0.5" table:formula="of:=([.C8]-MIN([.C$3:.C$47]))/(MAX([.C$3:.C$47])-MIN([.C$3:.C$47]))" table:style-name="ce1">
            <text:p>0.5</text:p>
          </table:table-cell>
          <table:table-cell office:value-type="float" office:value="1" table:formula="of:=([.D8]-MIN([.D$3:.D$47]))/(MAX([.D$3:.D$47])-MIN([.D$3:.D$47]))" table:style-name="ce1">
            <text:p>1</text:p>
          </table:table-cell>
          <table:table-cell office:value-type="float" office:value="0" table:formula="of:=([.E8]-MIN([.E$3:.E$47]))/(MAX([.E$3:.E$47])-MIN([.E$3:.E$47]))" table:style-name="ce1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21.5" table:style-name="ce2">
            <text:p>21.5</text:p>
          </table:table-cell>
          <table:table-cell office:value-type="float" office:value="0.42" table:style-name="ce2">
            <text:p>0.42</text:p>
          </table:table-cell>
          <table:table-cell table:style-name="ce2"/>
          <table:table-cell table:number-columns-repeated="13" table:style-name="ce1"/>
          <table:table-cell office:value-type="float" office:value="962.55852065198519" table:style-name="ce7">
            <text:p>962.5585207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6.64" table:style-name="ce1">
            <text:p>6.64</text:p>
          </table:table-cell>
          <table:table-cell office:value-type="float" office:value="1157.46" table:style-name="ce1">
            <text:p>1157.46</text:p>
          </table:table-cell>
          <table:table-cell office:value-type="float" office:value="16" table:style-name="ce2">
            <text:p>16</text:p>
          </table:table-cell>
          <table:table-cell office:value-type="float" office:value="14.5" table:style-name="ce2">
            <text:p>14.5</text:p>
          </table:table-cell>
          <table:table-cell office:value-type="float" office:value="0.61" table:style-name="ce2">
            <text:p>0.61</text:p>
          </table:table-cell>
          <table:table-cell table:style-name="ce1"/>
          <table:table-cell office:value-type="float" office:value="1" table:formula="of:=([.B9]-MIN([.B$3:.B$47]))/(MAX([.B$3:.B$47])-MIN([.B$3:.B$47]))" table:style-name="ce1">
            <text:p>1</text:p>
          </table:table-cell>
          <table:table-cell office:value-type="float" office:value="0" table:formula="of:=([.C9]-MIN([.C$3:.C$47]))/(MAX([.C$3:.C$47])-MIN([.C$3:.C$47]))" table:style-name="ce1">
            <text:p>0</text:p>
          </table:table-cell>
          <table:table-cell office:value-type="float" office:value="1" table:formula="of:=([.D9]-MIN([.D$3:.D$47]))/(MAX([.D$3:.D$47])-MIN([.D$3:.D$47]))" table:style-name="ce1">
            <text:p>1</text:p>
          </table:table-cell>
          <table:table-cell office:value-type="float" office:value="0" table:formula="of:=([.E9]-MIN([.E$3:.E$47]))/(MAX([.E$3:.E$47])-MIN([.E$3:.E$47]))" table:style-name="ce1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14.5" table:style-name="ce2">
            <text:p>14.5</text:p>
          </table:table-cell>
          <table:table-cell office:value-type="float" office:value="0.61" table:style-name="ce2">
            <text:p>0.61</text:p>
          </table:table-cell>
          <table:table-cell table:style-name="ce2"/>
          <table:table-cell table:number-columns-repeated="13" table:style-name="ce1"/>
          <table:table-cell office:value-type="float" office:value="-8.3430499646020939E-4" table:style-name="ce7">
            <text:p>-0.0008343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6.64" table:style-name="ce1">
            <text:p>6.64</text:p>
          </table:table-cell>
          <table:table-cell office:value-type="float" office:value="1157.46" table:style-name="ce1">
            <text:p>1157.46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0.53" table:style-name="ce2">
            <text:p>0.53</text:p>
          </table:table-cell>
          <table:table-cell table:style-name="ce1"/>
          <table:table-cell office:value-type="float" office:value="0.5" table:formula="of:=([.B10]-MIN([.B$3:.B$47]))/(MAX([.B$3:.B$47])-MIN([.B$3:.B$47]))" table:style-name="ce1">
            <text:p>0.5</text:p>
          </table:table-cell>
          <table:table-cell office:value-type="float" office:value="0" table:formula="of:=([.C10]-MIN([.C$3:.C$47]))/(MAX([.C$3:.C$47])-MIN([.C$3:.C$47]))" table:style-name="ce1">
            <text:p>0</text:p>
          </table:table-cell>
          <table:table-cell office:value-type="float" office:value="1" table:formula="of:=([.D10]-MIN([.D$3:.D$47]))/(MAX([.D$3:.D$47])-MIN([.D$3:.D$47]))" table:style-name="ce1">
            <text:p>1</text:p>
          </table:table-cell>
          <table:table-cell office:value-type="float" office:value="0" table:formula="of:=([.E10]-MIN([.E$3:.E$47]))/(MAX([.E$3:.E$47])-MIN([.E$3:.E$47]))" table:style-name="ce1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0.53" table:style-name="ce2">
            <text:p>0.53</text:p>
          </table:table-cell>
          <table:table-cell table:style-name="ce2"/>
          <table:table-cell table:number-columns-repeated="13" table:style-name="ce1"/>
          <table:table-cell office:value-type="float" office:value="1.6042951669374141E-3" table:style-name="ce7">
            <text:p>0.0016043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6.64" table:style-name="ce1">
            <text:p>6.64</text:p>
          </table:table-cell>
          <table:table-cell office:value-type="float" office:value="1157.46" table:style-name="ce1">
            <text:p>1157.46</text:p>
          </table:table-cell>
          <table:table-cell office:value-type="float" office:value="25" table:style-name="ce5">
            <text:p>25</text:p>
          </table:table-cell>
          <table:table-cell office:value-type="float" office:value="18.5" table:style-name="ce5">
            <text:p>18.5</text:p>
          </table:table-cell>
          <table:table-cell office:value-type="float" office:value="0.39" table:style-name="ce5">
            <text:p>0.39</text:p>
          </table:table-cell>
          <table:table-cell table:style-name="ce1"/>
          <table:table-cell office:value-type="float" office:value="0" table:formula="of:=([.B11]-MIN([.B$3:.B$47]))/(MAX([.B$3:.B$47])-MIN([.B$3:.B$47]))" table:style-name="ce1">
            <text:p>0</text:p>
          </table:table-cell>
          <table:table-cell office:value-type="float" office:value="0" table:formula="of:=([.C11]-MIN([.C$3:.C$47]))/(MAX([.C$3:.C$47])-MIN([.C$3:.C$47]))" table:style-name="ce1">
            <text:p>0</text:p>
          </table:table-cell>
          <table:table-cell office:value-type="float" office:value="1" table:formula="of:=([.D11]-MIN([.D$3:.D$47]))/(MAX([.D$3:.D$47])-MIN([.D$3:.D$47]))" table:style-name="ce1">
            <text:p>1</text:p>
          </table:table-cell>
          <table:table-cell office:value-type="float" office:value="0" table:formula="of:=([.E11]-MIN([.E$3:.E$47]))/(MAX([.E$3:.E$47])-MIN([.E$3:.E$47]))" table:style-name="ce1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18.5" table:style-name="ce5">
            <text:p>18.5</text:p>
          </table:table-cell>
          <table:table-cell office:value-type="float" office:value="0.39" table:style-name="ce5">
            <text:p>0.39</text:p>
          </table:table-cell>
          <table:table-cell table:style-name="ce2"/>
          <table:table-cell table:number-columns-repeated="13" table:style-name="ce1"/>
          <table:table-cell office:value-type="float" office:value="-383163.63317830022" table:style-name="ce7">
            <text:p>-383163.6331783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20" table:style-name="ce4">
            <text:p>20</text:p>
          </table:table-cell>
          <table:table-cell office:value-type="float" office:value="50" table:style-name="ce4">
            <text:p>50</text:p>
          </table:table-cell>
          <table:table-cell office:value-type="float" office:value="6.51" table:style-name="ce1">
            <text:p>6.51</text:p>
          </table:table-cell>
          <table:table-cell office:value-type="float" office:value="2371.27" table:style-name="ce1">
            <text:p>2371.27</text:p>
          </table:table-cell>
          <table:table-cell office:value-type="float" office:value="21" table:style-name="ce4">
            <text:p>21</text:p>
          </table:table-cell>
          <table:table-cell office:value-type="float" office:value="16" table:style-name="ce4">
            <text:p>16</text:p>
          </table:table-cell>
          <table:table-cell office:value-type="float" office:value="0.61" table:style-name="ce4">
            <text:p>0.61</text:p>
          </table:table-cell>
          <table:table-cell table:style-name="ce1"/>
          <table:table-cell office:value-type="float" office:value="1" table:formula="of:=([.B12]-MIN([.B$3:.B$47]))/(MAX([.B$3:.B$47])-MIN([.B$3:.B$47]))" table:style-name="ce1">
            <text:p>1</text:p>
          </table:table-cell>
          <table:table-cell office:value-type="float" office:value="1" table:formula="of:=([.C12]-MIN([.C$3:.C$47]))/(MAX([.C$3:.C$47])-MIN([.C$3:.C$47]))" table:style-name="ce1">
            <text:p>1</text:p>
          </table:table-cell>
          <table:table-cell office:value-type="float" office:value="0.93689320388349517" table:formula="of:=([.D12]-MIN([.D$3:.D$47]))/(MAX([.D$3:.D$47])-MIN([.D$3:.D$47]))" table:style-name="ce1">
            <text:p>0.936893204</text:p>
          </table:table-cell>
          <table:table-cell office:value-type="float" office:value="0.18910379746835443" table:formula="of:=([.E12]-MIN([.E$3:.E$47]))/(MAX([.E$3:.E$47])-MIN([.E$3:.E$47]))" table:style-name="ce1">
            <text:p>0.189103797</text:p>
          </table:table-cell>
          <table:table-cell office:value-type="float" office:value="21" table:style-name="ce4">
            <text:p>21</text:p>
          </table:table-cell>
          <table:table-cell office:value-type="float" office:value="16" table:style-name="ce4">
            <text:p>16</text:p>
          </table:table-cell>
          <table:table-cell office:value-type="float" office:value="0.61" table:style-name="ce4">
            <text:p>0.61</text:p>
          </table:table-cell>
          <table:table-cell table:style-name="ce2"/>
          <table:table-cell table:number-columns-repeated="13" table:style-name="ce1"/>
          <table:table-cell office:value-type="float" office:value="-9.5451920337109621E-3" table:style-name="ce7">
            <text:p>-0.0095452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6.51" table:style-name="ce1">
            <text:p>6.51</text:p>
          </table:table-cell>
          <table:table-cell office:value-type="float" office:value="2371.27" table:style-name="ce1">
            <text:p>2371.27</text:p>
          </table:table-cell>
          <table:table-cell office:value-type="float" office:value="26" table:style-name="ce2">
            <text:p>26</text:p>
          </table:table-cell>
          <table:table-cell office:value-type="float" office:value="18.5" table:style-name="ce2">
            <text:p>18.5</text:p>
          </table:table-cell>
          <table:table-cell office:value-type="float" office:value="0.49" table:style-name="ce2">
            <text:p>0.49</text:p>
          </table:table-cell>
          <table:table-cell table:style-name="ce1"/>
          <table:table-cell office:value-type="float" office:value="0.5" table:formula="of:=([.B13]-MIN([.B$3:.B$47]))/(MAX([.B$3:.B$47])-MIN([.B$3:.B$47]))" table:style-name="ce1">
            <text:p>0.5</text:p>
          </table:table-cell>
          <table:table-cell office:value-type="float" office:value="1" table:formula="of:=([.C13]-MIN([.C$3:.C$47]))/(MAX([.C$3:.C$47])-MIN([.C$3:.C$47]))" table:style-name="ce1">
            <text:p>1</text:p>
          </table:table-cell>
          <table:table-cell office:value-type="float" office:value="0.93689320388349517" table:formula="of:=([.D13]-MIN([.D$3:.D$47]))/(MAX([.D$3:.D$47])-MIN([.D$3:.D$47]))" table:style-name="ce1">
            <text:p>0.936893204</text:p>
          </table:table-cell>
          <table:table-cell office:value-type="float" office:value="0.18910379746835443" table:formula="of:=([.E13]-MIN([.E$3:.E$47]))/(MAX([.E$3:.E$47])-MIN([.E$3:.E$47]))" table:style-name="ce1">
            <text:p>0.189103797</text:p>
          </table:table-cell>
          <table:table-cell office:value-type="float" office:value="26" table:style-name="ce2">
            <text:p>26</text:p>
          </table:table-cell>
          <table:table-cell office:value-type="float" office:value="18.5" table:style-name="ce2">
            <text:p>18.5</text:p>
          </table:table-cell>
          <table:table-cell office:value-type="float" office:value="0.49" table:style-name="ce2">
            <text:p>0.49</text:p>
          </table:table-cell>
          <table:table-cell table:style-name="ce2"/>
          <table:table-cell table:number-columns-repeated="13" table:style-name="ce1"/>
          <table:table-cell office:value-type="float" office:value="6.1909077915202424E-3" table:style-name="ce7">
            <text:p>0.0061909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6.51" table:style-name="ce1">
            <text:p>6.51</text:p>
          </table:table-cell>
          <table:table-cell office:value-type="float" office:value="2371.27" table:style-name="ce1">
            <text:p>2371.27</text:p>
          </table:table-cell>
          <table:table-cell office:value-type="float" office:value="30" table:style-name="ce2">
            <text:p>30</text:p>
          </table:table-cell>
          <table:table-cell office:value-type="float" office:value="22" table:style-name="ce2">
            <text:p>22</text:p>
          </table:table-cell>
          <table:table-cell office:value-type="float" office:value="0.41" table:style-name="ce2">
            <text:p>0.41</text:p>
          </table:table-cell>
          <table:table-cell table:style-name="ce1"/>
          <table:table-cell office:value-type="float" office:value="0" table:formula="of:=([.B14]-MIN([.B$3:.B$47]))/(MAX([.B$3:.B$47])-MIN([.B$3:.B$47]))" table:style-name="ce1">
            <text:p>0</text:p>
          </table:table-cell>
          <table:table-cell office:value-type="float" office:value="1" table:formula="of:=([.C14]-MIN([.C$3:.C$47]))/(MAX([.C$3:.C$47])-MIN([.C$3:.C$47]))" table:style-name="ce1">
            <text:p>1</text:p>
          </table:table-cell>
          <table:table-cell office:value-type="float" office:value="0.93689320388349517" table:formula="of:=([.D14]-MIN([.D$3:.D$47]))/(MAX([.D$3:.D$47])-MIN([.D$3:.D$47]))" table:style-name="ce1">
            <text:p>0.936893204</text:p>
          </table:table-cell>
          <table:table-cell office:value-type="float" office:value="0.18910379746835443" table:formula="of:=([.E14]-MIN([.E$3:.E$47]))/(MAX([.E$3:.E$47])-MIN([.E$3:.E$47]))" table:style-name="ce1">
            <text:p>0.189103797</text:p>
          </table:table-cell>
          <table:table-cell office:value-type="float" office:value="30" table:style-name="ce2">
            <text:p>30</text:p>
          </table:table-cell>
          <table:table-cell office:value-type="float" office:value="22" table:style-name="ce2">
            <text:p>22</text:p>
          </table:table-cell>
          <table:table-cell office:value-type="float" office:value="0.41" table:style-name="ce2">
            <text:p>0.41</text:p>
          </table:table-cell>
          <table:table-cell table:style-name="ce2"/>
          <table:table-cell office:value-type="string" table:style-name="ce1">
            <text:p>v5=aa+bb*v1+cc*v2+dd*v3+ee*v4+ff*v1*v1+gg*v2*v2+hh*v3*v3+jj*v4*v4+kk*v1*v2+ll*v1*v3+mm*v1*v4+nn*v2*v3+oo*v2*v4+pp*v3*v4</text:p>
          </table:table-cell>
          <table:table-cell table:number-columns-repeated="12" table:style-name="ce1"/>
          <table:table-cell office:value-type="float" office:value="-0.12711915963119544" table:style-name="ce7">
            <text:p>-0.1271192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30" table:style-name="ce2">
            <text:p>30</text:p>
          </table:table-cell>
          <table:table-cell office:value-type="float" office:value="6.51" table:style-name="ce1">
            <text:p>6.51</text:p>
          </table:table-cell>
          <table:table-cell office:value-type="float" office:value="2371.27" table:style-name="ce1">
            <text:p>2371.27</text:p>
          </table:table-cell>
          <table:table-cell office:value-type="float" office:value="22" table:style-name="ce2">
            <text:p>22</text:p>
          </table:table-cell>
          <table:table-cell office:value-type="float" office:value="16" table:style-name="ce2">
            <text:p>16</text:p>
          </table:table-cell>
          <table:table-cell office:value-type="float" office:value="0.56999999999999995" table:style-name="ce2">
            <text:p>0.57</text:p>
          </table:table-cell>
          <table:table-cell table:style-name="ce1"/>
          <table:table-cell office:value-type="float" office:value="1" table:formula="of:=([.B15]-MIN([.B$3:.B$47]))/(MAX([.B$3:.B$47])-MIN([.B$3:.B$47]))" table:style-name="ce1">
            <text:p>1</text:p>
          </table:table-cell>
          <table:table-cell office:value-type="float" office:value="0.5" table:formula="of:=([.C15]-MIN([.C$3:.C$47]))/(MAX([.C$3:.C$47])-MIN([.C$3:.C$47]))" table:style-name="ce1">
            <text:p>0.5</text:p>
          </table:table-cell>
          <table:table-cell office:value-type="float" office:value="0.93689320388349517" table:formula="of:=([.D15]-MIN([.D$3:.D$47]))/(MAX([.D$3:.D$47])-MIN([.D$3:.D$47]))" table:style-name="ce1">
            <text:p>0.936893204</text:p>
          </table:table-cell>
          <table:table-cell office:value-type="float" office:value="0.18910379746835443" table:formula="of:=([.E15]-MIN([.E$3:.E$47]))/(MAX([.E$3:.E$47])-MIN([.E$3:.E$47]))" table:style-name="ce1">
            <text:p>0.189103797</text:p>
          </table:table-cell>
          <table:table-cell office:value-type="float" office:value="22" table:style-name="ce2">
            <text:p>22</text:p>
          </table:table-cell>
          <table:table-cell office:value-type="float" office:value="16" table:style-name="ce2">
            <text:p>16</text:p>
          </table:table-cell>
          <table:table-cell office:value-type="float" office:value="0.56999999999999995" table:style-name="ce2">
            <text:p>0.57</text:p>
          </table:table-cell>
          <table:table-cell table:style-name="ce2"/>
          <table:table-cell table:number-columns-repeated="13" table:style-name="ce1"/>
          <table:table-cell office:value-type="float" office:value="-4.549783164452831E-5" table:style-name="ce7">
            <text:p>-0.0000455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float" office:value="6.51" table:style-name="ce1">
            <text:p>6.51</text:p>
          </table:table-cell>
          <table:table-cell office:value-type="float" office:value="2371.27" table:style-name="ce1">
            <text:p>2371.27</text:p>
          </table:table-cell>
          <table:table-cell office:value-type="float" office:value="26" table:style-name="ce2">
            <text:p>26</text:p>
          </table:table-cell>
          <table:table-cell office:value-type="float" office:value="18.5" table:style-name="ce2">
            <text:p>18.5</text:p>
          </table:table-cell>
          <table:table-cell office:value-type="float" office:value="0.55000000000000004" table:style-name="ce2">
            <text:p>0.55</text:p>
          </table:table-cell>
          <table:table-cell table:style-name="ce1"/>
          <table:table-cell office:value-type="float" office:value="0.5" table:formula="of:=([.B16]-MIN([.B$3:.B$47]))/(MAX([.B$3:.B$47])-MIN([.B$3:.B$47]))" table:style-name="ce1">
            <text:p>0.5</text:p>
          </table:table-cell>
          <table:table-cell office:value-type="float" office:value="0.5" table:formula="of:=([.C16]-MIN([.C$3:.C$47]))/(MAX([.C$3:.C$47])-MIN([.C$3:.C$47]))" table:style-name="ce1">
            <text:p>0.5</text:p>
          </table:table-cell>
          <table:table-cell office:value-type="float" office:value="0.93689320388349517" table:formula="of:=([.D16]-MIN([.D$3:.D$47]))/(MAX([.D$3:.D$47])-MIN([.D$3:.D$47]))" table:style-name="ce1">
            <text:p>0.936893204</text:p>
          </table:table-cell>
          <table:table-cell office:value-type="float" office:value="0.18910379746835443" table:formula="of:=([.E16]-MIN([.E$3:.E$47]))/(MAX([.E$3:.E$47])-MIN([.E$3:.E$47]))" table:style-name="ce1">
            <text:p>0.189103797</text:p>
          </table:table-cell>
          <table:table-cell office:value-type="float" office:value="26" table:style-name="ce2">
            <text:p>26</text:p>
          </table:table-cell>
          <table:table-cell office:value-type="float" office:value="18.5" table:style-name="ce2">
            <text:p>18.5</text:p>
          </table:table-cell>
          <table:table-cell office:value-type="float" office:value="0.55000000000000004" table:style-name="ce2">
            <text:p>0.55</text:p>
          </table:table-cell>
          <table:table-cell table:style-name="ce2"/>
          <table:table-cell table:number-columns-repeated="13" table:style-name="ce1"/>
          <table:table-cell office:value-type="float" office:value="-5.5678098952595054E-3" table:style-name="ce7">
            <text:p>-0.0055678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6.51" table:style-name="ce1">
            <text:p>6.51</text:p>
          </table:table-cell>
          <table:table-cell office:value-type="float" office:value="2371.27" table:style-name="ce1">
            <text:p>2371.27</text:p>
          </table:table-cell>
          <table:table-cell office:value-type="float" office:value="29" table:style-name="ce2">
            <text:p>29</text:p>
          </table:table-cell>
          <table:table-cell office:value-type="float" office:value="22" table:style-name="ce2">
            <text:p>22</text:p>
          </table:table-cell>
          <table:table-cell office:value-type="float" office:value="0.44" table:style-name="ce2">
            <text:p>0.44</text:p>
          </table:table-cell>
          <table:table-cell table:style-name="ce1"/>
          <table:table-cell office:value-type="float" office:value="0" table:formula="of:=([.B17]-MIN([.B$3:.B$47]))/(MAX([.B$3:.B$47])-MIN([.B$3:.B$47]))" table:style-name="ce1">
            <text:p>0</text:p>
          </table:table-cell>
          <table:table-cell office:value-type="float" office:value="0.5" table:formula="of:=([.C17]-MIN([.C$3:.C$47]))/(MAX([.C$3:.C$47])-MIN([.C$3:.C$47]))" table:style-name="ce1">
            <text:p>0.5</text:p>
          </table:table-cell>
          <table:table-cell office:value-type="float" office:value="0.93689320388349517" table:formula="of:=([.D17]-MIN([.D$3:.D$47]))/(MAX([.D$3:.D$47])-MIN([.D$3:.D$47]))" table:style-name="ce1">
            <text:p>0.936893204</text:p>
          </table:table-cell>
          <table:table-cell office:value-type="float" office:value="0.18910379746835443" table:formula="of:=([.E17]-MIN([.E$3:.E$47]))/(MAX([.E$3:.E$47])-MIN([.E$3:.E$47]))" table:style-name="ce1">
            <text:p>0.189103797</text:p>
          </table:table-cell>
          <table:table-cell office:value-type="float" office:value="29" table:style-name="ce2">
            <text:p>29</text:p>
          </table:table-cell>
          <table:table-cell office:value-type="float" office:value="22" table:style-name="ce2">
            <text:p>22</text:p>
          </table:table-cell>
          <table:table-cell office:value-type="float" office:value="0.44" table:style-name="ce2">
            <text:p>0.44</text:p>
          </table:table-cell>
          <table:table-cell table:style-name="ce2"/>
          <table:table-cell table:number-columns-repeated="13" table:style-name="ce1"/>
          <table:table-cell office:value-type="float" office:value="-1.9221006824585302E-6" table:style-name="ce7">
            <text:p>-0.0000019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6.51" table:style-name="ce1">
            <text:p>6.51</text:p>
          </table:table-cell>
          <table:table-cell office:value-type="float" office:value="2371.27" table:style-name="ce1">
            <text:p>2371.27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0.65" table:style-name="ce2">
            <text:p>0.65</text:p>
          </table:table-cell>
          <table:table-cell table:style-name="ce1"/>
          <table:table-cell office:value-type="float" office:value="1" table:formula="of:=([.B18]-MIN([.B$3:.B$47]))/(MAX([.B$3:.B$47])-MIN([.B$3:.B$47]))" table:style-name="ce1">
            <text:p>1</text:p>
          </table:table-cell>
          <table:table-cell office:value-type="float" office:value="0" table:formula="of:=([.C18]-MIN([.C$3:.C$47]))/(MAX([.C$3:.C$47])-MIN([.C$3:.C$47]))" table:style-name="ce1">
            <text:p>0</text:p>
          </table:table-cell>
          <table:table-cell office:value-type="float" office:value="0.93689320388349517" table:formula="of:=([.D18]-MIN([.D$3:.D$47]))/(MAX([.D$3:.D$47])-MIN([.D$3:.D$47]))" table:style-name="ce1">
            <text:p>0.936893204</text:p>
          </table:table-cell>
          <table:table-cell office:value-type="float" office:value="0.18910379746835443" table:formula="of:=([.E18]-MIN([.E$3:.E$47]))/(MAX([.E$3:.E$47])-MIN([.E$3:.E$47]))" table:style-name="ce1">
            <text:p>0.189103797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0.65" table:style-name="ce2">
            <text:p>0.65</text:p>
          </table:table-cell>
          <table:table-cell table:style-name="ce2"/>
          <table:table-cell table:number-columns-repeated="13" table:style-name="ce1"/>
          <table:table-cell office:value-type="float" office:value="-144.21550095888551" table:style-name="ce7">
            <text:p>-144.2155010</text:p>
          </table:table-cell>
          <table:table-cell table:number-columns-repeated="16353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6.51" table:style-name="ce1">
            <text:p>6.51</text:p>
          </table:table-cell>
          <table:table-cell office:value-type="float" office:value="2371.27" table:style-name="ce1">
            <text:p>2371.27</text:p>
          </table:table-cell>
          <table:table-cell office:value-type="float" office:value="28" table:style-name="ce2">
            <text:p>28</text:p>
          </table:table-cell>
          <table:table-cell office:value-type="float" office:value="17" table:style-name="ce2">
            <text:p>17</text:p>
          </table:table-cell>
          <table:table-cell office:value-type="float" office:value="0.53" table:style-name="ce2">
            <text:p>0.53</text:p>
          </table:table-cell>
          <table:table-cell table:style-name="ce1"/>
          <table:table-cell office:value-type="float" office:value="0.5" table:formula="of:=([.B19]-MIN([.B$3:.B$47]))/(MAX([.B$3:.B$47])-MIN([.B$3:.B$47]))" table:style-name="ce1">
            <text:p>0.5</text:p>
          </table:table-cell>
          <table:table-cell office:value-type="float" office:value="0" table:formula="of:=([.C19]-MIN([.C$3:.C$47]))/(MAX([.C$3:.C$47])-MIN([.C$3:.C$47]))" table:style-name="ce1">
            <text:p>0</text:p>
          </table:table-cell>
          <table:table-cell office:value-type="float" office:value="0.93689320388349517" table:formula="of:=([.D19]-MIN([.D$3:.D$47]))/(MAX([.D$3:.D$47])-MIN([.D$3:.D$47]))" table:style-name="ce1">
            <text:p>0.936893204</text:p>
          </table:table-cell>
          <table:table-cell office:value-type="float" office:value="0.18910379746835443" table:formula="of:=([.E19]-MIN([.E$3:.E$47]))/(MAX([.E$3:.E$47])-MIN([.E$3:.E$47]))" table:style-name="ce1">
            <text:p>0.189103797</text:p>
          </table:table-cell>
          <table:table-cell office:value-type="float" office:value="28" table:style-name="ce2">
            <text:p>28</text:p>
          </table:table-cell>
          <table:table-cell office:value-type="float" office:value="17" table:style-name="ce2">
            <text:p>17</text:p>
          </table:table-cell>
          <table:table-cell office:value-type="float" office:value="0.53" table:style-name="ce2">
            <text:p>0.53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/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6.51" table:style-name="ce1">
            <text:p>6.51</text:p>
          </table:table-cell>
          <table:table-cell office:value-type="float" office:value="2371.27" table:style-name="ce1">
            <text:p>2371.27</text:p>
          </table:table-cell>
          <table:table-cell office:value-type="float" office:value="30" table:style-name="ce5">
            <text:p>30</text:p>
          </table:table-cell>
          <table:table-cell office:value-type="float" office:value="22" table:style-name="ce5">
            <text:p>22</text:p>
          </table:table-cell>
          <table:table-cell office:value-type="float" office:value="0.51" table:style-name="ce5">
            <text:p>0.51</text:p>
          </table:table-cell>
          <table:table-cell table:style-name="ce1"/>
          <table:table-cell office:value-type="float" office:value="0" table:formula="of:=([.B20]-MIN([.B$3:.B$47]))/(MAX([.B$3:.B$47])-MIN([.B$3:.B$47]))" table:style-name="ce1">
            <text:p>0</text:p>
          </table:table-cell>
          <table:table-cell office:value-type="float" office:value="0" table:formula="of:=([.C20]-MIN([.C$3:.C$47]))/(MAX([.C$3:.C$47])-MIN([.C$3:.C$47]))" table:style-name="ce1">
            <text:p>0</text:p>
          </table:table-cell>
          <table:table-cell office:value-type="float" office:value="0.93689320388349517" table:formula="of:=([.D20]-MIN([.D$3:.D$47]))/(MAX([.D$3:.D$47])-MIN([.D$3:.D$47]))" table:style-name="ce1">
            <text:p>0.936893204</text:p>
          </table:table-cell>
          <table:table-cell office:value-type="float" office:value="0.18910379746835443" table:formula="of:=([.E20]-MIN([.E$3:.E$47]))/(MAX([.E$3:.E$47])-MIN([.E$3:.E$47]))" table:style-name="ce1">
            <text:p>0.189103797</text:p>
          </table:table-cell>
          <table:table-cell office:value-type="float" office:value="30" table:style-name="ce5">
            <text:p>30</text:p>
          </table:table-cell>
          <table:table-cell office:value-type="float" office:value="22" table:style-name="ce5">
            <text:p>22</text:p>
          </table:table-cell>
          <table:table-cell office:value-type="float" office:value="0.51" table:style-name="ce5">
            <text:p>0.51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/>
          <table:table-cell office:value-type="float" office:value="20" table:style-name="ce4">
            <text:p>20</text:p>
          </table:table-cell>
          <table:table-cell office:value-type="float" office:value="50" table:style-name="ce4">
            <text:p>50</text:p>
          </table:table-cell>
          <table:table-cell office:value-type="float" office:value="4.58" table:style-name="ce1">
            <text:p>4.58</text:p>
          </table:table-cell>
          <table:table-cell office:value-type="float" office:value="7130.3" table:style-name="ce1">
            <text:p>7130.3</text:p>
          </table:table-cell>
          <table:table-cell office:value-type="float" office:value="20" table:style-name="ce4">
            <text:p>20</text:p>
          </table:table-cell>
          <table:table-cell office:value-type="float" office:value="16.5" table:style-name="ce4">
            <text:p>16.5</text:p>
          </table:table-cell>
          <table:table-cell office:value-type="float" office:value="0.49" table:style-name="ce4">
            <text:p>0.49</text:p>
          </table:table-cell>
          <table:table-cell table:style-name="ce1"/>
          <table:table-cell office:value-type="float" office:value="1" table:formula="of:=([.B21]-MIN([.B$3:.B$47]))/(MAX([.B$3:.B$47])-MIN([.B$3:.B$47]))" table:style-name="ce1">
            <text:p>1</text:p>
          </table:table-cell>
          <table:table-cell office:value-type="float" office:value="1" table:formula="of:=([.C21]-MIN([.C$3:.C$47]))/(MAX([.C$3:.C$47])-MIN([.C$3:.C$47]))" table:style-name="ce1">
            <text:p>1</text:p>
          </table:table-cell>
          <table:table-cell office:value-type="float" office:value="0" table:formula="of:=([.D21]-MIN([.D$3:.D$47]))/(MAX([.D$3:.D$47])-MIN([.D$3:.D$47]))" table:style-name="ce1">
            <text:p>0</text:p>
          </table:table-cell>
          <table:table-cell office:value-type="float" office:value="0.93053008763388512" table:formula="of:=([.E21]-MIN([.E$3:.E$47]))/(MAX([.E$3:.E$47])-MIN([.E$3:.E$47]))" table:style-name="ce1">
            <text:p>0.930530088</text:p>
          </table:table-cell>
          <table:table-cell office:value-type="float" office:value="20" table:style-name="ce4">
            <text:p>20</text:p>
          </table:table-cell>
          <table:table-cell office:value-type="float" office:value="16.5" table:style-name="ce4">
            <text:p>16.5</text:p>
          </table:table-cell>
          <table:table-cell office:value-type="float" office:value="0.49" table:style-name="ce4">
            <text:p>0.49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4.58" table:style-name="ce1">
            <text:p>4.58</text:p>
          </table:table-cell>
          <table:table-cell office:value-type="float" office:value="7130.3" table:style-name="ce1">
            <text:p>7130.3</text:p>
          </table:table-cell>
          <table:table-cell office:value-type="float" office:value="23" table:style-name="ce2">
            <text:p>23</text:p>
          </table:table-cell>
          <table:table-cell office:value-type="float" office:value="19.5" table:style-name="ce2">
            <text:p>19.5</text:p>
          </table:table-cell>
          <table:table-cell office:value-type="float" office:value="0.45" table:style-name="ce2">
            <text:p>0.45</text:p>
          </table:table-cell>
          <table:table-cell table:style-name="ce1"/>
          <table:table-cell office:value-type="float" office:value="0.5" table:formula="of:=([.B22]-MIN([.B$3:.B$47]))/(MAX([.B$3:.B$47])-MIN([.B$3:.B$47]))" table:style-name="ce1">
            <text:p>0.5</text:p>
          </table:table-cell>
          <table:table-cell office:value-type="float" office:value="1" table:formula="of:=([.C22]-MIN([.C$3:.C$47]))/(MAX([.C$3:.C$47])-MIN([.C$3:.C$47]))" table:style-name="ce1">
            <text:p>1</text:p>
          </table:table-cell>
          <table:table-cell office:value-type="float" office:value="0" table:formula="of:=([.D22]-MIN([.D$3:.D$47]))/(MAX([.D$3:.D$47])-MIN([.D$3:.D$47]))" table:style-name="ce1">
            <text:p>0</text:p>
          </table:table-cell>
          <table:table-cell office:value-type="float" office:value="0.93053008763388512" table:formula="of:=([.E22]-MIN([.E$3:.E$47]))/(MAX([.E$3:.E$47])-MIN([.E$3:.E$47]))" table:style-name="ce1">
            <text:p>0.930530088</text:p>
          </table:table-cell>
          <table:table-cell office:value-type="float" office:value="23" table:style-name="ce2">
            <text:p>23</text:p>
          </table:table-cell>
          <table:table-cell office:value-type="float" office:value="19.5" table:style-name="ce2">
            <text:p>19.5</text:p>
          </table:table-cell>
          <table:table-cell office:value-type="float" office:value="0.45" table:style-name="ce2">
            <text:p>0.45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4.58" table:style-name="ce1">
            <text:p>4.58</text:p>
          </table:table-cell>
          <table:table-cell office:value-type="float" office:value="7130.3" table:style-name="ce1">
            <text:p>7130.3</text:p>
          </table:table-cell>
          <table:table-cell office:value-type="float" office:value="28" table:style-name="ce2">
            <text:p>28</text:p>
          </table:table-cell>
          <table:table-cell office:value-type="float" office:value="22.5" table:style-name="ce2">
            <text:p>22.5</text:p>
          </table:table-cell>
          <table:table-cell office:value-type="float" office:value="0.34" table:style-name="ce2">
            <text:p>0.34</text:p>
          </table:table-cell>
          <table:table-cell table:style-name="ce1"/>
          <table:table-cell office:value-type="float" office:value="0" table:formula="of:=([.B23]-MIN([.B$3:.B$47]))/(MAX([.B$3:.B$47])-MIN([.B$3:.B$47]))" table:style-name="ce1">
            <text:p>0</text:p>
          </table:table-cell>
          <table:table-cell office:value-type="float" office:value="1" table:formula="of:=([.C23]-MIN([.C$3:.C$47]))/(MAX([.C$3:.C$47])-MIN([.C$3:.C$47]))" table:style-name="ce1">
            <text:p>1</text:p>
          </table:table-cell>
          <table:table-cell office:value-type="float" office:value="0" table:formula="of:=([.D23]-MIN([.D$3:.D$47]))/(MAX([.D$3:.D$47])-MIN([.D$3:.D$47]))" table:style-name="ce1">
            <text:p>0</text:p>
          </table:table-cell>
          <table:table-cell office:value-type="float" office:value="0.93053008763388512" table:formula="of:=([.E23]-MIN([.E$3:.E$47]))/(MAX([.E$3:.E$47])-MIN([.E$3:.E$47]))" table:style-name="ce1">
            <text:p>0.930530088</text:p>
          </table:table-cell>
          <table:table-cell office:value-type="float" office:value="28" table:style-name="ce2">
            <text:p>28</text:p>
          </table:table-cell>
          <table:table-cell office:value-type="float" office:value="22.5" table:style-name="ce2">
            <text:p>22.5</text:p>
          </table:table-cell>
          <table:table-cell office:value-type="float" office:value="0.34" table:style-name="ce2">
            <text:p>0.34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30" table:style-name="ce2">
            <text:p>30</text:p>
          </table:table-cell>
          <table:table-cell office:value-type="float" office:value="4.58" table:style-name="ce1">
            <text:p>4.58</text:p>
          </table:table-cell>
          <table:table-cell office:value-type="float" office:value="7130.3" table:style-name="ce1">
            <text:p>7130.3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0.51" table:style-name="ce2">
            <text:p>0.51</text:p>
          </table:table-cell>
          <table:table-cell table:style-name="ce1"/>
          <table:table-cell office:value-type="float" office:value="1" table:formula="of:=([.B24]-MIN([.B$3:.B$47]))/(MAX([.B$3:.B$47])-MIN([.B$3:.B$47]))" table:style-name="ce1">
            <text:p>1</text:p>
          </table:table-cell>
          <table:table-cell office:value-type="float" office:value="0.5" table:formula="of:=([.C24]-MIN([.C$3:.C$47]))/(MAX([.C$3:.C$47])-MIN([.C$3:.C$47]))" table:style-name="ce1">
            <text:p>0.5</text:p>
          </table:table-cell>
          <table:table-cell office:value-type="float" office:value="0" table:formula="of:=([.D24]-MIN([.D$3:.D$47]))/(MAX([.D$3:.D$47])-MIN([.D$3:.D$47]))" table:style-name="ce1">
            <text:p>0</text:p>
          </table:table-cell>
          <table:table-cell office:value-type="float" office:value="0.93053008763388512" table:formula="of:=([.E24]-MIN([.E$3:.E$47]))/(MAX([.E$3:.E$47])-MIN([.E$3:.E$47]))" table:style-name="ce1">
            <text:p>0.930530088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0.51" table:style-name="ce2">
            <text:p>0.51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float" office:value="4.58" table:style-name="ce1">
            <text:p>4.58</text:p>
          </table:table-cell>
          <table:table-cell office:value-type="float" office:value="7130.3" table:style-name="ce1">
            <text:p>7130.3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0.44" table:style-name="ce2">
            <text:p>0.44</text:p>
          </table:table-cell>
          <table:table-cell table:style-name="ce1"/>
          <table:table-cell office:value-type="float" office:value="0.5" table:formula="of:=([.B25]-MIN([.B$3:.B$47]))/(MAX([.B$3:.B$47])-MIN([.B$3:.B$47]))" table:style-name="ce1">
            <text:p>0.5</text:p>
          </table:table-cell>
          <table:table-cell office:value-type="float" office:value="0.5" table:formula="of:=([.C25]-MIN([.C$3:.C$47]))/(MAX([.C$3:.C$47])-MIN([.C$3:.C$47]))" table:style-name="ce1">
            <text:p>0.5</text:p>
          </table:table-cell>
          <table:table-cell office:value-type="float" office:value="0" table:formula="of:=([.D25]-MIN([.D$3:.D$47]))/(MAX([.D$3:.D$47])-MIN([.D$3:.D$47]))" table:style-name="ce1">
            <text:p>0</text:p>
          </table:table-cell>
          <table:table-cell office:value-type="float" office:value="0.93053008763388512" table:formula="of:=([.E25]-MIN([.E$3:.E$47]))/(MAX([.E$3:.E$47])-MIN([.E$3:.E$47]))" table:style-name="ce1">
            <text:p>0.930530088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0.44" table:style-name="ce2">
            <text:p>0.44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4.58" table:style-name="ce1">
            <text:p>4.58</text:p>
          </table:table-cell>
          <table:table-cell office:value-type="float" office:value="7130.3" table:style-name="ce1">
            <text:p>7130.3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0.37" table:style-name="ce2">
            <text:p>0.37</text:p>
          </table:table-cell>
          <table:table-cell table:style-name="ce1"/>
          <table:table-cell office:value-type="float" office:value="0" table:formula="of:=([.B26]-MIN([.B$3:.B$47]))/(MAX([.B$3:.B$47])-MIN([.B$3:.B$47]))" table:style-name="ce1">
            <text:p>0</text:p>
          </table:table-cell>
          <table:table-cell office:value-type="float" office:value="0.5" table:formula="of:=([.C26]-MIN([.C$3:.C$47]))/(MAX([.C$3:.C$47])-MIN([.C$3:.C$47]))" table:style-name="ce1">
            <text:p>0.5</text:p>
          </table:table-cell>
          <table:table-cell office:value-type="float" office:value="0" table:formula="of:=([.D26]-MIN([.D$3:.D$47]))/(MAX([.D$3:.D$47])-MIN([.D$3:.D$47]))" table:style-name="ce1">
            <text:p>0</text:p>
          </table:table-cell>
          <table:table-cell office:value-type="float" office:value="0.93053008763388512" table:formula="of:=([.E26]-MIN([.E$3:.E$47]))/(MAX([.E$3:.E$47])-MIN([.E$3:.E$47]))" table:style-name="ce1">
            <text:p>0.930530088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0.37" table:style-name="ce2">
            <text:p>0.37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4.58" table:style-name="ce1">
            <text:p>4.58</text:p>
          </table:table-cell>
          <table:table-cell office:value-type="float" office:value="7130.3" table:style-name="ce1">
            <text:p>7130.3</text:p>
          </table:table-cell>
          <table:table-cell office:value-type="float" office:value="18" table:style-name="ce2">
            <text:p>18</text:p>
          </table:table-cell>
          <table:table-cell office:value-type="float" office:value="15.5" table:style-name="ce2">
            <text:p>15.5</text:p>
          </table:table-cell>
          <table:table-cell office:value-type="float" office:value="0.57999999999999996" table:style-name="ce2">
            <text:p>0.58</text:p>
          </table:table-cell>
          <table:table-cell table:style-name="ce1"/>
          <table:table-cell office:value-type="float" office:value="1" table:formula="of:=([.B27]-MIN([.B$3:.B$47]))/(MAX([.B$3:.B$47])-MIN([.B$3:.B$47]))" table:style-name="ce1">
            <text:p>1</text:p>
          </table:table-cell>
          <table:table-cell office:value-type="float" office:value="0" table:formula="of:=([.C27]-MIN([.C$3:.C$47]))/(MAX([.C$3:.C$47])-MIN([.C$3:.C$47]))" table:style-name="ce1">
            <text:p>0</text:p>
          </table:table-cell>
          <table:table-cell office:value-type="float" office:value="0" table:formula="of:=([.D27]-MIN([.D$3:.D$47]))/(MAX([.D$3:.D$47])-MIN([.D$3:.D$47]))" table:style-name="ce1">
            <text:p>0</text:p>
          </table:table-cell>
          <table:table-cell office:value-type="float" office:value="0.93053008763388512" table:formula="of:=([.E27]-MIN([.E$3:.E$47]))/(MAX([.E$3:.E$47])-MIN([.E$3:.E$47]))" table:style-name="ce1">
            <text:p>0.930530088</text:p>
          </table:table-cell>
          <table:table-cell office:value-type="float" office:value="18" table:style-name="ce2">
            <text:p>18</text:p>
          </table:table-cell>
          <table:table-cell office:value-type="float" office:value="15.5" table:style-name="ce2">
            <text:p>15.5</text:p>
          </table:table-cell>
          <table:table-cell office:value-type="float" office:value="0.57999999999999996" table:style-name="ce2">
            <text:p>0.58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4.58" table:style-name="ce1">
            <text:p>4.58</text:p>
          </table:table-cell>
          <table:table-cell office:value-type="float" office:value="7130.3" table:style-name="ce1">
            <text:p>7130.3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2">
            <text:p>18</text:p>
          </table:table-cell>
          <table:table-cell office:value-type="float" office:value="0.52" table:style-name="ce2">
            <text:p>0.52</text:p>
          </table:table-cell>
          <table:table-cell table:style-name="ce1"/>
          <table:table-cell office:value-type="float" office:value="0.5" table:formula="of:=([.B28]-MIN([.B$3:.B$47]))/(MAX([.B$3:.B$47])-MIN([.B$3:.B$47]))" table:style-name="ce1">
            <text:p>0.5</text:p>
          </table:table-cell>
          <table:table-cell office:value-type="float" office:value="0" table:formula="of:=([.C28]-MIN([.C$3:.C$47]))/(MAX([.C$3:.C$47])-MIN([.C$3:.C$47]))" table:style-name="ce1">
            <text:p>0</text:p>
          </table:table-cell>
          <table:table-cell office:value-type="float" office:value="0" table:formula="of:=([.D28]-MIN([.D$3:.D$47]))/(MAX([.D$3:.D$47])-MIN([.D$3:.D$47]))" table:style-name="ce1">
            <text:p>0</text:p>
          </table:table-cell>
          <table:table-cell office:value-type="float" office:value="0.93053008763388512" table:formula="of:=([.E28]-MIN([.E$3:.E$47]))/(MAX([.E$3:.E$47])-MIN([.E$3:.E$47]))" table:style-name="ce1">
            <text:p>0.930530088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2">
            <text:p>18</text:p>
          </table:table-cell>
          <table:table-cell office:value-type="float" office:value="0.52" table:style-name="ce2">
            <text:p>0.52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/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4.58" table:style-name="ce1">
            <text:p>4.58</text:p>
          </table:table-cell>
          <table:table-cell office:value-type="float" office:value="7130.3" table:style-name="ce1">
            <text:p>7130.3</text:p>
          </table:table-cell>
          <table:table-cell office:value-type="float" office:value="29" table:style-name="ce5">
            <text:p>29</text:p>
          </table:table-cell>
          <table:table-cell office:value-type="float" office:value="22" table:style-name="ce5">
            <text:p>22</text:p>
          </table:table-cell>
          <table:table-cell office:value-type="float" office:value="0.41" table:style-name="ce5">
            <text:p>0.41</text:p>
          </table:table-cell>
          <table:table-cell table:style-name="ce1"/>
          <table:table-cell office:value-type="float" office:value="0" table:formula="of:=([.B29]-MIN([.B$3:.B$47]))/(MAX([.B$3:.B$47])-MIN([.B$3:.B$47]))" table:style-name="ce1">
            <text:p>0</text:p>
          </table:table-cell>
          <table:table-cell office:value-type="float" office:value="0" table:formula="of:=([.C29]-MIN([.C$3:.C$47]))/(MAX([.C$3:.C$47])-MIN([.C$3:.C$47]))" table:style-name="ce1">
            <text:p>0</text:p>
          </table:table-cell>
          <table:table-cell office:value-type="float" office:value="0" table:formula="of:=([.D29]-MIN([.D$3:.D$47]))/(MAX([.D$3:.D$47])-MIN([.D$3:.D$47]))" table:style-name="ce1">
            <text:p>0</text:p>
          </table:table-cell>
          <table:table-cell office:value-type="float" office:value="0.93053008763388512" table:formula="of:=([.E29]-MIN([.E$3:.E$47]))/(MAX([.E$3:.E$47])-MIN([.E$3:.E$47]))" table:style-name="ce1">
            <text:p>0.930530088</text:p>
          </table:table-cell>
          <table:table-cell office:value-type="float" office:value="29" table:style-name="ce5">
            <text:p>29</text:p>
          </table:table-cell>
          <table:table-cell office:value-type="float" office:value="22" table:style-name="ce5">
            <text:p>22</text:p>
          </table:table-cell>
          <table:table-cell office:value-type="float" office:value="0.41" table:style-name="ce5">
            <text:p>0.41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/>
          <table:table-cell office:value-type="float" office:value="20" table:style-name="ce4">
            <text:p>20</text:p>
          </table:table-cell>
          <table:table-cell office:value-type="float" office:value="50" table:style-name="ce4">
            <text:p>50</text:p>
          </table:table-cell>
          <table:table-cell office:value-type="float" office:value="6.04" table:style-name="ce1">
            <text:p>6.04</text:p>
          </table:table-cell>
          <table:table-cell office:value-type="float" office:value="7576.21" table:style-name="ce1">
            <text:p>7576.21</text:p>
          </table:table-cell>
          <table:table-cell office:value-type="float" office:value="21" table:style-name="ce4">
            <text:p>21</text:p>
          </table:table-cell>
          <table:table-cell office:value-type="float" office:value="19.5" table:style-name="ce4">
            <text:p>19.5</text:p>
          </table:table-cell>
          <table:table-cell office:value-type="float" office:value="0.5" table:style-name="ce4">
            <text:p>0.5</text:p>
          </table:table-cell>
          <table:table-cell table:style-name="ce1"/>
          <table:table-cell office:value-type="float" office:value="1" table:formula="of:=([.B30]-MIN([.B$3:.B$47]))/(MAX([.B$3:.B$47])-MIN([.B$3:.B$47]))" table:style-name="ce1">
            <text:p>1</text:p>
          </table:table-cell>
          <table:table-cell office:value-type="float" office:value="1" table:formula="of:=([.C30]-MIN([.C$3:.C$47]))/(MAX([.C$3:.C$47])-MIN([.C$3:.C$47]))" table:style-name="ce1">
            <text:p>1</text:p>
          </table:table-cell>
          <table:table-cell office:value-type="float" office:value="0.70873786407767003" table:formula="of:=([.D30]-MIN([.D$3:.D$47]))/(MAX([.D$3:.D$47])-MIN([.D$3:.D$47]))" table:style-name="ce1">
            <text:p>0.708737864</text:p>
          </table:table-cell>
          <table:table-cell office:value-type="float" office:value="1" table:formula="of:=([.E30]-MIN([.E$3:.E$47]))/(MAX([.E$3:.E$47])-MIN([.E$3:.E$47]))" table:style-name="ce1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19.5" table:style-name="ce4">
            <text:p>19.5</text:p>
          </table:table-cell>
          <table:table-cell office:value-type="float" office:value="0.5" table:style-name="ce4">
            <text:p>0.5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6.04" table:style-name="ce1">
            <text:p>6.04</text:p>
          </table:table-cell>
          <table:table-cell office:value-type="float" office:value="7576.21" table:style-name="ce1">
            <text:p>7576.21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0.4" table:style-name="ce2">
            <text:p>0.4</text:p>
          </table:table-cell>
          <table:table-cell table:style-name="ce1"/>
          <table:table-cell office:value-type="float" office:value="0.5" table:formula="of:=([.B31]-MIN([.B$3:.B$47]))/(MAX([.B$3:.B$47])-MIN([.B$3:.B$47]))" table:style-name="ce1">
            <text:p>0.5</text:p>
          </table:table-cell>
          <table:table-cell office:value-type="float" office:value="1" table:formula="of:=([.C31]-MIN([.C$3:.C$47]))/(MAX([.C$3:.C$47])-MIN([.C$3:.C$47]))" table:style-name="ce1">
            <text:p>1</text:p>
          </table:table-cell>
          <table:table-cell office:value-type="float" office:value="0.70873786407767003" table:formula="of:=([.D31]-MIN([.D$3:.D$47]))/(MAX([.D$3:.D$47])-MIN([.D$3:.D$47]))" table:style-name="ce1">
            <text:p>0.708737864</text:p>
          </table:table-cell>
          <table:table-cell office:value-type="float" office:value="1" table:formula="of:=([.E31]-MIN([.E$3:.E$47]))/(MAX([.E$3:.E$47])-MIN([.E$3:.E$47]))" table:style-name="ce1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0.4" table:style-name="ce2">
            <text:p>0.4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6.04" table:style-name="ce1">
            <text:p>6.04</text:p>
          </table:table-cell>
          <table:table-cell office:value-type="float" office:value="7576.21" table:style-name="ce1">
            <text:p>7576.21</text:p>
          </table:table-cell>
          <table:table-cell office:value-type="float" office:value="27" table:style-name="ce2">
            <text:p>27</text:p>
          </table:table-cell>
          <table:table-cell office:value-type="float" office:value="22.5" table:style-name="ce2">
            <text:p>22.5</text:p>
          </table:table-cell>
          <table:table-cell office:value-type="float" office:value="0.35" table:style-name="ce2">
            <text:p>0.35</text:p>
          </table:table-cell>
          <table:table-cell table:style-name="ce1"/>
          <table:table-cell office:value-type="float" office:value="0" table:formula="of:=([.B32]-MIN([.B$3:.B$47]))/(MAX([.B$3:.B$47])-MIN([.B$3:.B$47]))" table:style-name="ce1">
            <text:p>0</text:p>
          </table:table-cell>
          <table:table-cell office:value-type="float" office:value="1" table:formula="of:=([.C32]-MIN([.C$3:.C$47]))/(MAX([.C$3:.C$47])-MIN([.C$3:.C$47]))" table:style-name="ce1">
            <text:p>1</text:p>
          </table:table-cell>
          <table:table-cell office:value-type="float" office:value="0.70873786407767003" table:formula="of:=([.D32]-MIN([.D$3:.D$47]))/(MAX([.D$3:.D$47])-MIN([.D$3:.D$47]))" table:style-name="ce1">
            <text:p>0.708737864</text:p>
          </table:table-cell>
          <table:table-cell office:value-type="float" office:value="1" table:formula="of:=([.E32]-MIN([.E$3:.E$47]))/(MAX([.E$3:.E$47])-MIN([.E$3:.E$47]))" table:style-name="ce1">
            <text:p>1</text:p>
          </table:table-cell>
          <table:table-cell office:value-type="float" office:value="27" table:style-name="ce2">
            <text:p>27</text:p>
          </table:table-cell>
          <table:table-cell office:value-type="float" office:value="22.5" table:style-name="ce2">
            <text:p>22.5</text:p>
          </table:table-cell>
          <table:table-cell office:value-type="float" office:value="0.35" table:style-name="ce2">
            <text:p>0.35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30" table:style-name="ce2">
            <text:p>30</text:p>
          </table:table-cell>
          <table:table-cell office:value-type="float" office:value="6.04" table:style-name="ce1">
            <text:p>6.04</text:p>
          </table:table-cell>
          <table:table-cell office:value-type="float" office:value="7576.21" table:style-name="ce1">
            <text:p>7576.21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0.52" table:style-name="ce2">
            <text:p>0.52</text:p>
          </table:table-cell>
          <table:table-cell table:style-name="ce1"/>
          <table:table-cell office:value-type="float" office:value="1" table:formula="of:=([.B33]-MIN([.B$3:.B$47]))/(MAX([.B$3:.B$47])-MIN([.B$3:.B$47]))" table:style-name="ce1">
            <text:p>1</text:p>
          </table:table-cell>
          <table:table-cell office:value-type="float" office:value="0.5" table:formula="of:=([.C33]-MIN([.C$3:.C$47]))/(MAX([.C$3:.C$47])-MIN([.C$3:.C$47]))" table:style-name="ce1">
            <text:p>0.5</text:p>
          </table:table-cell>
          <table:table-cell office:value-type="float" office:value="0.70873786407767003" table:formula="of:=([.D33]-MIN([.D$3:.D$47]))/(MAX([.D$3:.D$47])-MIN([.D$3:.D$47]))" table:style-name="ce1">
            <text:p>0.708737864</text:p>
          </table:table-cell>
          <table:table-cell office:value-type="float" office:value="1" table:formula="of:=([.E33]-MIN([.E$3:.E$47]))/(MAX([.E$3:.E$47])-MIN([.E$3:.E$47]))" table:style-name="ce1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0.52" table:style-name="ce2">
            <text:p>0.52</text:p>
          </table:table-cell>
          <table:table-cell table:style-name="ce2"/>
          <table:table-cell table:number-columns-repeated="16367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float" office:value="6.04" table:style-name="ce1">
            <text:p>6.04</text:p>
          </table:table-cell>
          <table:table-cell office:value-type="float" office:value="7576.21" table:style-name="ce1">
            <text:p>7576.21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0.43" table:style-name="ce2">
            <text:p>0.43</text:p>
          </table:table-cell>
          <table:table-cell table:style-name="ce1"/>
          <table:table-cell office:value-type="float" office:value="0.5" table:formula="of:=([.B34]-MIN([.B$3:.B$47]))/(MAX([.B$3:.B$47])-MIN([.B$3:.B$47]))" table:style-name="ce1">
            <text:p>0.5</text:p>
          </table:table-cell>
          <table:table-cell office:value-type="float" office:value="0.5" table:formula="of:=([.C34]-MIN([.C$3:.C$47]))/(MAX([.C$3:.C$47])-MIN([.C$3:.C$47]))" table:style-name="ce1">
            <text:p>0.5</text:p>
          </table:table-cell>
          <table:table-cell office:value-type="float" office:value="0.70873786407767003" table:formula="of:=([.D34]-MIN([.D$3:.D$47]))/(MAX([.D$3:.D$47])-MIN([.D$3:.D$47]))" table:style-name="ce1">
            <text:p>0.708737864</text:p>
          </table:table-cell>
          <table:table-cell office:value-type="float" office:value="1" table:formula="of:=([.E34]-MIN([.E$3:.E$47]))/(MAX([.E$3:.E$47])-MIN([.E$3:.E$47]))" table:style-name="ce1">
            <text:p>1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0.43" table:style-name="ce2">
            <text:p>0.43</text:p>
          </table:table-cell>
          <table:table-cell table:style-name="ce2"/>
          <table:table-cell table:number-columns-repeated="16367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6.04" table:style-name="ce1">
            <text:p>6.04</text:p>
          </table:table-cell>
          <table:table-cell office:value-type="float" office:value="7576.21" table:style-name="ce1">
            <text:p>7576.21</text:p>
          </table:table-cell>
          <table:table-cell office:value-type="float" office:value="26" table:style-name="ce2">
            <text:p>26</text:p>
          </table:table-cell>
          <table:table-cell office:value-type="float" office:value="25.5" table:style-name="ce2">
            <text:p>25.5</text:p>
          </table:table-cell>
          <table:table-cell office:value-type="float" office:value="0.38" table:style-name="ce2">
            <text:p>0.38</text:p>
          </table:table-cell>
          <table:table-cell table:style-name="ce1"/>
          <table:table-cell office:value-type="float" office:value="0" table:formula="of:=([.B35]-MIN([.B$3:.B$47]))/(MAX([.B$3:.B$47])-MIN([.B$3:.B$47]))" table:style-name="ce1">
            <text:p>0</text:p>
          </table:table-cell>
          <table:table-cell office:value-type="float" office:value="0.5" table:formula="of:=([.C35]-MIN([.C$3:.C$47]))/(MAX([.C$3:.C$47])-MIN([.C$3:.C$47]))" table:style-name="ce1">
            <text:p>0.5</text:p>
          </table:table-cell>
          <table:table-cell office:value-type="float" office:value="0.70873786407767003" table:formula="of:=([.D35]-MIN([.D$3:.D$47]))/(MAX([.D$3:.D$47])-MIN([.D$3:.D$47]))" table:style-name="ce1">
            <text:p>0.708737864</text:p>
          </table:table-cell>
          <table:table-cell office:value-type="float" office:value="1" table:formula="of:=([.E35]-MIN([.E$3:.E$47]))/(MAX([.E$3:.E$47])-MIN([.E$3:.E$47]))" table:style-name="ce1">
            <text:p>1</text:p>
          </table:table-cell>
          <table:table-cell office:value-type="float" office:value="26" table:style-name="ce2">
            <text:p>26</text:p>
          </table:table-cell>
          <table:table-cell office:value-type="float" office:value="25.5" table:style-name="ce2">
            <text:p>25.5</text:p>
          </table:table-cell>
          <table:table-cell office:value-type="float" office:value="0.38" table:style-name="ce2">
            <text:p>0.38</text:p>
          </table:table-cell>
          <table:table-cell table:style-name="ce2"/>
          <table:table-cell table:number-columns-repeated="16367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6.04" table:style-name="ce1">
            <text:p>6.04</text:p>
          </table:table-cell>
          <table:table-cell office:value-type="float" office:value="7576.21" table:style-name="ce1">
            <text:p>7576.21</text:p>
          </table:table-cell>
          <table:table-cell office:value-type="float" office:value="18" table:style-name="ce2">
            <text:p>18</text:p>
          </table:table-cell>
          <table:table-cell office:value-type="float" office:value="17.5" table:style-name="ce2">
            <text:p>17.5</text:p>
          </table:table-cell>
          <table:table-cell office:value-type="float" office:value="0.51" table:style-name="ce2">
            <text:p>0.51</text:p>
          </table:table-cell>
          <table:table-cell table:style-name="ce1"/>
          <table:table-cell office:value-type="float" office:value="1" table:formula="of:=([.B36]-MIN([.B$3:.B$47]))/(MAX([.B$3:.B$47])-MIN([.B$3:.B$47]))" table:style-name="ce1">
            <text:p>1</text:p>
          </table:table-cell>
          <table:table-cell office:value-type="float" office:value="0" table:formula="of:=([.C36]-MIN([.C$3:.C$47]))/(MAX([.C$3:.C$47])-MIN([.C$3:.C$47]))" table:style-name="ce1">
            <text:p>0</text:p>
          </table:table-cell>
          <table:table-cell office:value-type="float" office:value="0.70873786407767003" table:formula="of:=([.D36]-MIN([.D$3:.D$47]))/(MAX([.D$3:.D$47])-MIN([.D$3:.D$47]))" table:style-name="ce1">
            <text:p>0.708737864</text:p>
          </table:table-cell>
          <table:table-cell office:value-type="float" office:value="1" table:formula="of:=([.E36]-MIN([.E$3:.E$47]))/(MAX([.E$3:.E$47])-MIN([.E$3:.E$47]))" table:style-name="ce1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17.5" table:style-name="ce2">
            <text:p>17.5</text:p>
          </table:table-cell>
          <table:table-cell office:value-type="float" office:value="0.51" table:style-name="ce2">
            <text:p>0.51</text:p>
          </table:table-cell>
          <table:table-cell table:style-name="ce2"/>
          <table:table-cell table:number-columns-repeated="16367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6.04" table:style-name="ce1">
            <text:p>6.04</text:p>
          </table:table-cell>
          <table:table-cell office:value-type="float" office:value="7576.21" table:style-name="ce1">
            <text:p>7576.21</text:p>
          </table:table-cell>
          <table:table-cell office:value-type="float" office:value="25" table:style-name="ce2">
            <text:p>25</text:p>
          </table:table-cell>
          <table:table-cell office:value-type="float" office:value="20.5" table:style-name="ce2">
            <text:p>20.5</text:p>
          </table:table-cell>
          <table:table-cell office:value-type="float" office:value="0.47" table:style-name="ce2">
            <text:p>0.47</text:p>
          </table:table-cell>
          <table:table-cell table:style-name="ce1"/>
          <table:table-cell office:value-type="float" office:value="0.5" table:formula="of:=([.B37]-MIN([.B$3:.B$47]))/(MAX([.B$3:.B$47])-MIN([.B$3:.B$47]))" table:style-name="ce1">
            <text:p>0.5</text:p>
          </table:table-cell>
          <table:table-cell office:value-type="float" office:value="0" table:formula="of:=([.C37]-MIN([.C$3:.C$47]))/(MAX([.C$3:.C$47])-MIN([.C$3:.C$47]))" table:style-name="ce1">
            <text:p>0</text:p>
          </table:table-cell>
          <table:table-cell office:value-type="float" office:value="0.70873786407767003" table:formula="of:=([.D37]-MIN([.D$3:.D$47]))/(MAX([.D$3:.D$47])-MIN([.D$3:.D$47]))" table:style-name="ce1">
            <text:p>0.708737864</text:p>
          </table:table-cell>
          <table:table-cell office:value-type="float" office:value="1" table:formula="of:=([.E37]-MIN([.E$3:.E$47]))/(MAX([.E$3:.E$47])-MIN([.E$3:.E$47]))" table:style-name="ce1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20.5" table:style-name="ce2">
            <text:p>20.5</text:p>
          </table:table-cell>
          <table:table-cell office:value-type="float" office:value="0.47" table:style-name="ce2">
            <text:p>0.47</text:p>
          </table:table-cell>
          <table:table-cell table:style-name="ce2"/>
          <table:table-cell table:number-columns-repeated="16367"/>
        </table:table-row>
        <table:table-row table:style-name="ro1">
          <table:table-cell/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6.04" table:style-name="ce1">
            <text:p>6.04</text:p>
          </table:table-cell>
          <table:table-cell office:value-type="float" office:value="7576.21" table:style-name="ce1">
            <text:p>7576.21</text:p>
          </table:table-cell>
          <table:table-cell office:value-type="float" office:value="30" table:style-name="ce5">
            <text:p>30</text:p>
          </table:table-cell>
          <table:table-cell office:value-type="float" office:value="25" table:style-name="ce5">
            <text:p>25</text:p>
          </table:table-cell>
          <table:table-cell office:value-type="float" office:value="0.41" table:style-name="ce5">
            <text:p>0.41</text:p>
          </table:table-cell>
          <table:table-cell table:style-name="ce1"/>
          <table:table-cell office:value-type="float" office:value="0" table:formula="of:=([.B38]-MIN([.B$3:.B$47]))/(MAX([.B$3:.B$47])-MIN([.B$3:.B$47]))" table:style-name="ce1">
            <text:p>0</text:p>
          </table:table-cell>
          <table:table-cell office:value-type="float" office:value="0" table:formula="of:=([.C38]-MIN([.C$3:.C$47]))/(MAX([.C$3:.C$47])-MIN([.C$3:.C$47]))" table:style-name="ce1">
            <text:p>0</text:p>
          </table:table-cell>
          <table:table-cell office:value-type="float" office:value="0.70873786407767003" table:formula="of:=([.D38]-MIN([.D$3:.D$47]))/(MAX([.D$3:.D$47])-MIN([.D$3:.D$47]))" table:style-name="ce1">
            <text:p>0.708737864</text:p>
          </table:table-cell>
          <table:table-cell office:value-type="float" office:value="1" table:formula="of:=([.E38]-MIN([.E$3:.E$47]))/(MAX([.E$3:.E$47])-MIN([.E$3:.E$47]))" table:style-name="ce1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25" table:style-name="ce5">
            <text:p>25</text:p>
          </table:table-cell>
          <table:table-cell office:value-type="float" office:value="0.41" table:style-name="ce5">
            <text:p>0.41</text:p>
          </table:table-cell>
          <table:table-cell table:style-name="ce2"/>
          <table:table-cell table:number-columns-repeated="16367"/>
        </table:table-row>
        <table:table-row table:style-name="ro1">
          <table:table-cell/>
          <table:table-cell office:value-type="float" office:value="20" table:style-name="ce4">
            <text:p>20</text:p>
          </table:table-cell>
          <table:table-cell office:value-type="float" office:value="50" table:style-name="ce4">
            <text:p>50</text:p>
          </table:table-cell>
          <table:table-cell office:value-type="float" office:value="6.14" table:style-name="ce1">
            <text:p>6.14</text:p>
          </table:table-cell>
          <table:table-cell office:value-type="float" office:value="1640.62" table:style-name="ce1">
            <text:p>1640.62</text:p>
          </table:table-cell>
          <table:table-cell office:value-type="float" office:value="19" table:style-name="ce4">
            <text:p>19</text:p>
          </table:table-cell>
          <table:table-cell office:value-type="float" office:value="16" table:style-name="ce4">
            <text:p>16</text:p>
          </table:table-cell>
          <table:table-cell office:value-type="float" office:value="0.71" table:style-name="ce4">
            <text:p>0.71</text:p>
          </table:table-cell>
          <table:table-cell table:style-name="ce1"/>
          <table:table-cell office:value-type="float" office:value="1" table:formula="of:=([.B39]-MIN([.B$3:.B$47]))/(MAX([.B$3:.B$47])-MIN([.B$3:.B$47]))" table:style-name="ce1">
            <text:p>1</text:p>
          </table:table-cell>
          <table:table-cell office:value-type="float" office:value="1" table:formula="of:=([.C39]-MIN([.C$3:.C$47]))/(MAX([.C$3:.C$47])-MIN([.C$3:.C$47]))" table:style-name="ce1">
            <text:p>1</text:p>
          </table:table-cell>
          <table:table-cell office:value-type="float" office:value="0.75728155339805825" table:formula="of:=([.D39]-MIN([.D$3:.D$47]))/(MAX([.D$3:.D$47])-MIN([.D$3:.D$47]))" table:style-name="ce1">
            <text:p>0.757281553</text:p>
          </table:table-cell>
          <table:table-cell office:value-type="float" office:value="7.5273222979552065E-2" table:formula="of:=([.E39]-MIN([.E$3:.E$47]))/(MAX([.E$3:.E$47])-MIN([.E$3:.E$47]))" table:style-name="ce1">
            <text:p>0.075273223</text:p>
          </table:table-cell>
          <table:table-cell office:value-type="float" office:value="19" table:style-name="ce4">
            <text:p>19</text:p>
          </table:table-cell>
          <table:table-cell office:value-type="float" office:value="16" table:style-name="ce4">
            <text:p>16</text:p>
          </table:table-cell>
          <table:table-cell office:value-type="float" office:value="0.71" table:style-name="ce4">
            <text:p>0.71</text:p>
          </table:table-cell>
          <table:table-cell table:style-name="ce2"/>
          <table:table-cell table:number-columns-repeated="16367"/>
        </table:table-row>
        <table:table-row table:style-name="ro1">
          <table:table-cell/>
          <table:table-cell office:value-type="float" office:value="15" table:style-name="ce6">
            <text:p>15</text:p>
          </table:table-cell>
          <table:table-cell office:value-type="float" office:value="50" table:style-name="ce6">
            <text:p>50</text:p>
          </table:table-cell>
          <table:table-cell office:value-type="float" office:value="6.14" table:style-name="ce1">
            <text:p>6.14</text:p>
          </table:table-cell>
          <table:table-cell office:value-type="float" office:value="1640.62" table:style-name="ce1">
            <text:p>1640.62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0.63" table:style-name="ce2">
            <text:p>0.63</text:p>
          </table:table-cell>
          <table:table-cell table:style-name="ce1"/>
          <table:table-cell office:value-type="float" office:value="0.5" table:formula="of:=([.B40]-MIN([.B$3:.B$47]))/(MAX([.B$3:.B$47])-MIN([.B$3:.B$47]))" table:style-name="ce1">
            <text:p>0.5</text:p>
          </table:table-cell>
          <table:table-cell office:value-type="float" office:value="1" table:formula="of:=([.C40]-MIN([.C$3:.C$47]))/(MAX([.C$3:.C$47])-MIN([.C$3:.C$47]))" table:style-name="ce1">
            <text:p>1</text:p>
          </table:table-cell>
          <table:table-cell office:value-type="float" office:value="0.75728155339805825" table:formula="of:=([.D40]-MIN([.D$3:.D$47]))/(MAX([.D$3:.D$47])-MIN([.D$3:.D$47]))" table:style-name="ce1">
            <text:p>0.757281553</text:p>
          </table:table-cell>
          <table:table-cell office:value-type="float" office:value="7.5273222979552065E-2" table:formula="of:=([.E40]-MIN([.E$3:.E$47]))/(MAX([.E$3:.E$47])-MIN([.E$3:.E$47]))" table:style-name="ce1">
            <text:p>0.075273223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0.63" table:style-name="ce2">
            <text:p>0.63</text:p>
          </table:table-cell>
          <table:table-cell table:style-name="ce2"/>
          <table:table-cell table:number-columns-repeated="16367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6.14" table:style-name="ce1">
            <text:p>6.14</text:p>
          </table:table-cell>
          <table:table-cell office:value-type="float" office:value="1640.62" table:style-name="ce1">
            <text:p>1640.62</text:p>
          </table:table-cell>
          <table:table-cell office:value-type="float" office:value="25" table:style-name="ce2">
            <text:p>25</text:p>
          </table:table-cell>
          <table:table-cell office:value-type="float" office:value="21.5" table:style-name="ce2">
            <text:p>21.5</text:p>
          </table:table-cell>
          <table:table-cell office:value-type="float" office:value="0.45" table:style-name="ce2">
            <text:p>0.45</text:p>
          </table:table-cell>
          <table:table-cell table:style-name="ce1"/>
          <table:table-cell office:value-type="float" office:value="0" table:formula="of:=([.B41]-MIN([.B$3:.B$47]))/(MAX([.B$3:.B$47])-MIN([.B$3:.B$47]))" table:style-name="ce1">
            <text:p>0</text:p>
          </table:table-cell>
          <table:table-cell office:value-type="float" office:value="1" table:formula="of:=([.C41]-MIN([.C$3:.C$47]))/(MAX([.C$3:.C$47])-MIN([.C$3:.C$47]))" table:style-name="ce1">
            <text:p>1</text:p>
          </table:table-cell>
          <table:table-cell office:value-type="float" office:value="0.75728155339805825" table:formula="of:=([.D41]-MIN([.D$3:.D$47]))/(MAX([.D$3:.D$47])-MIN([.D$3:.D$47]))" table:style-name="ce1">
            <text:p>0.757281553</text:p>
          </table:table-cell>
          <table:table-cell office:value-type="float" office:value="7.5273222979552065E-2" table:formula="of:=([.E41]-MIN([.E$3:.E$47]))/(MAX([.E$3:.E$47])-MIN([.E$3:.E$47]))" table:style-name="ce1">
            <text:p>0.075273223</text:p>
          </table:table-cell>
          <table:table-cell office:value-type="float" office:value="25" table:style-name="ce2">
            <text:p>25</text:p>
          </table:table-cell>
          <table:table-cell office:value-type="float" office:value="21.5" table:style-name="ce2">
            <text:p>21.5</text:p>
          </table:table-cell>
          <table:table-cell office:value-type="float" office:value="0.45" table:style-name="ce2">
            <text:p>0.45</text:p>
          </table:table-cell>
          <table:table-cell table:style-name="ce2"/>
          <table:table-cell table:number-columns-repeated="16367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30" table:style-name="ce2">
            <text:p>30</text:p>
          </table:table-cell>
          <table:table-cell office:value-type="float" office:value="6.14" table:style-name="ce1">
            <text:p>6.14</text:p>
          </table:table-cell>
          <table:table-cell office:value-type="float" office:value="1640.62" table:style-name="ce1">
            <text:p>1640.62</text:p>
          </table:table-cell>
          <table:table-cell office:value-type="float" office:value="17" table:style-name="ce2">
            <text:p>17</text:p>
          </table:table-cell>
          <table:table-cell office:value-type="float" office:value="15.5" table:style-name="ce2">
            <text:p>15.5</text:p>
          </table:table-cell>
          <table:table-cell office:value-type="float" office:value="0.68" table:style-name="ce2">
            <text:p>0.68</text:p>
          </table:table-cell>
          <table:table-cell table:style-name="ce1"/>
          <table:table-cell office:value-type="float" office:value="1" table:formula="of:=([.B42]-MIN([.B$3:.B$47]))/(MAX([.B$3:.B$47])-MIN([.B$3:.B$47]))" table:style-name="ce1">
            <text:p>1</text:p>
          </table:table-cell>
          <table:table-cell office:value-type="float" office:value="0.5" table:formula="of:=([.C42]-MIN([.C$3:.C$47]))/(MAX([.C$3:.C$47])-MIN([.C$3:.C$47]))" table:style-name="ce1">
            <text:p>0.5</text:p>
          </table:table-cell>
          <table:table-cell office:value-type="float" office:value="0.75728155339805825" table:formula="of:=([.D42]-MIN([.D$3:.D$47]))/(MAX([.D$3:.D$47])-MIN([.D$3:.D$47]))" table:style-name="ce1">
            <text:p>0.757281553</text:p>
          </table:table-cell>
          <table:table-cell office:value-type="float" office:value="7.5273222979552065E-2" table:formula="of:=([.E42]-MIN([.E$3:.E$47]))/(MAX([.E$3:.E$47])-MIN([.E$3:.E$47]))" table:style-name="ce1">
            <text:p>0.075273223</text:p>
          </table:table-cell>
          <table:table-cell office:value-type="float" office:value="17" table:style-name="ce2">
            <text:p>17</text:p>
          </table:table-cell>
          <table:table-cell office:value-type="float" office:value="15.5" table:style-name="ce2">
            <text:p>15.5</text:p>
          </table:table-cell>
          <table:table-cell office:value-type="float" office:value="0.68" table:style-name="ce2">
            <text:p>0.68</text:p>
          </table:table-cell>
          <table:table-cell table:style-name="ce2"/>
          <table:table-cell table:number-columns-repeated="16367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float" office:value="6.14" table:style-name="ce1">
            <text:p>6.14</text:p>
          </table:table-cell>
          <table:table-cell office:value-type="float" office:value="1640.62" table:style-name="ce1">
            <text:p>1640.62</text:p>
          </table:table-cell>
          <table:table-cell office:value-type="float" office:value="20" table:style-name="ce2">
            <text:p>20</text:p>
          </table:table-cell>
          <table:table-cell office:value-type="float" office:value="17.5" table:style-name="ce2">
            <text:p>17.5</text:p>
          </table:table-cell>
          <table:table-cell office:value-type="float" office:value="0.56000000000000005" table:style-name="ce2">
            <text:p>0.56</text:p>
          </table:table-cell>
          <table:table-cell table:style-name="ce1"/>
          <table:table-cell office:value-type="float" office:value="0.5" table:formula="of:=([.B43]-MIN([.B$3:.B$47]))/(MAX([.B$3:.B$47])-MIN([.B$3:.B$47]))" table:style-name="ce1">
            <text:p>0.5</text:p>
          </table:table-cell>
          <table:table-cell office:value-type="float" office:value="0.5" table:formula="of:=([.C43]-MIN([.C$3:.C$47]))/(MAX([.C$3:.C$47])-MIN([.C$3:.C$47]))" table:style-name="ce1">
            <text:p>0.5</text:p>
          </table:table-cell>
          <table:table-cell office:value-type="float" office:value="0.75728155339805825" table:formula="of:=([.D43]-MIN([.D$3:.D$47]))/(MAX([.D$3:.D$47])-MIN([.D$3:.D$47]))" table:style-name="ce1">
            <text:p>0.757281553</text:p>
          </table:table-cell>
          <table:table-cell office:value-type="float" office:value="7.5273222979552065E-2" table:formula="of:=([.E43]-MIN([.E$3:.E$47]))/(MAX([.E$3:.E$47])-MIN([.E$3:.E$47]))" table:style-name="ce1">
            <text:p>0.075273223</text:p>
          </table:table-cell>
          <table:table-cell office:value-type="float" office:value="20" table:style-name="ce2">
            <text:p>20</text:p>
          </table:table-cell>
          <table:table-cell office:value-type="float" office:value="17.5" table:style-name="ce2">
            <text:p>17.5</text:p>
          </table:table-cell>
          <table:table-cell office:value-type="float" office:value="0.56000000000000005" table:style-name="ce2">
            <text:p>0.56</text:p>
          </table:table-cell>
          <table:table-cell table:style-name="ce2"/>
          <table:table-cell table:number-columns-repeated="16367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6.14" table:style-name="ce1">
            <text:p>6.14</text:p>
          </table:table-cell>
          <table:table-cell office:value-type="float" office:value="1640.62" table:style-name="ce1">
            <text:p>1640.62</text:p>
          </table:table-cell>
          <table:table-cell office:value-type="float" office:value="24" table:style-name="ce2">
            <text:p>24</text:p>
          </table:table-cell>
          <table:table-cell office:value-type="float" office:value="21.5" table:style-name="ce2">
            <text:p>21.5</text:p>
          </table:table-cell>
          <table:table-cell office:value-type="float" office:value="0.5" table:style-name="ce2">
            <text:p>0.5</text:p>
          </table:table-cell>
          <table:table-cell table:style-name="ce1"/>
          <table:table-cell office:value-type="float" office:value="0" table:formula="of:=([.B44]-MIN([.B$3:.B$47]))/(MAX([.B$3:.B$47])-MIN([.B$3:.B$47]))" table:style-name="ce1">
            <text:p>0</text:p>
          </table:table-cell>
          <table:table-cell office:value-type="float" office:value="0.5" table:formula="of:=([.C44]-MIN([.C$3:.C$47]))/(MAX([.C$3:.C$47])-MIN([.C$3:.C$47]))" table:style-name="ce1">
            <text:p>0.5</text:p>
          </table:table-cell>
          <table:table-cell office:value-type="float" office:value="0.75728155339805825" table:formula="of:=([.D44]-MIN([.D$3:.D$47]))/(MAX([.D$3:.D$47])-MIN([.D$3:.D$47]))" table:style-name="ce1">
            <text:p>0.757281553</text:p>
          </table:table-cell>
          <table:table-cell office:value-type="float" office:value="7.5273222979552065E-2" table:formula="of:=([.E44]-MIN([.E$3:.E$47]))/(MAX([.E$3:.E$47])-MIN([.E$3:.E$47]))" table:style-name="ce1">
            <text:p>0.075273223</text:p>
          </table:table-cell>
          <table:table-cell office:value-type="float" office:value="24" table:style-name="ce2">
            <text:p>24</text:p>
          </table:table-cell>
          <table:table-cell office:value-type="float" office:value="21.5" table:style-name="ce2">
            <text:p>21.5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table:number-columns-repeated="16367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6.14" table:style-name="ce1">
            <text:p>6.14</text:p>
          </table:table-cell>
          <table:table-cell office:value-type="float" office:value="1640.62" table:style-name="ce1">
            <text:p>1640.62</text:p>
          </table:table-cell>
          <table:table-cell office:value-type="float" office:value="18" table:style-name="ce2">
            <text:p>18</text:p>
          </table:table-cell>
          <table:table-cell office:value-type="float" office:value="14.5" table:style-name="ce2">
            <text:p>14.5</text:p>
          </table:table-cell>
          <table:table-cell office:value-type="float" office:value="0.74" table:style-name="ce2">
            <text:p>0.74</text:p>
          </table:table-cell>
          <table:table-cell table:style-name="ce1"/>
          <table:table-cell office:value-type="float" office:value="1" table:formula="of:=([.B45]-MIN([.B$3:.B$47]))/(MAX([.B$3:.B$47])-MIN([.B$3:.B$47]))" table:style-name="ce1">
            <text:p>1</text:p>
          </table:table-cell>
          <table:table-cell office:value-type="float" office:value="0" table:formula="of:=([.C45]-MIN([.C$3:.C$47]))/(MAX([.C$3:.C$47])-MIN([.C$3:.C$47]))" table:style-name="ce1">
            <text:p>0</text:p>
          </table:table-cell>
          <table:table-cell office:value-type="float" office:value="0.75728155339805825" table:formula="of:=([.D45]-MIN([.D$3:.D$47]))/(MAX([.D$3:.D$47])-MIN([.D$3:.D$47]))" table:style-name="ce1">
            <text:p>0.757281553</text:p>
          </table:table-cell>
          <table:table-cell office:value-type="float" office:value="7.5273222979552065E-2" table:formula="of:=([.E45]-MIN([.E$3:.E$47]))/(MAX([.E$3:.E$47])-MIN([.E$3:.E$47]))" table:style-name="ce1">
            <text:p>0.075273223</text:p>
          </table:table-cell>
          <table:table-cell office:value-type="float" office:value="18" table:style-name="ce2">
            <text:p>18</text:p>
          </table:table-cell>
          <table:table-cell office:value-type="float" office:value="14.5" table:style-name="ce2">
            <text:p>14.5</text:p>
          </table:table-cell>
          <table:table-cell office:value-type="float" office:value="0.74" table:style-name="ce2">
            <text:p>0.74</text:p>
          </table:table-cell>
          <table:table-cell table:style-name="ce2"/>
          <table:table-cell table:number-columns-repeated="16367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6.14" table:style-name="ce1">
            <text:p>6.14</text:p>
          </table:table-cell>
          <table:table-cell office:value-type="float" office:value="1640.62" table:style-name="ce1">
            <text:p>1640.62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0.65" table:style-name="ce2">
            <text:p>0.65</text:p>
          </table:table-cell>
          <table:table-cell table:style-name="ce1"/>
          <table:table-cell office:value-type="float" office:value="0.5" table:formula="of:=([.B46]-MIN([.B$3:.B$47]))/(MAX([.B$3:.B$47])-MIN([.B$3:.B$47]))" table:style-name="ce1">
            <text:p>0.5</text:p>
          </table:table-cell>
          <table:table-cell office:value-type="float" office:value="0" table:formula="of:=([.C46]-MIN([.C$3:.C$47]))/(MAX([.C$3:.C$47])-MIN([.C$3:.C$47]))" table:style-name="ce1">
            <text:p>0</text:p>
          </table:table-cell>
          <table:table-cell office:value-type="float" office:value="0.75728155339805825" table:formula="of:=([.D46]-MIN([.D$3:.D$47]))/(MAX([.D$3:.D$47])-MIN([.D$3:.D$47]))" table:style-name="ce1">
            <text:p>0.757281553</text:p>
          </table:table-cell>
          <table:table-cell office:value-type="float" office:value="7.5273222979552065E-2" table:formula="of:=([.E46]-MIN([.E$3:.E$47]))/(MAX([.E$3:.E$47])-MIN([.E$3:.E$47]))" table:style-name="ce1">
            <text:p>0.075273223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0.65" table:style-name="ce2">
            <text:p>0.65</text:p>
          </table:table-cell>
          <table:table-cell table:style-name="ce2"/>
          <table:table-cell table:number-columns-repeated="16367"/>
        </table:table-row>
        <table:table-row table:style-name="ro1">
          <table:table-cell/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6.14" table:style-name="ce1">
            <text:p>6.14</text:p>
          </table:table-cell>
          <table:table-cell office:value-type="float" office:value="1640.62" table:style-name="ce1">
            <text:p>1640.62</text:p>
          </table:table-cell>
          <table:table-cell office:value-type="float" office:value="26" table:style-name="ce5">
            <text:p>26</text:p>
          </table:table-cell>
          <table:table-cell office:value-type="float" office:value="21" table:style-name="ce5">
            <text:p>21</text:p>
          </table:table-cell>
          <table:table-cell office:value-type="float" office:value="0.45" table:style-name="ce5">
            <text:p>0.45</text:p>
          </table:table-cell>
          <table:table-cell table:style-name="ce1"/>
          <table:table-cell office:value-type="float" office:value="0" table:formula="of:=([.B47]-MIN([.B$3:.B$47]))/(MAX([.B$3:.B$47])-MIN([.B$3:.B$47]))" table:style-name="ce1">
            <text:p>0</text:p>
          </table:table-cell>
          <table:table-cell office:value-type="float" office:value="0" table:formula="of:=([.C47]-MIN([.C$3:.C$47]))/(MAX([.C$3:.C$47])-MIN([.C$3:.C$47]))" table:style-name="ce1">
            <text:p>0</text:p>
          </table:table-cell>
          <table:table-cell office:value-type="float" office:value="0.75728155339805825" table:formula="of:=([.D47]-MIN([.D$3:.D$47]))/(MAX([.D$3:.D$47])-MIN([.D$3:.D$47]))" table:style-name="ce1">
            <text:p>0.757281553</text:p>
          </table:table-cell>
          <table:table-cell office:value-type="float" office:value="7.5273222979552065E-2" table:formula="of:=([.E47]-MIN([.E$3:.E$47]))/(MAX([.E$3:.E$47])-MIN([.E$3:.E$47]))" table:style-name="ce1">
            <text:p>0.075273223</text:p>
          </table:table-cell>
          <table:table-cell office:value-type="float" office:value="26" table:style-name="ce5">
            <text:p>26</text:p>
          </table:table-cell>
          <table:table-cell office:value-type="float" office:value="21" table:style-name="ce5">
            <text:p>21</text:p>
          </table:table-cell>
          <table:table-cell office:value-type="float" office:value="0.45" table:style-name="ce5">
            <text:p>0.45</text:p>
          </table:table-cell>
          <table:table-cell table:style-name="ce2"/>
          <table:table-cell table:number-columns-repeated="16367"/>
        </table:table-row>
        <table:table-row table:number-rows-repeated="104852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number-style style:name="N37">
      <number:number number:decimal-places="7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number:number-style style:name="N40">
      <number:number number:decimal-places="4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rodolfo</dc:creator>
    <meta:creation-date>2019-07-24T12:31:16Z</meta:creation-date>
    <dc:date>2019-08-02T18:36:21Z</dc:date>
    <meta:editing-cycles>10</meta:editing-cycles>
    <meta:editing-duration>PT72867S</meta:editing-duration>
  </office:meta>
</office:document-meta>
</file>